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8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BT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4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Linux (KVM)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45.09" calcext:value-type="float">
            <text:p>45.09</text:p>
          </table:table-cell>
          <table:table-cell office:value-type="float" office:value="44.49" calcext:value-type="float">
            <text:p>44.49</text:p>
          </table:table-cell>
          <table:table-cell office:value-type="float" office:value="45.34" calcext:value-type="float">
            <text:p>45.34</text:p>
          </table:table-cell>
          <table:table-cell office:value-type="float" office:value="51.69" calcext:value-type="float">
            <text:p>51.69</text:p>
          </table:table-cell>
          <table:table-cell office:value-type="float" office:value="44.13" calcext:value-type="float">
            <text:p>44.13</text:p>
          </table:table-cell>
          <table:table-cell office:value-type="float" office:value="45496866" calcext:value-type="float">
            <text:p>45496866</text:p>
          </table:table-cell>
          <table:table-cell office:value-type="float" office:value="44848028" calcext:value-type="float">
            <text:p>44848028</text:p>
          </table:table-cell>
          <table:table-cell office:value-type="float" office:value="45819037" calcext:value-type="float">
            <text:p>45819037</text:p>
          </table:table-cell>
          <table:table-cell office:value-type="float" office:value="55026958" calcext:value-type="float">
            <text:p>55026958</text:p>
          </table:table-cell>
          <table:table-cell/>
          <table:table-cell office:value-type="float" office:value="184.92" calcext:value-type="float">
            <text:p>184.92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7.03" calcext:value-type="float">
            <text:p>187.03</text:p>
          </table:table-cell>
          <table:table-cell table:formula="of:=[.N4]/1.01" office:value-type="float" office:value="185.178217821782" calcext:value-type="float">
            <text:p>185.178217821782</text:p>
          </table:table-cell>
          <table:table-cell office:value-type="float" office:value="189.13" calcext:value-type="float">
            <text:p>189.13</text:p>
          </table:table-cell>
          <table:table-cell office:value-type="float" office:value="186.77" calcext:value-type="float">
            <text:p>186.77</text:p>
          </table:table-cell>
          <table:table-cell office:value-type="float" office:value="186567632" calcext:value-type="float">
            <text:p>186567632</text:p>
          </table:table-cell>
          <table:table-cell office:value-type="float" office:value="188093238" calcext:value-type="float">
            <text:p>188093238</text:p>
          </table:table-cell>
          <table:table-cell office:value-type="float" office:value="188703235" calcext:value-type="float">
            <text:p>188703235</text:p>
          </table:table-cell>
          <table:table-cell office:value-type="float" office:value="225218384" calcext:value-type="float">
            <text:p>225218384</text:p>
          </table:table-cell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office:value-type="float" office:value="44.99" calcext:value-type="float">
            <text:p>44.99</text:p>
          </table:table-cell>
          <table:table-cell office:value-type="float" office:value="44.41" calcext:value-type="float">
            <text:p>44.41</text:p>
          </table:table-cell>
          <table:table-cell office:value-type="float" office:value="48.21" calcext:value-type="float">
            <text:p>48.21</text:p>
          </table:table-cell>
          <table:table-cell office:value-type="float" office:value="44.7" calcext:value-type="float">
            <text:p>44.7</text:p>
          </table:table-cell>
          <table:table-cell office:value-type="float" office:value="45191375" calcext:value-type="float">
            <text:p>45191375</text:p>
          </table:table-cell>
          <table:table-cell office:value-type="float" office:value="45351050" calcext:value-type="float">
            <text:p>45351050</text:p>
          </table:table-cell>
          <table:table-cell office:value-type="float" office:value="44893657" calcext:value-type="float">
            <text:p>44893657</text:p>
          </table:table-cell>
          <table:table-cell office:value-type="float" office:value="51478697" calcext:value-type="float">
            <text:p>51478697</text:p>
          </table:table-cell>
          <table:table-cell/>
          <table:table-cell office:value-type="float" office:value="186.9" calcext:value-type="float">
            <text:p>186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189.67" calcext:value-type="float">
            <text:p>189.67</text:p>
          </table:table-cell>
          <table:table-cell table:formula="of:=[.N5]/1.01" office:value-type="float" office:value="187.792079207921" calcext:value-type="float">
            <text:p>187.792079207921</text:p>
          </table:table-cell>
          <table:table-cell office:value-type="float" office:value="191.36" calcext:value-type="float">
            <text:p>191.36</text:p>
          </table:table-cell>
          <table:table-cell office:value-type="float" office:value="187.6" calcext:value-type="float">
            <text:p>187.6</text:p>
          </table:table-cell>
          <table:table-cell office:value-type="float" office:value="188633049" calcext:value-type="float">
            <text:p>188633049</text:p>
          </table:table-cell>
          <table:table-cell office:value-type="float" office:value="188478137" calcext:value-type="float">
            <text:p>188478137</text:p>
          </table:table-cell>
          <table:table-cell office:value-type="float" office:value="191333394" calcext:value-type="float">
            <text:p>191333394</text:p>
          </table:table-cell>
          <table:table-cell office:value-type="float" office:value="225840100" calcext:value-type="float">
            <text:p>225840100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office:value-type="float" office:value="44.87" calcext:value-type="float">
            <text:p>44.87</text:p>
          </table:table-cell>
          <table:table-cell office:value-type="float" office:value="44.55" calcext:value-type="float">
            <text:p>44.55</text:p>
          </table:table-cell>
          <table:table-cell office:value-type="float" office:value="49.92" calcext:value-type="float">
            <text:p>49.92</text:p>
          </table:table-cell>
          <table:table-cell office:value-type="float" office:value="44.47" calcext:value-type="float">
            <text:p>44.47</text:p>
          </table:table-cell>
          <table:table-cell office:value-type="float" office:value="44861599" calcext:value-type="float">
            <text:p>44861599</text:p>
          </table:table-cell>
          <table:table-cell office:value-type="float" office:value="45227474" calcext:value-type="float">
            <text:p>45227474</text:p>
          </table:table-cell>
          <table:table-cell office:value-type="float" office:value="45030497" calcext:value-type="float">
            <text:p>45030497</text:p>
          </table:table-cell>
          <table:table-cell office:value-type="float" office:value="53249879" calcext:value-type="float">
            <text:p>53249879</text:p>
          </table:table-cell>
          <table:table-cell/>
          <table:table-cell office:value-type="float" office:value="185.22" calcext:value-type="float">
            <text:p>185.22</text:p>
          </table:table-cell>
          <table:table-cell office:value-type="float" office:value="185.86" calcext:value-type="float">
            <text:p>185.86</text:p>
          </table:table-cell>
          <table:table-cell office:value-type="float" office:value="187.42" calcext:value-type="float">
            <text:p>187.42</text:p>
          </table:table-cell>
          <table:table-cell table:formula="of:=[.N6]/1.01" office:value-type="float" office:value="185.564356435644" calcext:value-type="float">
            <text:p>185.564356435644</text:p>
          </table:table-cell>
          <table:table-cell office:value-type="float" office:value="188.37" calcext:value-type="float">
            <text:p>188.37</text:p>
          </table:table-cell>
          <table:table-cell office:value-type="float" office:value="187.75" calcext:value-type="float">
            <text:p>187.75</text:p>
          </table:table-cell>
          <table:table-cell office:value-type="float" office:value="186860640" calcext:value-type="float">
            <text:p>186860640</text:p>
          </table:table-cell>
          <table:table-cell office:value-type="float" office:value="187534136" calcext:value-type="float">
            <text:p>187534136</text:p>
          </table:table-cell>
          <table:table-cell office:value-type="float" office:value="188927230" calcext:value-type="float">
            <text:p>188927230</text:p>
          </table:table-cell>
          <table:table-cell office:value-type="float" office:value="212500944" calcext:value-type="float">
            <text:p>212500944</text:p>
          </table:table-cell>
        </table:table-row>
        <table:table-row table:style-name="ro1">
          <table:table-cell/>
          <table:table-cell office:value-type="float" office:value="44.58" calcext:value-type="float">
            <text:p>44.58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1" calcext:value-type="float">
            <text:p>4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44.42" calcext:value-type="float">
            <text:p>44.42</text:p>
          </table:table-cell>
          <table:table-cell office:value-type="float" office:value="44984242" calcext:value-type="float">
            <text:p>44984242</text:p>
          </table:table-cell>
          <table:table-cell office:value-type="float" office:value="45012951" calcext:value-type="float">
            <text:p>45012951</text:p>
          </table:table-cell>
          <table:table-cell office:value-type="float" office:value="45091018" calcext:value-type="float">
            <text:p>45091018</text:p>
          </table:table-cell>
          <table:table-cell office:value-type="float" office:value="50490196" calcext:value-type="float">
            <text:p>50490196</text:p>
          </table:table-cell>
          <table:table-cell/>
          <table:table-cell office:value-type="float" office:value="185.67" calcext:value-type="float">
            <text:p>185.67</text:p>
          </table:table-cell>
          <table:table-cell office:value-type="float" office:value="185.99" calcext:value-type="float">
            <text:p>185.99</text:p>
          </table:table-cell>
          <table:table-cell office:value-type="float" office:value="185.7" calcext:value-type="float">
            <text:p>185.7</text:p>
          </table:table-cell>
          <table:table-cell table:formula="of:=[.N7]/1.01" office:value-type="float" office:value="183.861386138614" calcext:value-type="float">
            <text:p>183.861386138614</text:p>
          </table:table-cell>
          <table:table-cell office:value-type="float" office:value="188.68" calcext:value-type="float">
            <text:p>188.68</text:p>
          </table:table-cell>
          <table:table-cell office:value-type="float" office:value="187.4" calcext:value-type="float">
            <text:p>187.4</text:p>
          </table:table-cell>
          <table:table-cell office:value-type="float" office:value="187361603" calcext:value-type="float">
            <text:p>187361603</text:p>
          </table:table-cell>
          <table:table-cell office:value-type="float" office:value="187647042" calcext:value-type="float">
            <text:p>187647042</text:p>
          </table:table-cell>
          <table:table-cell office:value-type="float" office:value="187360983" calcext:value-type="float">
            <text:p>187360983</text:p>
          </table:table-cell>
          <table:table-cell office:value-type="float" office:value="224667517" calcext:value-type="float">
            <text:p>224667517</text:p>
          </table:table-cell>
        </table:table-row>
        <table:table-row table:style-name="ro1">
          <table:table-cell/>
          <table:table-cell office:value-type="float" office:value="45.36" calcext:value-type="float">
            <text:p>45.36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1" calcext:value-type="float">
            <text:p>44.71</text:p>
          </table:table-cell>
          <table:table-cell office:value-type="float" office:value="51.23" calcext:value-type="float">
            <text:p>51.23</text:p>
          </table:table-cell>
          <table:table-cell office:value-type="float" office:value="44.35" calcext:value-type="float">
            <text:p>44.35</text:p>
          </table:table-cell>
          <table:table-cell office:value-type="float" office:value="45812975" calcext:value-type="float">
            <text:p>45812975</text:p>
          </table:table-cell>
          <table:table-cell office:value-type="float" office:value="45137640" calcext:value-type="float">
            <text:p>45137640</text:p>
          </table:table-cell>
          <table:table-cell office:value-type="float" office:value="45184145" calcext:value-type="float">
            <text:p>45184145</text:p>
          </table:table-cell>
          <table:table-cell office:value-type="float" office:value="54479264" calcext:value-type="float">
            <text:p>54479264</text:p>
          </table:table-cell>
          <table:table-cell/>
          <table:table-cell office:value-type="float" office:value="186.86" calcext:value-type="float">
            <text:p>186.86</text:p>
          </table:table-cell>
          <table:table-cell office:value-type="float" office:value="185.05" calcext:value-type="float">
            <text:p>185.05</text:p>
          </table:table-cell>
          <table:table-cell office:value-type="float" office:value="191.85" calcext:value-type="float">
            <text:p>191.85</text:p>
          </table:table-cell>
          <table:table-cell table:formula="of:=[.N8]/1.01" office:value-type="float" office:value="189.950495049505" calcext:value-type="float">
            <text:p>189.950495049505</text:p>
          </table:table-cell>
          <table:table-cell office:value-type="float" office:value="189.07" calcext:value-type="float">
            <text:p>189.07</text:p>
          </table:table-cell>
          <table:table-cell office:value-type="float" office:value="186.92" calcext:value-type="float">
            <text:p>186.92</text:p>
          </table:table-cell>
          <table:table-cell office:value-type="float" office:value="188557873" calcext:value-type="float">
            <text:p>188557873</text:p>
          </table:table-cell>
          <table:table-cell office:value-type="float" office:value="186716304" calcext:value-type="float">
            <text:p>186716304</text:p>
          </table:table-cell>
          <table:table-cell office:value-type="float" office:value="193511328" calcext:value-type="float">
            <text:p>193511328</text:p>
          </table:table-cell>
          <table:table-cell office:value-type="float" office:value="213505657" calcext:value-type="float">
            <text:p>213505657</text:p>
          </table:table-cell>
        </table:table-row>
        <table:table-row table:style-name="ro1">
          <table:table-cell/>
          <table:table-cell office:value-type="float" office:value="44.87" calcext:value-type="float">
            <text:p>44.87</text:p>
          </table:table-cell>
          <table:table-cell office:value-type="float" office:value="44.69" calcext:value-type="float">
            <text:p>44.69</text:p>
          </table:table-cell>
          <table:table-cell office:value-type="float" office:value="44.38" calcext:value-type="float">
            <text:p>44.38</text:p>
          </table:table-cell>
          <table:table-cell office:value-type="float" office:value="50.73" calcext:value-type="float">
            <text:p>50.73</text:p>
          </table:table-cell>
          <table:table-cell office:value-type="float" office:value="44.29" calcext:value-type="float">
            <text:p>44.29</text:p>
          </table:table-cell>
          <table:table-cell office:value-type="float" office:value="45358760" calcext:value-type="float">
            <text:p>45358760</text:p>
          </table:table-cell>
          <table:table-cell office:value-type="float" office:value="45053921" calcext:value-type="float">
            <text:p>45053921</text:p>
          </table:table-cell>
          <table:table-cell office:value-type="float" office:value="44742724" calcext:value-type="float">
            <text:p>44742724</text:p>
          </table:table-cell>
          <table:table-cell office:value-type="float" office:value="54074257" calcext:value-type="float">
            <text:p>54074257</text:p>
          </table:table-cell>
          <table:table-cell/>
          <table:table-cell office:value-type="float" office:value="187.06" calcext:value-type="float">
            <text:p>187.06</text:p>
          </table:table-cell>
          <table:table-cell office:value-type="float" office:value="185.41" calcext:value-type="float">
            <text:p>185.41</text:p>
          </table:table-cell>
          <table:table-cell office:value-type="float" office:value="185.9" calcext:value-type="float">
            <text:p>185.9</text:p>
          </table:table-cell>
          <table:table-cell table:formula="of:=[.N9]/1.01" office:value-type="float" office:value="184.059405940594" calcext:value-type="float">
            <text:p>184.059405940594</text:p>
          </table:table-cell>
          <table:table-cell office:value-type="float" office:value="190.11" calcext:value-type="float">
            <text:p>190.11</text:p>
          </table:table-cell>
          <table:table-cell office:value-type="float" office:value="186.77" calcext:value-type="float">
            <text:p>186.77</text:p>
          </table:table-cell>
          <table:table-cell office:value-type="float" office:value="188763834" calcext:value-type="float">
            <text:p>188763834</text:p>
          </table:table-cell>
          <table:table-cell office:value-type="float" office:value="186918760" calcext:value-type="float">
            <text:p>186918760</text:p>
          </table:table-cell>
          <table:table-cell office:value-type="float" office:value="187569809" calcext:value-type="float">
            <text:p>187569809</text:p>
          </table:table-cell>
          <table:table-cell office:value-type="float" office:value="359594836" calcext:value-type="float">
            <text:p>359594836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" calcext:value-type="float">
            <text:p>44.5</text:p>
          </table:table-cell>
          <table:table-cell office:value-type="float" office:value="49.57" calcext:value-type="float">
            <text:p>49.57</text:p>
          </table:table-cell>
          <table:table-cell office:value-type="float" office:value="44.1" calcext:value-type="float">
            <text:p>44.1</text:p>
          </table:table-cell>
          <table:table-cell office:value-type="float" office:value="45871143" calcext:value-type="float">
            <text:p>45871143</text:p>
          </table:table-cell>
          <table:table-cell office:value-type="float" office:value="45063148" calcext:value-type="float">
            <text:p>45063148</text:p>
          </table:table-cell>
          <table:table-cell office:value-type="float" office:value="44980094" calcext:value-type="float">
            <text:p>44980094</text:p>
          </table:table-cell>
          <table:table-cell office:value-type="float" office:value="52822459" calcext:value-type="float">
            <text:p>52822459</text:p>
          </table:table-cell>
          <table:table-cell/>
          <table:table-cell office:value-type="float" office:value="185.76" calcext:value-type="float">
            <text:p>185.76</text:p>
          </table:table-cell>
          <table:table-cell office:value-type="float" office:value="186.58" calcext:value-type="float">
            <text:p>186.58</text:p>
          </table:table-cell>
          <table:table-cell office:value-type="float" office:value="188.14" calcext:value-type="float">
            <text:p>188.14</text:p>
          </table:table-cell>
          <table:table-cell table:formula="of:=[.N10]/1.01" office:value-type="float" office:value="186.277227722772" calcext:value-type="float">
            <text:p>186.277227722772</text:p>
          </table:table-cell>
          <table:table-cell office:value-type="float" office:value="189" calcext:value-type="float">
            <text:p>189</text:p>
          </table:table-cell>
          <table:table-cell office:value-type="float" office:value="187.6" calcext:value-type="float">
            <text:p>187.6</text:p>
          </table:table-cell>
          <table:table-cell office:value-type="float" office:value="187361937" calcext:value-type="float">
            <text:p>187361937</text:p>
          </table:table-cell>
          <table:table-cell office:value-type="float" office:value="188255937" calcext:value-type="float">
            <text:p>188255937</text:p>
          </table:table-cell>
          <table:table-cell office:value-type="float" office:value="189654562" calcext:value-type="float">
            <text:p>189654562</text:p>
          </table:table-cell>
          <table:table-cell office:value-type="float" office:value="227099265" calcext:value-type="float">
            <text:p>227099265</text:p>
          </table:table-cell>
        </table:table-row>
        <table:table-row table:style-name="ro1">
          <table:table-cell/>
          <table:table-cell office:value-type="float" office:value="44.7" calcext:value-type="float">
            <text:p>44.7</text:p>
          </table:table-cell>
          <table:table-cell office:value-type="float" office:value="44.86" calcext:value-type="float">
            <text:p>44.86</text:p>
          </table:table-cell>
          <table:table-cell office:value-type="float" office:value="44.65" calcext:value-type="float">
            <text:p>44.65</text:p>
          </table:table-cell>
          <table:table-cell office:value-type="float" office:value="47.81" calcext:value-type="float">
            <text:p>47.81</text:p>
          </table:table-cell>
          <table:table-cell office:value-type="float" office:value="44.44" calcext:value-type="float">
            <text:p>44.44</text:p>
          </table:table-cell>
          <table:table-cell office:value-type="float" office:value="45175690" calcext:value-type="float">
            <text:p>45175690</text:p>
          </table:table-cell>
          <table:table-cell office:value-type="float" office:value="45339923" calcext:value-type="float">
            <text:p>45339923</text:p>
          </table:table-cell>
          <table:table-cell office:value-type="float" office:value="45123518" calcext:value-type="float">
            <text:p>45123518</text:p>
          </table:table-cell>
          <table:table-cell office:value-type="float" office:value="51049689" calcext:value-type="float">
            <text:p>51049689</text:p>
          </table:table-cell>
          <table:table-cell/>
          <table:table-cell office:value-type="float" office:value="186.93" calcext:value-type="float">
            <text:p>186.93</text:p>
          </table:table-cell>
          <table:table-cell office:value-type="float" office:value="186.4" calcext:value-type="float">
            <text:p>186.4</text:p>
          </table:table-cell>
          <table:table-cell office:value-type="float" office:value="186.88" calcext:value-type="float">
            <text:p>186.88</text:p>
          </table:table-cell>
          <table:table-cell table:formula="of:=[.N11]/1.01" office:value-type="float" office:value="185.029702970297" calcext:value-type="float">
            <text:p>185.029702970297</text:p>
          </table:table-cell>
          <table:table-cell office:value-type="float" office:value="189.81" calcext:value-type="float">
            <text:p>189.81</text:p>
          </table:table-cell>
          <table:table-cell office:value-type="float" office:value="187.75" calcext:value-type="float">
            <text:p>187.75</text:p>
          </table:table-cell>
          <table:table-cell office:value-type="float" office:value="188646805" calcext:value-type="float">
            <text:p>188646805</text:p>
          </table:table-cell>
          <table:table-cell office:value-type="float" office:value="188075066" calcext:value-type="float">
            <text:p>188075066</text:p>
          </table:table-cell>
          <table:table-cell office:value-type="float" office:value="188384021" calcext:value-type="float">
            <text:p>188384021</text:p>
          </table:table-cell>
          <table:table-cell office:value-type="float" office:value="302590667" calcext:value-type="float">
            <text:p>302590667</text:p>
          </table:table-cell>
        </table:table-row>
        <table:table-row table:style-name="ro1">
          <table:table-cell/>
          <table:table-cell office:value-type="float" office:value="44.63" calcext:value-type="float">
            <text:p>44.63</text:p>
          </table:table-cell>
          <table:table-cell office:value-type="float" office:value="44.57" calcext:value-type="float">
            <text:p>44.57</text:p>
          </table:table-cell>
          <table:table-cell office:value-type="float" office:value="44.72" calcext:value-type="float">
            <text:p>44.72</text:p>
          </table:table-cell>
          <table:table-cell office:value-type="float" office:value="49.58" calcext:value-type="float">
            <text:p>49.58</text:p>
          </table:table-cell>
          <table:table-cell office:value-type="float" office:value="44.27" calcext:value-type="float">
            <text:p>44.27</text:p>
          </table:table-cell>
          <table:table-cell office:value-type="float" office:value="45078651" calcext:value-type="float">
            <text:p>45078651</text:p>
          </table:table-cell>
          <table:table-cell office:value-type="float" office:value="45045705" calcext:value-type="float">
            <text:p>45045705</text:p>
          </table:table-cell>
          <table:table-cell office:value-type="float" office:value="45202218" calcext:value-type="float">
            <text:p>45202218</text:p>
          </table:table-cell>
          <table:table-cell office:value-type="float" office:value="52814798" calcext:value-type="float">
            <text:p>52814798</text:p>
          </table:table-cell>
          <table:table-cell/>
          <table:table-cell office:value-type="float" office:value="186.31" calcext:value-type="float">
            <text:p>186.31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5.84" calcext:value-type="float">
            <text:p>185.84</text:p>
          </table:table-cell>
          <table:table-cell table:formula="of:=[.N12]/1.01" office:value-type="float" office:value="184" calcext:value-type="float">
            <text:p>184</text:p>
          </table:table-cell>
          <table:table-cell office:value-type="float" office:value="189.7" calcext:value-type="float">
            <text:p>189.7</text:p>
          </table:table-cell>
          <table:table-cell office:value-type="float" office:value="187.4" calcext:value-type="float">
            <text:p>187.4</text:p>
          </table:table-cell>
          <table:table-cell office:value-type="float" office:value="188029699" calcext:value-type="float">
            <text:p>188029699</text:p>
          </table:table-cell>
          <table:table-cell office:value-type="float" office:value="187386464" calcext:value-type="float">
            <text:p>187386464</text:p>
          </table:table-cell>
          <table:table-cell office:value-type="float" office:value="187358913" calcext:value-type="float">
            <text:p>187358913</text:p>
          </table:table-cell>
          <table:table-cell office:value-type="float" office:value="255738048" calcext:value-type="float">
            <text:p>255738048</text:p>
          </table:table-cell>
        </table:table-row>
        <table:table-row table:style-name="ro1">
          <table:table-cell/>
          <table:table-cell office:value-type="float" office:value="44.57" calcext:value-type="float">
            <text:p>44.57</text:p>
          </table:table-cell>
          <table:table-cell office:value-type="float" office:value="44.63" calcext:value-type="float">
            <text:p>44.63</text:p>
          </table:table-cell>
          <table:table-cell office:value-type="float" office:value="44.4" calcext:value-type="float">
            <text:p>44.4</text:p>
          </table:table-cell>
          <table:table-cell office:value-type="float" office:value="50.6" calcext:value-type="float">
            <text:p>50.6</text:p>
          </table:table-cell>
          <table:table-cell office:value-type="float" office:value="44.53" calcext:value-type="float">
            <text:p>44.53</text:p>
          </table:table-cell>
          <table:table-cell office:value-type="float" office:value="45021683" calcext:value-type="float">
            <text:p>45021683</text:p>
          </table:table-cell>
          <table:table-cell office:value-type="float" office:value="45102450" calcext:value-type="float">
            <text:p>45102450</text:p>
          </table:table-cell>
          <table:table-cell office:value-type="float" office:value="44881318" calcext:value-type="float">
            <text:p>44881318</text:p>
          </table:table-cell>
          <table:table-cell office:value-type="float" office:value="53902436" calcext:value-type="float">
            <text:p>53902436</text:p>
          </table:table-cell>
          <table:table-cell/>
          <table:table-cell office:value-type="float" office:value="185.97" calcext:value-type="float">
            <text:p>185.97</text:p>
          </table:table-cell>
          <table:table-cell office:value-type="float" office:value="185.65" calcext:value-type="float">
            <text:p>185.65</text:p>
          </table:table-cell>
          <table:table-cell office:value-type="float" office:value="185.34" calcext:value-type="float">
            <text:p>185.34</text:p>
          </table:table-cell>
          <table:table-cell table:formula="of:=[.N13]/1.01" office:value-type="float" office:value="183.50495049505" calcext:value-type="float">
            <text:p>183.50495049505</text:p>
          </table:table-cell>
          <table:table-cell office:value-type="float" office:value="187.88" calcext:value-type="float">
            <text:p>187.88</text:p>
          </table:table-cell>
          <table:table-cell office:value-type="float" office:value="187.75" calcext:value-type="float">
            <text:p>187.75</text:p>
          </table:table-cell>
          <table:table-cell office:value-type="float" office:value="187564955" calcext:value-type="float">
            <text:p>187564955</text:p>
          </table:table-cell>
          <table:table-cell office:value-type="float" office:value="187157111" calcext:value-type="float">
            <text:p>187157111</text:p>
          </table:table-cell>
          <table:table-cell office:value-type="float" office:value="186987314" calcext:value-type="float">
            <text:p>186987314</text:p>
          </table:table-cell>
          <table:table-cell office:value-type="float" office:value="316287461" calcext:value-type="float">
            <text:p>31628746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44.835" calcext:value-type="float">
            <text:p>44.835</text:p>
          </table:table-cell>
          <table:table-cell table:style-name="ce3" table:formula="of:=AVERAGE([.C4:.C13])" office:value-type="float" office:value="44.711" calcext:value-type="float">
            <text:p>44.711</text:p>
          </table:table-cell>
          <table:table-cell table:style-name="ce3" table:formula="of:=AVERAGE([.D4:.D13])" office:value-type="float" office:value="44.627" calcext:value-type="float">
            <text:p>44.627</text:p>
          </table:table-cell>
          <table:table-cell table:style-name="ce3" table:formula="of:=AVERAGE([.E4:.E13])" office:value-type="float" office:value="49.651" calcext:value-type="float">
            <text:p>49.651</text:p>
          </table:table-cell>
          <table:table-cell table:style-name="ce3" table:formula="of:=AVERAGE([.F4:.F13])" office:value-type="float" office:value="44.37" calcext:value-type="float">
            <text:p>44.37</text:p>
          </table:table-cell>
          <table:table-cell table:style-name="ce3" table:formula="of:=AVERAGE([.G4:.G13])" office:value-type="float" office:value="45285298.4" calcext:value-type="float">
            <text:p>45285298.4</text:p>
          </table:table-cell>
          <table:table-cell table:style-name="ce3" table:formula="of:=AVERAGE([.H4:.H13])" office:value-type="float" office:value="45118229" calcext:value-type="float">
            <text:p>45118229</text:p>
          </table:table-cell>
          <table:table-cell table:style-name="ce3" table:formula="of:=AVERAGE([.I4:.I13])" office:value-type="float" office:value="45094822.6" calcext:value-type="float">
            <text:p>45094822.6</text:p>
          </table:table-cell>
          <table:table-cell table:style-name="ce3" table:formula="of:=AVERAGE([.J4:.J13])" office:value-type="float" office:value="52938863.3" calcext:value-type="float">
            <text:p>52938863.3</text:p>
          </table:table-cell>
          <table:table-cell table:style-name="ce3"/>
          <table:table-cell table:style-name="ce3" table:formula="of:=AVERAGE([.L4:.L13])" office:value-type="float" office:value="186.16" calcext:value-type="float">
            <text:p>186.16</text:p>
          </table:table-cell>
          <table:table-cell table:style-name="ce3" table:formula="of:=AVERAGE([.M4:.M13])" office:value-type="float" office:value="186.021" calcext:value-type="float">
            <text:p>186.021</text:p>
          </table:table-cell>
          <table:table-cell table:style-name="ce3" table:formula="of:=AVERAGE([.N4:.N13])" office:value-type="float" office:value="187.377" calcext:value-type="float">
            <text:p>187.377</text:p>
          </table:table-cell>
          <table:table-cell table:style-name="ce3" table:formula="of:=AVERAGE([.O4:.O13])" office:value-type="float" office:value="185.521782178218" calcext:value-type="float">
            <text:p>185.521782178218</text:p>
          </table:table-cell>
          <table:table-cell table:style-name="ce3" table:formula="of:=AVERAGE([.P4:.P13])" office:value-type="float" office:value="189.311" calcext:value-type="float">
            <text:p>189.311</text:p>
          </table:table-cell>
          <table:table-cell table:style-name="ce3" table:formula="of:=AVERAGE([.Q4:.Q13])" office:value-type="float" office:value="187.371" calcext:value-type="float">
            <text:p>187.371</text:p>
          </table:table-cell>
          <table:table-cell table:style-name="ce3" table:formula="of:=AVERAGE([.R4:.R13])" office:value-type="float" office:value="187834802.7" calcext:value-type="float">
            <text:p>187834802.7</text:p>
          </table:table-cell>
          <table:table-cell table:style-name="ce3" table:formula="of:=AVERAGE([.S4:.S13])" office:value-type="float" office:value="187626219.5" calcext:value-type="float">
            <text:p>187626219.5</text:p>
          </table:table-cell>
          <table:table-cell table:style-name="ce3" table:formula="of:=AVERAGE([.T4:.T13])" office:value-type="float" office:value="188979078.9" calcext:value-type="float">
            <text:p>188979078.9</text:p>
          </table:table-cell>
          <table:table-cell table:style-name="ce3" table:formula="of:=AVERAGE([.U4:.U13])" office:value-type="float" office:value="256304287.9" calcext:value-type="float">
            <text:p>256304287.9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342060748340928" calcext:value-type="float">
            <text:p>0.342060748340928</text:p>
          </table:table-cell>
          <table:table-cell table:style-name="ce3" table:formula="of:=STDEV([.C4:.C13])" office:value-type="float" office:value="0.157370758260725" calcext:value-type="float">
            <text:p>0.157370758260725</text:p>
          </table:table-cell>
          <table:table-cell table:style-name="ce3" table:formula="of:=STDEV([.D4:.D13])" office:value-type="float" office:value="0.28016066818881" calcext:value-type="float">
            <text:p>0.28016066818881</text:p>
          </table:table-cell>
          <table:table-cell table:style-name="ce3" table:formula="of:=STDEV([.E4:.E13])" office:value-type="float" office:value="1.50630858576706" calcext:value-type="float">
            <text:p>1.50630858576706</text:p>
          </table:table-cell>
          <table:table-cell table:style-name="ce3" table:formula="of:=STDEV([.F4:.F13])" office:value-type="float" office:value="0.182330591082364" calcext:value-type="float">
            <text:p>0.182330591082364</text:p>
          </table:table-cell>
          <table:table-cell table:style-name="ce3" table:formula="of:=STDEV([.G4:.G13])" office:value-type="float" office:value="345607.663975015" calcext:value-type="float">
            <text:p>345607.663975015</text:p>
          </table:table-cell>
          <table:table-cell table:style-name="ce3" table:formula="of:=STDEV([.H4:.H13])" office:value-type="float" office:value="153635.67480316" calcext:value-type="float">
            <text:p>153635.67480316</text:p>
          </table:table-cell>
          <table:table-cell table:style-name="ce3" table:formula="of:=STDEV([.I4:.I13])" office:value-type="float" office:value="292909.226107946" calcext:value-type="float">
            <text:p>292909.226107946</text:p>
          </table:table-cell>
          <table:table-cell table:style-name="ce3" table:formula="of:=STDEV([.J4:.J13])" office:value-type="float" office:value="1519256.93188802" calcext:value-type="float">
            <text:p>1519256.93188802</text:p>
          </table:table-cell>
          <table:table-cell table:style-name="ce3"/>
          <table:table-cell table:style-name="ce3" table:formula="of:=STDEV([.L4:.L13])" office:value-type="float" office:value="0.768866409433763" calcext:value-type="float">
            <text:p>0.768866409433763</text:p>
          </table:table-cell>
          <table:table-cell table:style-name="ce3" table:formula="of:=STDEV([.M4:.M13])" office:value-type="float" office:value="0.566832328725956" calcext:value-type="float">
            <text:p>0.566832328725956</text:p>
          </table:table-cell>
          <table:table-cell table:style-name="ce3" table:formula="of:=STDEV([.N4:.N13])" office:value-type="float" office:value="2.04729116422435" calcext:value-type="float">
            <text:p>2.04729116422435</text:p>
          </table:table-cell>
          <table:table-cell table:style-name="ce3" table:formula="of:=STDEV([.O4:.O13])" office:value-type="float" office:value="2.02702095467758" calcext:value-type="float">
            <text:p>2.02702095467758</text:p>
          </table:table-cell>
          <table:table-cell table:style-name="ce3" table:formula="of:=STDEV([.P4:.P13])" office:value-type="float" office:value="0.986356370126384" calcext:value-type="float">
            <text:p>0.986356370126384</text:p>
          </table:table-cell>
          <table:table-cell table:style-name="ce3" table:formula="of:=STDEV([.Q4:.Q13])" office:value-type="float" office:value="0.403221747649821" calcext:value-type="float">
            <text:p>0.403221747649821</text:p>
          </table:table-cell>
          <table:table-cell table:style-name="ce3" table:formula="of:=STDEV([.R4:.R13])" office:value-type="float" office:value="802462.289184295" calcext:value-type="float">
            <text:p>802462.289184295</text:p>
          </table:table-cell>
          <table:table-cell table:style-name="ce3" table:formula="of:=STDEV([.S4:.S13])" office:value-type="float" office:value="592244.376159078" calcext:value-type="float">
            <text:p>592244.376159078</text:p>
          </table:table-cell>
          <table:table-cell table:style-name="ce3" table:formula="of:=STDEV([.T4:.T13])" office:value-type="float" office:value="2059384.26439428" calcext:value-type="float">
            <text:p>2059384.26439428</text:p>
          </table:table-cell>
          <table:table-cell table:style-name="ce3" table:formula="of:=STDEV([.U4:.U13])" office:value-type="float" office:value="51541075.7926223" calcext:value-type="float">
            <text:p>51541075.792622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table:number-columns-repeated="6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0.0747227463565991" calcext:value-type="float">
            <text:p>-0.074722746356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277336673301875" calcext:value-type="float">
            <text:p>-0.277336673301875</text:p>
          </table:table-cell>
          <table:table-cell table:formula="of:=100-(([.D14]*100)/[.B14])" office:value-type="float" office:value="0.463923274227724" calcext:value-type="float">
            <text:p>0.463923274227724</text:p>
          </table:table-cell>
          <table:table-cell table:formula="of:=100-(([.E14]*100)/[.C14])" office:value-type="float" office:value="-11.0487352105746" calcext:value-type="float">
            <text:p>-11.0487352105746</text:p>
          </table:table-cell>
          <table:table-cell table:number-columns-repeated="8"/>
          <table:table-cell table:formula="of:=100-(([.N14]*100)/[.L14])" office:value-type="float" office:value="-0.653738719381181" calcext:value-type="float">
            <text:p>-0.653738719381181</text:p>
          </table:table-cell>
          <table:table-cell table:formula="of:=100-(([.O14]*100)/[.M14])" office:value-type="float" office:value="0.268366378947547" calcext:value-type="float">
            <text:p>0.268366378947547</text:p>
          </table:table-cell>
          <table:table-cell table:number-columns-repeated="6"/>
        </table:table-row>
      </table:table>
      <table:table table:name="CG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1182253" calcext:value-type="float">
            <text:p>1182253</text:p>
          </table:table-cell>
          <table:table-cell office:value-type="float" office:value="1095675" calcext:value-type="float">
            <text:p>1095675</text:p>
          </table:table-cell>
          <table:table-cell office:value-type="float" office:value="1270496" calcext:value-type="float">
            <text:p>1270496</text:p>
          </table:table-cell>
          <table:table-cell office:value-type="float" office:value="4330024" calcext:value-type="float">
            <text:p>4330024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float" office:value="90.9" calcext:value-type="float">
            <text:p>90.9</text:p>
          </table:table-cell>
          <table:table-cell office:value-type="float" office:value="91.19" calcext:value-type="float">
            <text:p>91.19</text:p>
          </table:table-cell>
          <table:table-cell office:value-type="float" office:value="123.94" calcext:value-type="float">
            <text:p>123.94</text:p>
          </table:table-cell>
          <table:table-cell office:value-type="float" office:value="91.82" calcext:value-type="float">
            <text:p>91.82</text:p>
          </table:table-cell>
          <table:table-cell office:value-type="float" office:value="96832533" calcext:value-type="float">
            <text:p>96832533</text:p>
          </table:table-cell>
          <table:table-cell office:value-type="float" office:value="95080123" calcext:value-type="float">
            <text:p>95080123</text:p>
          </table:table-cell>
          <table:table-cell office:value-type="float" office:value="95452657" calcext:value-type="float">
            <text:p>95452657</text:p>
          </table:table-cell>
          <table:table-cell office:value-type="float" office:value="131203131" calcext:value-type="float">
            <text:p>131203131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1540876" calcext:value-type="float">
            <text:p>1540876</text:p>
          </table:table-cell>
          <table:table-cell office:value-type="float" office:value="1117154" calcext:value-type="float">
            <text:p>1117154</text:p>
          </table:table-cell>
          <table:table-cell office:value-type="float" office:value="1080697" calcext:value-type="float">
            <text:p>1080697</text:p>
          </table:table-cell>
          <table:table-cell office:value-type="float" office:value="4430847" calcext:value-type="float">
            <text:p>4430847</text:p>
          </table:table-cell>
          <table:table-cell/>
          <table:table-cell office:value-type="float" office:value="91.38" calcext:value-type="float">
            <text:p>91.38</text:p>
          </table:table-cell>
          <table:table-cell office:value-type="float" office:value="91.01" calcext:value-type="float">
            <text:p>91.01</text:p>
          </table:table-cell>
          <table:table-cell office:value-type="float" office:value="90.95" calcext:value-type="float">
            <text:p>90.95</text:p>
          </table:table-cell>
          <table:table-cell office:value-type="float" office:value="133.21" calcext:value-type="float">
            <text:p>133.21</text:p>
          </table:table-cell>
          <table:table-cell office:value-type="float" office:value="91.78" calcext:value-type="float">
            <text:p>91.78</text:p>
          </table:table-cell>
          <table:table-cell office:value-type="float" office:value="96652017" calcext:value-type="float">
            <text:p>96652017</text:p>
          </table:table-cell>
          <table:table-cell office:value-type="float" office:value="96214213" calcext:value-type="float">
            <text:p>96214213</text:p>
          </table:table-cell>
          <table:table-cell office:value-type="float" office:value="95226084" calcext:value-type="float">
            <text:p>95226084</text:p>
          </table:table-cell>
          <table:table-cell office:value-type="float" office:value="141009971" calcext:value-type="float">
            <text:p>141009971</text:p>
          </table:table-cell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  <table:table-cell office:value-type="float" office:value="1462728" calcext:value-type="float">
            <text:p>1462728</text:p>
          </table:table-cell>
          <table:table-cell office:value-type="float" office:value="1093452" calcext:value-type="float">
            <text:p>1093452</text:p>
          </table:table-cell>
          <table:table-cell office:value-type="float" office:value="1278669" calcext:value-type="float">
            <text:p>1278669</text:p>
          </table:table-cell>
          <table:table-cell office:value-type="float" office:value="4414606" calcext:value-type="float">
            <text:p>4414606</text:p>
          </table:table-cell>
          <table:table-cell/>
          <table:table-cell office:value-type="float" office:value="92.16" calcext:value-type="float">
            <text:p>92.16</text:p>
          </table:table-cell>
          <table:table-cell office:value-type="float" office:value="91.74" calcext:value-type="float">
            <text:p>91.74</text:p>
          </table:table-cell>
          <table:table-cell office:value-type="float" office:value="90.71" calcext:value-type="float">
            <text:p>90.71</text:p>
          </table:table-cell>
          <table:table-cell office:value-type="float" office:value="137.91" calcext:value-type="float">
            <text:p>137.91</text:p>
          </table:table-cell>
          <table:table-cell office:value-type="float" office:value="90.77" calcext:value-type="float">
            <text:p>90.77</text:p>
          </table:table-cell>
          <table:table-cell office:value-type="float" office:value="96554823" calcext:value-type="float">
            <text:p>96554823</text:p>
          </table:table-cell>
          <table:table-cell office:value-type="float" office:value="95860289" calcext:value-type="float">
            <text:p>95860289</text:p>
          </table:table-cell>
          <table:table-cell office:value-type="float" office:value="94833797" calcext:value-type="float">
            <text:p>94833797</text:p>
          </table:table-cell>
          <table:table-cell office:value-type="float" office:value="145418880" calcext:value-type="float">
            <text:p>145418880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3976" calcext:value-type="float">
            <text:p>1153976</text:p>
          </table:table-cell>
          <table:table-cell office:value-type="float" office:value="1068280" calcext:value-type="float">
            <text:p>1068280</text:p>
          </table:table-cell>
          <table:table-cell office:value-type="float" office:value="1267095" calcext:value-type="float">
            <text:p>1267095</text:p>
          </table:table-cell>
          <table:table-cell office:value-type="float" office:value="4490769" calcext:value-type="float">
            <text:p>4490769</text:p>
          </table:table-cell>
          <table:table-cell/>
          <table:table-cell office:value-type="float" office:value="91.85" calcext:value-type="float">
            <text:p>91.85</text:p>
          </table:table-cell>
          <table:table-cell office:value-type="float" office:value="90.99" calcext:value-type="float">
            <text:p>90.99</text:p>
          </table:table-cell>
          <table:table-cell office:value-type="float" office:value="91.2" calcext:value-type="float">
            <text:p>91.2</text:p>
          </table:table-cell>
          <table:table-cell office:value-type="float" office:value="141.75" calcext:value-type="float">
            <text:p>141.75</text:p>
          </table:table-cell>
          <table:table-cell office:value-type="float" office:value="91" calcext:value-type="float">
            <text:p>91</text:p>
          </table:table-cell>
          <table:table-cell office:value-type="float" office:value="96229820" calcext:value-type="float">
            <text:p>96229820</text:p>
          </table:table-cell>
          <table:table-cell office:value-type="float" office:value="96349023" calcext:value-type="float">
            <text:p>96349023</text:p>
          </table:table-cell>
          <table:table-cell office:value-type="float" office:value="95312666" calcext:value-type="float">
            <text:p>95312666</text:p>
          </table:table-cell>
          <table:table-cell office:value-type="float" office:value="149139077" calcext:value-type="float">
            <text:p>149139077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 office:value-type="float" office:value="1156335" calcext:value-type="float">
            <text:p>1156335</text:p>
          </table:table-cell>
          <table:table-cell office:value-type="float" office:value="1072033" calcext:value-type="float">
            <text:p>1072033</text:p>
          </table:table-cell>
          <table:table-cell office:value-type="float" office:value="1270876" calcext:value-type="float">
            <text:p>1270876</text:p>
          </table:table-cell>
          <table:table-cell office:value-type="float" office:value="4198743" calcext:value-type="float">
            <text:p>4198743</text:p>
          </table:table-cell>
          <table:table-cell/>
          <table:table-cell office:value-type="float" office:value="92.43" calcext:value-type="float">
            <text:p>92.43</text:p>
          </table:table-cell>
          <table:table-cell office:value-type="float" office:value="91.58" calcext:value-type="float">
            <text:p>91.58</text:p>
          </table:table-cell>
          <table:table-cell office:value-type="float" office:value="90.66" calcext:value-type="float">
            <text:p>90.66</text:p>
          </table:table-cell>
          <table:table-cell office:value-type="float" office:value="111.52" calcext:value-type="float">
            <text:p>111.52</text:p>
          </table:table-cell>
          <table:table-cell office:value-type="float" office:value="90.85" calcext:value-type="float">
            <text:p>90.85</text:p>
          </table:table-cell>
          <table:table-cell office:value-type="float" office:value="96824944" calcext:value-type="float">
            <text:p>96824944</text:p>
          </table:table-cell>
          <table:table-cell office:value-type="float" office:value="95695101" calcext:value-type="float">
            <text:p>95695101</text:p>
          </table:table-cell>
          <table:table-cell office:value-type="float" office:value="94927831" calcext:value-type="float">
            <text:p>94927831</text:p>
          </table:table-cell>
          <table:table-cell office:value-type="float" office:value="119142407" calcext:value-type="float">
            <text:p>119142407</text:p>
          </table:table-cell>
        </table:table-row>
        <table:table-row table:style-name="ro1">
          <table:table-cell/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02" calcext:value-type="float">
            <text:p>1.02</text:p>
          </table:table-cell>
          <table:table-cell office:value-type="float" office:value="0.78" calcext:value-type="float">
            <text:p>0.78</text:p>
          </table:table-cell>
          <table:table-cell office:value-type="float" office:value="1210703" calcext:value-type="float">
            <text:p>1210703</text:p>
          </table:table-cell>
          <table:table-cell office:value-type="float" office:value="1081746" calcext:value-type="float">
            <text:p>1081746</text:p>
          </table:table-cell>
          <table:table-cell office:value-type="float" office:value="1221812" calcext:value-type="float">
            <text:p>1221812</text:p>
          </table:table-cell>
          <table:table-cell office:value-type="float" office:value="4698597" calcext:value-type="float">
            <text:p>4698597</text:p>
          </table:table-cell>
          <table:table-cell/>
          <table:table-cell office:value-type="float" office:value="92.5" calcext:value-type="float">
            <text:p>92.5</text:p>
          </table:table-cell>
          <table:table-cell office:value-type="float" office:value="91.37" calcext:value-type="float">
            <text:p>91.37</text:p>
          </table:table-cell>
          <table:table-cell office:value-type="float" office:value="90.68" calcext:value-type="float">
            <text:p>90.68</text:p>
          </table:table-cell>
          <table:table-cell office:value-type="float" office:value="148.62" calcext:value-type="float">
            <text:p>148.62</text:p>
          </table:table-cell>
          <table:table-cell office:value-type="float" office:value="90.91" calcext:value-type="float">
            <text:p>90.91</text:p>
          </table:table-cell>
          <table:table-cell office:value-type="float" office:value="96864711" calcext:value-type="float">
            <text:p>96864711</text:p>
          </table:table-cell>
          <table:table-cell office:value-type="float" office:value="95488830" calcext:value-type="float">
            <text:p>95488830</text:p>
          </table:table-cell>
          <table:table-cell office:value-type="float" office:value="94937528" calcext:value-type="float">
            <text:p>94937528</text:p>
          </table:table-cell>
          <table:table-cell office:value-type="float" office:value="156519830" calcext:value-type="float">
            <text:p>156519830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1155176" calcext:value-type="float">
            <text:p>1155176</text:p>
          </table:table-cell>
          <table:table-cell office:value-type="float" office:value="1101546" calcext:value-type="float">
            <text:p>1101546</text:p>
          </table:table-cell>
          <table:table-cell office:value-type="float" office:value="1095653" calcext:value-type="float">
            <text:p>1095653</text:p>
          </table:table-cell>
          <table:table-cell office:value-type="float" office:value="4698328" calcext:value-type="float">
            <text:p>4698328</text:p>
          </table:table-cell>
          <table:table-cell/>
          <table:table-cell office:value-type="float" office:value="92.98" calcext:value-type="float">
            <text:p>92.98</text:p>
          </table:table-cell>
          <table:table-cell office:value-type="float" office:value="91.96" calcext:value-type="float">
            <text:p>91.96</text:p>
          </table:table-cell>
          <table:table-cell office:value-type="float" office:value="90.63" calcext:value-type="float">
            <text:p>90.63</text:p>
          </table:table-cell>
          <table:table-cell office:value-type="float" office:value="138.35" calcext:value-type="float">
            <text:p>138.35</text:p>
          </table:table-cell>
          <table:table-cell office:value-type="float" office:value="90.75" calcext:value-type="float">
            <text:p>90.75</text:p>
          </table:table-cell>
          <table:table-cell office:value-type="float" office:value="98456330" calcext:value-type="float">
            <text:p>98456330</text:p>
          </table:table-cell>
          <table:table-cell office:value-type="float" office:value="97209008" calcext:value-type="float">
            <text:p>97209008</text:p>
          </table:table-cell>
          <table:table-cell office:value-type="float" office:value="94914619" calcext:value-type="float">
            <text:p>94914619</text:p>
          </table:table-cell>
          <table:table-cell office:value-type="float" office:value="145917446" calcext:value-type="float">
            <text:p>145917446</text:p>
          </table:table-cell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60575" calcext:value-type="float">
            <text:p>1160575</text:p>
          </table:table-cell>
          <table:table-cell office:value-type="float" office:value="1134118" calcext:value-type="float">
            <text:p>1134118</text:p>
          </table:table-cell>
          <table:table-cell office:value-type="float" office:value="1079360" calcext:value-type="float">
            <text:p>1079360</text:p>
          </table:table-cell>
          <table:table-cell office:value-type="float" office:value="5094395" calcext:value-type="float">
            <text:p>5094395</text:p>
          </table:table-cell>
          <table:table-cell/>
          <table:table-cell office:value-type="float" office:value="91.66" calcext:value-type="float">
            <text:p>91.66</text:p>
          </table:table-cell>
          <table:table-cell office:value-type="float" office:value="92.01" calcext:value-type="float">
            <text:p>92.01</text:p>
          </table:table-cell>
          <table:table-cell office:value-type="float" office:value="90.74" calcext:value-type="float">
            <text:p>90.74</text:p>
          </table:table-cell>
          <table:table-cell office:value-type="float" office:value="139.97" calcext:value-type="float">
            <text:p>139.97</text:p>
          </table:table-cell>
          <table:table-cell office:value-type="float" office:value="90.97" calcext:value-type="float">
            <text:p>90.97</text:p>
          </table:table-cell>
          <table:table-cell office:value-type="float" office:value="96029951" calcext:value-type="float">
            <text:p>96029951</text:p>
          </table:table-cell>
          <table:table-cell office:value-type="float" office:value="96122823" calcext:value-type="float">
            <text:p>96122823</text:p>
          </table:table-cell>
          <table:table-cell office:value-type="float" office:value="94846816" calcext:value-type="float">
            <text:p>94846816</text:p>
          </table:table-cell>
          <table:table-cell office:value-type="float" office:value="147866408" calcext:value-type="float">
            <text:p>147866408</text:p>
          </table:table-cell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1150246" calcext:value-type="float">
            <text:p>1150246</text:p>
          </table:table-cell>
          <table:table-cell office:value-type="float" office:value="1076970" calcext:value-type="float">
            <text:p>1076970</text:p>
          </table:table-cell>
          <table:table-cell office:value-type="float" office:value="1155845" calcext:value-type="float">
            <text:p>1155845</text:p>
          </table:table-cell>
          <table:table-cell office:value-type="float" office:value="4559201" calcext:value-type="float">
            <text:p>4559201</text:p>
          </table:table-cell>
          <table:table-cell/>
          <table:table-cell office:value-type="float" office:value="91.54" calcext:value-type="float">
            <text:p>91.54</text:p>
          </table:table-cell>
          <table:table-cell office:value-type="float" office:value="91.37" calcext:value-type="float">
            <text:p>91.37</text:p>
          </table:table-cell>
          <table:table-cell office:value-type="float" office:value="91.32" calcext:value-type="float">
            <text:p>91.32</text:p>
          </table:table-cell>
          <table:table-cell office:value-type="float" office:value="141.33" calcext:value-type="float">
            <text:p>141.33</text:p>
          </table:table-cell>
          <table:table-cell office:value-type="float" office:value="90.66" calcext:value-type="float">
            <text:p>90.66</text:p>
          </table:table-cell>
          <table:table-cell office:value-type="float" office:value="96723059" calcext:value-type="float">
            <text:p>96723059</text:p>
          </table:table-cell>
          <table:table-cell office:value-type="float" office:value="95494237" calcext:value-type="float">
            <text:p>95494237</text:p>
          </table:table-cell>
          <table:table-cell office:value-type="float" office:value="95592471" calcext:value-type="float">
            <text:p>95592471</text:p>
          </table:table-cell>
          <table:table-cell office:value-type="float" office:value="148510722" calcext:value-type="float">
            <text:p>148510722</text:p>
          </table:table-cell>
        </table:table-row>
        <table:table-row table:style-name="ro1">
          <table:table-cell/>
          <table:table-cell table:number-columns-repeated="2"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1154495" calcext:value-type="float">
            <text:p>1154495</text:p>
          </table:table-cell>
          <table:table-cell office:value-type="float" office:value="1113428" calcext:value-type="float">
            <text:p>1113428</text:p>
          </table:table-cell>
          <table:table-cell office:value-type="float" office:value="1229957" calcext:value-type="float">
            <text:p>1229957</text:p>
          </table:table-cell>
          <table:table-cell office:value-type="float" office:value="4374188" calcext:value-type="float">
            <text:p>4374188</text:p>
          </table:table-cell>
          <table:table-cell/>
          <table:table-cell office:value-type="float" office:value="91.89" calcext:value-type="float">
            <text:p>91.89</text:p>
          </table:table-cell>
          <table:table-cell office:value-type="float" office:value="90.73" calcext:value-type="float">
            <text:p>90.73</text:p>
          </table:table-cell>
          <table:table-cell office:value-type="float" office:value="90.83" calcext:value-type="float">
            <text:p>90.83</text:p>
          </table:table-cell>
          <table:table-cell office:value-type="float" office:value="160.17" calcext:value-type="float">
            <text:p>160.17</text:p>
          </table:table-cell>
          <table:table-cell office:value-type="float" office:value="90.54" calcext:value-type="float">
            <text:p>90.54</text:p>
          </table:table-cell>
          <table:table-cell office:value-type="float" office:value="97339147" calcext:value-type="float">
            <text:p>97339147</text:p>
          </table:table-cell>
          <table:table-cell office:value-type="float" office:value="94858866" calcext:value-type="float">
            <text:p>94858866</text:p>
          </table:table-cell>
          <table:table-cell office:value-type="float" office:value="95108550" calcext:value-type="float">
            <text:p>95108550</text:p>
          </table:table-cell>
          <table:table-cell office:value-type="float" office:value="167588622" calcext:value-type="float">
            <text:p>167588622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31" calcext:value-type="float">
            <text:p>0.831</text:p>
          </table:table-cell>
          <table:table-cell table:style-name="ce3" table:formula="of:=AVERAGE([.C4:.C13])" office:value-type="float" office:value="0.769" calcext:value-type="float">
            <text:p>0.769</text:p>
          </table:table-cell>
          <table:table-cell table:style-name="ce3" table:formula="of:=AVERAGE([.D4:.D13])" office:value-type="float" office:value="0.799" calcext:value-type="float">
            <text:p>0.799</text:p>
          </table:table-cell>
          <table:table-cell table:style-name="ce3" table:formula="of:=AVERAGE([.E4:.E13])" office:value-type="float" office:value="0.885" calcext:value-type="float">
            <text:p>0.885</text:p>
          </table:table-cell>
          <table:table-cell table:style-name="ce3" table:formula="of:=AVERAGE([.F4:.F13])" office:value-type="float" office:value="0.781" calcext:value-type="float">
            <text:p>0.781</text:p>
          </table:table-cell>
          <table:table-cell table:style-name="ce3" table:formula="of:=AVERAGE([.G4:.G13])" office:value-type="float" office:value="1232736.3" calcext:value-type="float">
            <text:p>1232736.3</text:p>
          </table:table-cell>
          <table:table-cell table:style-name="ce3" table:formula="of:=AVERAGE([.H4:.H13])" office:value-type="float" office:value="1095440.2" calcext:value-type="float">
            <text:p>1095440.2</text:p>
          </table:table-cell>
          <table:table-cell table:style-name="ce3" table:formula="of:=AVERAGE([.I4:.I13])" office:value-type="float" office:value="1195046" calcext:value-type="float">
            <text:p>1195046</text:p>
          </table:table-cell>
          <table:table-cell table:style-name="ce3" table:formula="of:=AVERAGE([.J4:.J13])" office:value-type="float" office:value="4528969.8" calcext:value-type="float">
            <text:p>4528969.8</text:p>
          </table:table-cell>
          <table:table-cell table:style-name="ce3"/>
          <table:table-cell table:style-name="ce3" table:formula="of:=AVERAGE([.L4:.L13])" office:value-type="float" office:value="92.079" calcext:value-type="float">
            <text:p>92.079</text:p>
          </table:table-cell>
          <table:table-cell table:style-name="ce3" table:formula="of:=AVERAGE([.M4:.M13])" office:value-type="float" office:value="91.366" calcext:value-type="float">
            <text:p>91.366</text:p>
          </table:table-cell>
          <table:table-cell table:style-name="ce3" table:formula="of:=AVERAGE([.N4:.N13])" office:value-type="float" office:value="90.891" calcext:value-type="float">
            <text:p>90.891</text:p>
          </table:table-cell>
          <table:table-cell table:style-name="ce3" table:formula="of:=AVERAGE([.O4:.O13])" office:value-type="float" office:value="137.677" calcext:value-type="float">
            <text:p>137.677</text:p>
          </table:table-cell>
          <table:table-cell table:style-name="ce3" table:formula="of:=AVERAGE([.P4:.P13])" office:value-type="float" office:value="91.005" calcext:value-type="float">
            <text:p>91.005</text:p>
          </table:table-cell>
          <table:table-cell table:style-name="ce3" table:formula="of:=AVERAGE([.Q4:.Q13])" office:value-type="float" office:value="96850733.5" calcext:value-type="float">
            <text:p>96850733.5</text:p>
          </table:table-cell>
          <table:table-cell table:style-name="ce3" table:formula="of:=AVERAGE([.R4:.R13])" office:value-type="float" office:value="95837251.3" calcext:value-type="float">
            <text:p>95837251.3</text:p>
          </table:table-cell>
          <table:table-cell table:style-name="ce3" table:formula="of:=AVERAGE([.S4:.S13])" office:value-type="float" office:value="95115301.9" calcext:value-type="float">
            <text:p>95115301.9</text:p>
          </table:table-cell>
          <table:table-cell table:style-name="ce3" table:formula="of:=AVERAGE([.T4:.T13])" office:value-type="float" office:value="145231649.4" calcext:value-type="float">
            <text:p>145231649.4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997162641364654" calcext:value-type="float">
            <text:p>0.099716264136465</text:p>
          </table:table-cell>
          <table:table-cell table:style-name="ce3" table:formula="of:=STDEV([.C4:.C13])" office:value-type="float" office:value="0.0166332999331662" calcext:value-type="float">
            <text:p>0.016633299933166</text:p>
          </table:table-cell>
          <table:table-cell table:style-name="ce3" table:formula="of:=STDEV([.D4:.D13])" office:value-type="float" office:value="0.0338132124077754" calcext:value-type="float">
            <text:p>0.033813212407775</text:p>
          </table:table-cell>
          <table:table-cell table:style-name="ce3" table:formula="of:=STDEV([.E4:.E13])" office:value-type="float" office:value="0.0568135351635311" calcext:value-type="float">
            <text:p>0.056813535163531</text:p>
          </table:table-cell>
          <table:table-cell table:style-name="ce3" table:formula="of:=STDEV([.F4:.F13])" office:value-type="float" office:value="0.00316227766016838" calcext:value-type="float">
            <text:p>0.003162277660168</text:p>
          </table:table-cell>
          <table:table-cell table:style-name="ce3" table:formula="of:=STDEV([.G4:.G13])" office:value-type="float" office:value="144171.901309243" calcext:value-type="float">
            <text:p>144171.901309243</text:p>
          </table:table-cell>
          <table:table-cell table:style-name="ce3" table:formula="of:=STDEV([.H4:.H13])" office:value-type="float" office:value="21464.6065616038" calcext:value-type="float">
            <text:p>21464.6065616038</text:p>
          </table:table-cell>
          <table:table-cell table:style-name="ce3" table:formula="of:=STDEV([.I4:.I13])" office:value-type="float" office:value="83955.4007620183" calcext:value-type="float">
            <text:p>83955.4007620183</text:p>
          </table:table-cell>
          <table:table-cell table:style-name="ce3" table:formula="of:=STDEV([.J4:.J13])" office:value-type="float" office:value="252724.753497555" calcext:value-type="float">
            <text:p>252724.753497555</text:p>
          </table:table-cell>
          <table:table-cell table:style-name="ce3"/>
          <table:table-cell table:style-name="ce3" table:formula="of:=STDEV([.L4:.L13])" office:value-type="float" office:value="0.501629566734482" calcext:value-type="float">
            <text:p>0.501629566734482</text:p>
          </table:table-cell>
          <table:table-cell table:style-name="ce3" table:formula="of:=STDEV([.M4:.M13])" office:value-type="float" office:value="0.452528697678082" calcext:value-type="float">
            <text:p>0.452528697678082</text:p>
          </table:table-cell>
          <table:table-cell table:style-name="ce3" table:formula="of:=STDEV([.N4:.N13])" office:value-type="float" office:value="0.257701377567137" calcext:value-type="float">
            <text:p>0.257701377567137</text:p>
          </table:table-cell>
          <table:table-cell table:style-name="ce3" table:formula="of:=STDEV([.O4:.O13])" office:value-type="float" office:value="13.1412455438761" calcext:value-type="float">
            <text:p>13.1412455438761</text:p>
          </table:table-cell>
          <table:table-cell table:style-name="ce3" table:formula="of:=STDEV([.P4:.P13])" office:value-type="float" office:value="0.441544008125023" calcext:value-type="float">
            <text:p>0.441544008125023</text:p>
          </table:table-cell>
          <table:table-cell table:style-name="ce3" table:formula="of:=STDEV([.Q4:.Q13])" office:value-type="float" office:value="668351.964073862" calcext:value-type="float">
            <text:p>668351.964073862</text:p>
          </table:table-cell>
          <table:table-cell table:style-name="ce3" table:formula="of:=STDEV([.R4:.R13])" office:value-type="float" office:value="679669.26185953" calcext:value-type="float">
            <text:p>679669.26185953</text:p>
          </table:table-cell>
          <table:table-cell table:style-name="ce3" table:formula="of:=STDEV([.S4:.S13])" office:value-type="float" office:value="268973.744017454" calcext:value-type="float">
            <text:p>268973.744017454</text:p>
          </table:table-cell>
          <table:table-cell table:style-name="ce3" table:formula="of:=STDEV([.T4:.T13])" office:value-type="float" office:value="13148702.2757771" calcext:value-type="float">
            <text:p>13148702.27577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0.780377821071298" calcext:value-type="float">
            <text:p>-0.780377821071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8.06241872561769" calcext:value-type="float">
            <text:p>-8.06241872561769</text:p>
          </table:table-cell>
          <table:table-cell table:formula="of:=100-(([.D14]*100)/[.B14])" office:value-type="float" office:value="3.85078219013238" calcext:value-type="float">
            <text:p>3.85078219013238</text:p>
          </table:table-cell>
          <table:table-cell table:formula="of:=100-(([.E14]*100)/[.C14])" office:value-type="float" office:value="-15.0845253576073" calcext:value-type="float">
            <text:p>-15.0845253576073</text:p>
          </table:table-cell>
          <table:table-cell table:number-columns-repeated="8"/>
          <table:table-cell table:formula="of:=100-(([.N14]*100)/[.L14])" office:value-type="float" office:value="1.29019646173394" calcext:value-type="float">
            <text:p>1.29019646173394</text:p>
          </table:table-cell>
          <table:table-cell table:formula="of:=100-(([.O14]*100)/[.M14])" office:value-type="float" office:value="-50.6873454020095" calcext:value-type="float">
            <text:p>-50.6873454020095</text:p>
          </table:table-cell>
          <table:table-cell table:number-columns-repeated="5"/>
        </table:table-row>
      </table:table>
      <table:table table:name="EP" table:style-name="ta1">
        <table:table-column table:style-name="co1" table:number-columns-repeated="21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4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Linux KVM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9" calcext:value-type="float">
            <text:p>21.29</text:p>
          </table:table-cell>
          <table:table-cell office:value-type="float" office:value="21.35" calcext:value-type="float">
            <text:p>21.35</text:p>
          </table:table-cell>
          <table:table-cell office:value-type="float" office:value="22.74" calcext:value-type="float">
            <text:p>22.74</text:p>
          </table:table-cell>
          <table:table-cell office:value-type="float" office:value="21213925" calcext:value-type="float">
            <text:p>21213925</text:p>
          </table:table-cell>
          <table:table-cell office:value-type="float" office:value="21113796" calcext:value-type="float">
            <text:p>21113796</text:p>
          </table:table-cell>
          <table:table-cell office:value-type="float" office:value="21290888" calcext:value-type="float">
            <text:p>21290888</text:p>
          </table:table-cell>
          <table:table-cell office:value-type="float" office:value="24106487" calcext:value-type="float">
            <text:p>24106487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08" calcext:value-type="float">
            <text:p>8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91.58" calcext:value-type="float">
            <text:p>91.58</text:p>
          </table:table-cell>
          <table:table-cell office:value-type="float" office:value="85.1" calcext:value-type="float">
            <text:p>85.1</text:p>
          </table:table-cell>
          <table:table-cell office:value-type="float" office:value="84498611" calcext:value-type="float">
            <text:p>84498611</text:p>
          </table:table-cell>
          <table:table-cell office:value-type="float" office:value="84876972" calcext:value-type="float">
            <text:p>84876972</text:p>
          </table:table-cell>
          <table:table-cell office:value-type="float" office:value="85080176" calcext:value-type="float">
            <text:p>85080176</text:p>
          </table:table-cell>
          <table:table-cell office:value-type="float" office:value="90336120" calcext:value-type="float">
            <text:p>90336120</text:p>
          </table:table-cell>
        </table:table-row>
        <table:table-row table:style-name="ro1">
          <table:table-cell/>
          <table:table-cell office:value-type="float" office:value="21.37" calcext:value-type="float">
            <text:p>21.37</text:p>
          </table:table-cell>
          <table:table-cell office:value-type="float" office:value="21.08" calcext:value-type="float">
            <text:p>21.08</text:p>
          </table:table-cell>
          <table:table-cell office:value-type="float" office:value="21.3" calcext:value-type="float">
            <text:p>21.3</text:p>
          </table:table-cell>
          <table:table-cell office:value-type="float" office:value="21.46" calcext:value-type="float">
            <text:p>21.46</text:p>
          </table:table-cell>
          <table:table-cell office:value-type="float" office:value="22.74" calcext:value-type="float">
            <text:p>22.74</text:p>
          </table:table-cell>
          <table:table-cell office:value-type="float" office:value="21401986" calcext:value-type="float">
            <text:p>21401986</text:p>
          </table:table-cell>
          <table:table-cell office:value-type="float" office:value="21081388" calcext:value-type="float">
            <text:p>21081388</text:p>
          </table:table-cell>
          <table:table-cell office:value-type="float" office:value="21305182" calcext:value-type="float">
            <text:p>21305182</text:p>
          </table:table-cell>
          <table:table-cell office:value-type="float" office:value="24262700" calcext:value-type="float">
            <text:p>24262700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4.83" calcext:value-type="float">
            <text:p>84.83</text:p>
          </table:table-cell>
          <table:table-cell office:value-type="float" office:value="84.7" calcext:value-type="float">
            <text:p>84.7</text:p>
          </table:table-cell>
          <table:table-cell office:value-type="float" office:value="87.21" calcext:value-type="float">
            <text:p>87.21</text:p>
          </table:table-cell>
          <table:table-cell office:value-type="float" office:value="90.77" calcext:value-type="float">
            <text:p>90.77</text:p>
          </table:table-cell>
          <table:table-cell office:value-type="float" office:value="85.29" calcext:value-type="float">
            <text:p>85.29</text:p>
          </table:table-cell>
          <table:table-cell office:value-type="float" office:value="84469408" calcext:value-type="float">
            <text:p>84469408</text:p>
          </table:table-cell>
          <table:table-cell office:value-type="float" office:value="84829718" calcext:value-type="float">
            <text:p>84829718</text:p>
          </table:table-cell>
          <table:table-cell office:value-type="float" office:value="84700772" calcext:value-type="float">
            <text:p>84700772</text:p>
          </table:table-cell>
          <table:table-cell office:value-type="float" office:value="89603113" calcext:value-type="float">
            <text:p>89603113</text:p>
          </table:table-cell>
        </table:table-row>
        <table:table-row table:style-name="ro1">
          <table:table-cell/>
          <table:table-cell office:value-type="float" office:value="21.43" calcext:value-type="float">
            <text:p>21.43</text:p>
          </table:table-cell>
          <table:table-cell office:value-type="float" office:value="21.13" calcext:value-type="float">
            <text:p>21.13</text:p>
          </table:table-cell>
          <table:table-cell office:value-type="float" office:value="21.23" calcext:value-type="float">
            <text:p>21.23</text:p>
          </table:table-cell>
          <table:table-cell office:value-type="float" office:value="21.57" calcext:value-type="float">
            <text:p>21.57</text:p>
          </table:table-cell>
          <table:table-cell office:value-type="float" office:value="22.66" calcext:value-type="float">
            <text:p>22.66</text:p>
          </table:table-cell>
          <table:table-cell office:value-type="float" office:value="21458803" calcext:value-type="float">
            <text:p>21458803</text:p>
          </table:table-cell>
          <table:table-cell office:value-type="float" office:value="21130422" calcext:value-type="float">
            <text:p>21130422</text:p>
          </table:table-cell>
          <table:table-cell office:value-type="float" office:value="21235658" calcext:value-type="float">
            <text:p>21235658</text:p>
          </table:table-cell>
          <table:table-cell office:value-type="float" office:value="24019723" calcext:value-type="float">
            <text:p>24019723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4.86" calcext:value-type="float">
            <text:p>84.86</text:p>
          </table:table-cell>
          <table:table-cell office:value-type="float" office:value="84.51" calcext:value-type="float">
            <text:p>84.51</text:p>
          </table:table-cell>
          <table:table-cell office:value-type="float" office:value="90.81" calcext:value-type="float">
            <text:p>90.81</text:p>
          </table:table-cell>
          <table:table-cell office:value-type="float" office:value="90.82" calcext:value-type="float">
            <text:p>90.82</text:p>
          </table:table-cell>
          <table:table-cell office:value-type="float" office:value="84.89" calcext:value-type="float">
            <text:p>84.89</text:p>
          </table:table-cell>
          <table:table-cell office:value-type="float" office:value="84481415" calcext:value-type="float">
            <text:p>84481415</text:p>
          </table:table-cell>
          <table:table-cell office:value-type="float" office:value="84858779" calcext:value-type="float">
            <text:p>84858779</text:p>
          </table:table-cell>
          <table:table-cell office:value-type="float" office:value="84509985" calcext:value-type="float">
            <text:p>84509985</text:p>
          </table:table-cell>
          <table:table-cell office:value-type="float" office:value="93218367" calcext:value-type="float">
            <text:p>93218367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3" calcext:value-type="float">
            <text:p>21.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65" calcext:value-type="float">
            <text:p>22.65</text:p>
          </table:table-cell>
          <table:table-cell office:value-type="float" office:value="21193258" calcext:value-type="float">
            <text:p>21193258</text:p>
          </table:table-cell>
          <table:table-cell office:value-type="float" office:value="21092668" calcext:value-type="float">
            <text:p>21092668</text:p>
          </table:table-cell>
          <table:table-cell office:value-type="float" office:value="21296709" calcext:value-type="float">
            <text:p>21296709</text:p>
          </table:table-cell>
          <table:table-cell office:value-type="float" office:value="24601473" calcext:value-type="float">
            <text:p>24601473</text:p>
          </table:table-cell>
          <table:table-cell/>
          <table:table-cell office:value-type="float" office:value="84.47" calcext:value-type="float">
            <text:p>84.47</text:p>
          </table:table-cell>
          <table:table-cell office:value-type="float" office:value="85.71" calcext:value-type="float">
            <text:p>85.71</text:p>
          </table:table-cell>
          <table:table-cell office:value-type="float" office:value="84.71" calcext:value-type="float">
            <text:p>84.71</text:p>
          </table:table-cell>
          <table:table-cell office:value-type="float" office:value="86.14" calcext:value-type="float">
            <text:p>86.14</text:p>
          </table:table-cell>
          <table:table-cell office:value-type="float" office:value="90.56" calcext:value-type="float">
            <text:p>90.56</text:p>
          </table:table-cell>
          <table:table-cell office:value-type="float" office:value="84.9" calcext:value-type="float">
            <text:p>84.9</text:p>
          </table:table-cell>
          <table:table-cell office:value-type="float" office:value="84499966" calcext:value-type="float">
            <text:p>84499966</text:p>
          </table:table-cell>
          <table:table-cell office:value-type="float" office:value="85709585" calcext:value-type="float">
            <text:p>85709585</text:p>
          </table:table-cell>
          <table:table-cell office:value-type="float" office:value="84714798" calcext:value-type="float">
            <text:p>84714798</text:p>
          </table:table-cell>
          <table:table-cell office:value-type="float" office:value="88657388" calcext:value-type="float">
            <text:p>8865738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09" calcext:value-type="float">
            <text:p>21.09</text:p>
          </table:table-cell>
          <table:table-cell office:value-type="float" office:value="21.13" calcext:value-type="float">
            <text:p>21.13</text:p>
          </table:table-cell>
          <table:table-cell office:value-type="float" office:value="21.9" calcext:value-type="float">
            <text:p>21.9</text:p>
          </table:table-cell>
          <table:table-cell office:value-type="float" office:value="22.66" calcext:value-type="float">
            <text:p>22.66</text:p>
          </table:table-cell>
          <table:table-cell office:value-type="float" office:value="21185318" calcext:value-type="float">
            <text:p>21185318</text:p>
          </table:table-cell>
          <table:table-cell office:value-type="float" office:value="21094551" calcext:value-type="float">
            <text:p>21094551</text:p>
          </table:table-cell>
          <table:table-cell office:value-type="float" office:value="21127010" calcext:value-type="float">
            <text:p>21127010</text:p>
          </table:table-cell>
          <table:table-cell office:value-type="float" office:value="24505614" calcext:value-type="float">
            <text:p>24505614</text:p>
          </table:table-cell>
          <table:table-cell/>
          <table:table-cell office:value-type="float" office:value="84.45" calcext:value-type="float">
            <text:p>84.45</text:p>
          </table:table-cell>
          <table:table-cell office:value-type="float" office:value="85.33" calcext:value-type="float">
            <text:p>85.33</text:p>
          </table:table-cell>
          <table:table-cell office:value-type="float" office:value="84.7" calcext:value-type="float">
            <text:p>84.7</text:p>
          </table:table-cell>
          <table:table-cell office:value-type="float" office:value="90.99" calcext:value-type="float">
            <text:p>90.99</text:p>
          </table:table-cell>
          <table:table-cell office:value-type="float" office:value="90.88" calcext:value-type="float">
            <text:p>90.88</text:p>
          </table:table-cell>
          <table:table-cell office:value-type="float" office:value="84.81" calcext:value-type="float">
            <text:p>84.81</text:p>
          </table:table-cell>
          <table:table-cell office:value-type="float" office:value="84484432" calcext:value-type="float">
            <text:p>84484432</text:p>
          </table:table-cell>
          <table:table-cell office:value-type="float" office:value="85326541" calcext:value-type="float">
            <text:p>85326541</text:p>
          </table:table-cell>
          <table:table-cell office:value-type="float" office:value="84697724" calcext:value-type="float">
            <text:p>84697724</text:p>
          </table:table-cell>
          <table:table-cell office:value-type="float" office:value="93424041" calcext:value-type="float">
            <text:p>93424041</text:p>
          </table:table-cell>
        </table:table-row>
        <table:table-row table:style-name="ro1">
          <table:table-cell/>
          <table:table-cell office:value-type="float" office:value="21.18" calcext:value-type="float">
            <text:p>21.1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41" calcext:value-type="float">
            <text:p>21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7" calcext:value-type="float">
            <text:p>22.7</text:p>
          </table:table-cell>
          <table:table-cell office:value-type="float" office:value="21212448" calcext:value-type="float">
            <text:p>21212448</text:p>
          </table:table-cell>
          <table:table-cell office:value-type="float" office:value="21087175" calcext:value-type="float">
            <text:p>21087175</text:p>
          </table:table-cell>
          <table:table-cell office:value-type="float" office:value="21412626" calcext:value-type="float">
            <text:p>21412626</text:p>
          </table:table-cell>
          <table:table-cell office:value-type="float" office:value="24562323" calcext:value-type="float">
            <text:p>24562323</text:p>
          </table:table-cell>
          <table:table-cell/>
          <table:table-cell office:value-type="float" office:value="84.44" calcext:value-type="float">
            <text:p>84.44</text:p>
          </table:table-cell>
          <table:table-cell office:value-type="float" office:value="85.35" calcext:value-type="float">
            <text:p>85.35</text:p>
          </table:table-cell>
          <table:table-cell office:value-type="float" office:value="84.88" calcext:value-type="float">
            <text:p>84.88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85.29" calcext:value-type="float">
            <text:p>85.29</text:p>
          </table:table-cell>
          <table:table-cell office:value-type="float" office:value="84469315" calcext:value-type="float">
            <text:p>84469315</text:p>
          </table:table-cell>
          <table:table-cell office:value-type="float" office:value="85351468" calcext:value-type="float">
            <text:p>85351468</text:p>
          </table:table-cell>
          <table:table-cell office:value-type="float" office:value="84877431" calcext:value-type="float">
            <text:p>84877431</text:p>
          </table:table-cell>
          <table:table-cell office:value-type="float" office:value="93222408" calcext:value-type="float">
            <text:p>93222408</text:p>
          </table:table-cell>
        </table:table-row>
        <table:table-row table:style-name="ro1">
          <table:table-cell/>
          <table:table-cell office:value-type="float" office:value="21.15" calcext:value-type="float">
            <text:p>21.15</text:p>
          </table:table-cell>
          <table:table-cell office:value-type="float" office:value="21.11" calcext:value-type="float">
            <text:p>21.11</text:p>
          </table:table-cell>
          <table:table-cell office:value-type="float" office:value="21.23" calcext:value-type="float">
            <text:p>21.23</text:p>
          </table:table-cell>
          <table:table-cell office:value-type="float" office:value="22.28" calcext:value-type="float">
            <text:p>22.28</text:p>
          </table:table-cell>
          <table:table-cell office:value-type="float" office:value="22.7" calcext:value-type="float">
            <text:p>22.7</text:p>
          </table:table-cell>
          <table:table-cell office:value-type="float" office:value="21178349" calcext:value-type="float">
            <text:p>21178349</text:p>
          </table:table-cell>
          <table:table-cell office:value-type="float" office:value="21114733" calcext:value-type="float">
            <text:p>21114733</text:p>
          </table:table-cell>
          <table:table-cell office:value-type="float" office:value="21230568" calcext:value-type="float">
            <text:p>21230568</text:p>
          </table:table-cell>
          <table:table-cell office:value-type="float" office:value="25038413" calcext:value-type="float">
            <text:p>25038413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84.97" calcext:value-type="float">
            <text:p>84.97</text:p>
          </table:table-cell>
          <table:table-cell office:value-type="float" office:value="84.48" calcext:value-type="float">
            <text:p>84.48</text:p>
          </table:table-cell>
          <table:table-cell office:value-type="float" office:value="87.14" calcext:value-type="float">
            <text:p>87.14</text:p>
          </table:table-cell>
          <table:table-cell office:value-type="float" office:value="90.66" calcext:value-type="float">
            <text:p>90.66</text:p>
          </table:table-cell>
          <table:table-cell office:value-type="float" office:value="84.89" calcext:value-type="float">
            <text:p>84.89</text:p>
          </table:table-cell>
          <table:table-cell office:value-type="float" office:value="84913338" calcext:value-type="float">
            <text:p>84913338</text:p>
          </table:table-cell>
          <table:table-cell office:value-type="float" office:value="84966131" calcext:value-type="float">
            <text:p>84966131</text:p>
          </table:table-cell>
          <table:table-cell office:value-type="float" office:value="84485588" calcext:value-type="float">
            <text:p>84485588</text:p>
          </table:table-cell>
          <table:table-cell office:value-type="float" office:value="89554322" calcext:value-type="float">
            <text:p>89554322</text:p>
          </table:table-cell>
        </table:table-row>
        <table:table-row table:style-name="ro1">
          <table:table-cell/>
          <table:table-cell office:value-type="float" office:value="21.16" calcext:value-type="float">
            <text:p>21.16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" calcext:value-type="float">
            <text:p>21.2</text:p>
          </table:table-cell>
          <table:table-cell office:value-type="float" office:value="22.01" calcext:value-type="float">
            <text:p>22.01</text:p>
          </table:table-cell>
          <table:table-cell office:value-type="float" office:value="22.66" calcext:value-type="float">
            <text:p>22.66</text:p>
          </table:table-cell>
          <table:table-cell office:value-type="float" office:value="21197183" calcext:value-type="float">
            <text:p>21197183</text:p>
          </table:table-cell>
          <table:table-cell office:value-type="float" office:value="21087232" calcext:value-type="float">
            <text:p>21087232</text:p>
          </table:table-cell>
          <table:table-cell office:value-type="float" office:value="21199577" calcext:value-type="float">
            <text:p>21199577</text:p>
          </table:table-cell>
          <table:table-cell office:value-type="float" office:value="24774435" calcext:value-type="float">
            <text:p>24774435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84.62" calcext:value-type="float">
            <text:p>84.62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7" calcext:value-type="float">
            <text:p>87.47</text:p>
          </table:table-cell>
          <table:table-cell office:value-type="float" office:value="90.56" calcext:value-type="float">
            <text:p>90.56</text:p>
          </table:table-cell>
          <table:table-cell office:value-type="float" office:value="84.9" calcext:value-type="float">
            <text:p>84.9</text:p>
          </table:table-cell>
          <table:table-cell office:value-type="float" office:value="84494617" calcext:value-type="float">
            <text:p>84494617</text:p>
          </table:table-cell>
          <table:table-cell office:value-type="float" office:value="84620711" calcext:value-type="float">
            <text:p>84620711</text:p>
          </table:table-cell>
          <table:table-cell office:value-type="float" office:value="84770962" calcext:value-type="float">
            <text:p>84770962</text:p>
          </table:table-cell>
          <table:table-cell office:value-type="float" office:value="89898828" calcext:value-type="float">
            <text:p>89898828</text:p>
          </table:table-cell>
        </table:table-row>
        <table:table-row table:style-name="ro1">
          <table:table-cell/>
          <table:table-cell office:value-type="float" office:value="21.19" calcext:value-type="float">
            <text:p>21.19</text:p>
          </table:table-cell>
          <table:table-cell office:value-type="float" office:value="21.09" calcext:value-type="float">
            <text:p>21.09</text:p>
          </table:table-cell>
          <table:table-cell table:number-columns-repeated="2" office:value-type="float" office:value="21.52" calcext:value-type="float">
            <text:p>21.52</text:p>
          </table:table-cell>
          <table:table-cell office:value-type="float" office:value="22.67" calcext:value-type="float">
            <text:p>22.67</text:p>
          </table:table-cell>
          <table:table-cell office:value-type="float" office:value="21220149" calcext:value-type="float">
            <text:p>21220149</text:p>
          </table:table-cell>
          <table:table-cell office:value-type="float" office:value="21092080" calcext:value-type="float">
            <text:p>21092080</text:p>
          </table:table-cell>
          <table:table-cell office:value-type="float" office:value="21525356" calcext:value-type="float">
            <text:p>21525356</text:p>
          </table:table-cell>
          <table:table-cell office:value-type="float" office:value="24106120" calcext:value-type="float">
            <text:p>24106120</text:p>
          </table:table-cell>
          <table:table-cell/>
          <table:table-cell office:value-type="float" office:value="84.83" calcext:value-type="float">
            <text:p>84.83</text:p>
          </table:table-cell>
          <table:table-cell office:value-type="float" office:value="84.59" calcext:value-type="float">
            <text:p>84.59</text:p>
          </table:table-cell>
          <table:table-cell office:value-type="float" office:value="84.76" calcext:value-type="float">
            <text:p>84.76</text:p>
          </table:table-cell>
          <table:table-cell office:value-type="float" office:value="93.68" calcext:value-type="float">
            <text:p>93.68</text:p>
          </table:table-cell>
          <table:table-cell office:value-type="float" office:value="90.67" calcext:value-type="float">
            <text:p>90.67</text:p>
          </table:table-cell>
          <table:table-cell office:value-type="float" office:value="84.81" calcext:value-type="float">
            <text:p>84.81</text:p>
          </table:table-cell>
          <table:table-cell office:value-type="float" office:value="84857794" calcext:value-type="float">
            <text:p>84857794</text:p>
          </table:table-cell>
          <table:table-cell office:value-type="float" office:value="84593434" calcext:value-type="float">
            <text:p>84593434</text:p>
          </table:table-cell>
          <table:table-cell office:value-type="float" office:value="84755735" calcext:value-type="float">
            <text:p>84755735</text:p>
          </table:table-cell>
          <table:table-cell office:value-type="float" office:value="96131198" calcext:value-type="float">
            <text:p>96131198</text:p>
          </table:table-cell>
        </table:table-row>
        <table:table-row table:style-name="ro1">
          <table:table-cell/>
          <table:table-cell office:value-type="float" office:value="21.14" calcext:value-type="float">
            <text:p>21.14</text:p>
          </table:table-cell>
          <table:table-cell office:value-type="float" office:value="21.17" calcext:value-type="float">
            <text:p>21.17</text:p>
          </table:table-cell>
          <table:table-cell office:value-type="float" office:value="21.38" calcext:value-type="float">
            <text:p>21.38</text:p>
          </table:table-cell>
          <table:table-cell office:value-type="float" office:value="21.42" calcext:value-type="float">
            <text:p>21.42</text:p>
          </table:table-cell>
          <table:table-cell office:value-type="float" office:value="22.74" calcext:value-type="float">
            <text:p>22.74</text:p>
          </table:table-cell>
          <table:table-cell office:value-type="float" office:value="21175788" calcext:value-type="float">
            <text:p>21175788</text:p>
          </table:table-cell>
          <table:table-cell office:value-type="float" office:value="21171714" calcext:value-type="float">
            <text:p>21171714</text:p>
          </table:table-cell>
          <table:table-cell office:value-type="float" office:value="21380037" calcext:value-type="float">
            <text:p>21380037</text:p>
          </table:table-cell>
          <table:table-cell office:value-type="float" office:value="24130734" calcext:value-type="float">
            <text:p>24130734</text:p>
          </table:table-cell>
          <table:table-cell/>
          <table:table-cell office:value-type="float" office:value="85.18" calcext:value-type="float">
            <text:p>85.18</text:p>
          </table:table-cell>
          <table:table-cell office:value-type="float" office:value="84.83" calcext:value-type="float">
            <text:p>84.83</text:p>
          </table:table-cell>
          <table:table-cell office:value-type="float" office:value="85.01" calcext:value-type="float">
            <text:p>85.01</text:p>
          </table:table-cell>
          <table:table-cell office:value-type="float" office:value="91.33" calcext:value-type="float">
            <text:p>91.33</text:p>
          </table:table-cell>
          <table:table-cell office:value-type="float" office:value="90.77" calcext:value-type="float">
            <text:p>90.77</text:p>
          </table:table-cell>
          <table:table-cell office:value-type="float" office:value="85.29" calcext:value-type="float">
            <text:p>85.29</text:p>
          </table:table-cell>
          <table:table-cell office:value-type="float" office:value="85216818" calcext:value-type="float">
            <text:p>85216818</text:p>
          </table:table-cell>
          <table:table-cell office:value-type="float" office:value="84830345" calcext:value-type="float">
            <text:p>84830345</text:p>
          </table:table-cell>
          <table:table-cell office:value-type="float" office:value="85015526" calcext:value-type="float">
            <text:p>85015526</text:p>
          </table:table-cell>
          <table:table-cell office:value-type="float" office:value="93750411" calcext:value-type="float">
            <text:p>9375041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21.211" calcext:value-type="float">
            <text:p>21.211</text:p>
          </table:table-cell>
          <table:table-cell table:style-name="ce3" table:formula="of:=AVERAGE([.C4:.C13])" office:value-type="float" office:value="21.105" calcext:value-type="float">
            <text:p>21.105</text:p>
          </table:table-cell>
          <table:table-cell table:style-name="ce3" table:formula="of:=AVERAGE([.D4:.D13])" office:value-type="float" office:value="21.299" calcext:value-type="float">
            <text:p>21.299</text:p>
          </table:table-cell>
          <table:table-cell table:style-name="ce3" table:formula="of:=AVERAGE([.E4:.E13])" office:value-type="float" office:value="21.712" calcext:value-type="float">
            <text:p>21.712</text:p>
          </table:table-cell>
          <table:table-cell table:style-name="ce3" table:formula="of:=AVERAGE([.F4:.F13])" office:value-type="float" office:value="22.692" calcext:value-type="float">
            <text:p>22.692</text:p>
          </table:table-cell>
          <table:table-cell table:style-name="ce3" table:formula="of:=AVERAGE([.G4:.G13])" office:value-type="float" office:value="21243720.7" calcext:value-type="float">
            <text:p>21243720.7</text:p>
          </table:table-cell>
          <table:table-cell table:style-name="ce3" table:formula="of:=AVERAGE([.H4:.H13])" office:value-type="float" office:value="21106575.9" calcext:value-type="float">
            <text:p>21106575.9</text:p>
          </table:table-cell>
          <table:table-cell table:style-name="ce3" table:formula="of:=AVERAGE([.I4:.I13])" office:value-type="float" office:value="21300361.1" calcext:value-type="float">
            <text:p>21300361.1</text:p>
          </table:table-cell>
          <table:table-cell table:style-name="ce3" table:formula="of:=AVERAGE([.J4:.J13])" office:value-type="float" office:value="24410802.2" calcext:value-type="float">
            <text:p>24410802.2</text:p>
          </table:table-cell>
          <table:table-cell/>
          <table:table-cell table:style-name="ce3" table:formula="of:=AVERAGE([.L4:.L13])" office:value-type="float" office:value="84.607" calcext:value-type="float">
            <text:p>84.607</text:p>
          </table:table-cell>
          <table:table-cell table:style-name="ce3" table:formula="of:=AVERAGE([.M4:.M13])" office:value-type="float" office:value="84.997" calcext:value-type="float">
            <text:p>84.997</text:p>
          </table:table-cell>
          <table:table-cell table:style-name="ce3" table:formula="of:=AVERAGE([.N4:.N13])" office:value-type="float" office:value="84.76" calcext:value-type="float">
            <text:p>84.76</text:p>
          </table:table-cell>
          <table:table-cell table:style-name="ce3" table:formula="of:=AVERAGE([.O4:.O13])" office:value-type="float" office:value="89.325" calcext:value-type="float">
            <text:p>89.325</text:p>
          </table:table-cell>
          <table:table-cell table:style-name="ce3" table:formula="of:=AVERAGE([.P4:.P13])" office:value-type="float" office:value="90.787" calcext:value-type="float">
            <text:p>90.787</text:p>
          </table:table-cell>
          <table:table-cell table:style-name="ce3" table:formula="of:=AVERAGE([.Q4:.Q13])" office:value-type="float" office:value="85.017" calcext:value-type="float">
            <text:p>85.017</text:p>
          </table:table-cell>
          <table:table-cell table:style-name="ce3" table:formula="of:=AVERAGE([.R4:.R13])" office:value-type="float" office:value="84638571.4" calcext:value-type="float">
            <text:p>84638571.4</text:p>
          </table:table-cell>
          <table:table-cell table:style-name="ce3" table:formula="of:=AVERAGE([.S4:.S13])" office:value-type="float" office:value="84996368.4" calcext:value-type="float">
            <text:p>84996368.4</text:p>
          </table:table-cell>
          <table:table-cell table:style-name="ce3" table:formula="of:=AVERAGE([.T4:.T13])" office:value-type="float" office:value="84760869.7" calcext:value-type="float">
            <text:p>84760869.7</text:p>
          </table:table-cell>
          <table:table-cell table:style-name="ce3" table:formula="of:=AVERAGE([.U4:.U13])" office:value-type="float" office:value="91779619.6" calcext:value-type="float">
            <text:p>91779619.6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101811372427424" calcext:value-type="float">
            <text:p>0.101811372427424</text:p>
          </table:table-cell>
          <table:table-cell table:style-name="ce3" table:formula="of:=STDEV([.C4:.C13])" office:value-type="float" office:value="0.0271825107171674" calcext:value-type="float">
            <text:p>0.027182510717167</text:p>
          </table:table-cell>
          <table:table-cell table:style-name="ce3" table:formula="of:=STDEV([.D4:.D13])" office:value-type="float" office:value="0.113377442396821" calcext:value-type="float">
            <text:p>0.113377442396821</text:p>
          </table:table-cell>
          <table:table-cell table:style-name="ce3" table:formula="of:=STDEV([.E4:.E13])" office:value-type="float" office:value="0.299881458061163" calcext:value-type="float">
            <text:p>0.299881458061163</text:p>
          </table:table-cell>
          <table:table-cell table:style-name="ce3" table:formula="of:=STDEV([.F4:.F13])" office:value-type="float" office:value="0.0370585122924988" calcext:value-type="float">
            <text:p>0.037058512292499</text:p>
          </table:table-cell>
          <table:table-cell table:style-name="ce3" table:formula="of:=STDEV([.G4:.G13])" office:value-type="float" office:value="100410.888836321" calcext:value-type="float">
            <text:p>100410.888836321</text:p>
          </table:table-cell>
          <table:table-cell table:style-name="ce3" table:formula="of:=STDEV([.H4:.H13])" office:value-type="float" office:value="27615.3085461669" calcext:value-type="float">
            <text:p>27615.3085461669</text:p>
          </table:table-cell>
          <table:table-cell table:style-name="ce3" table:formula="of:=STDEV([.I4:.I13])" office:value-type="float" office:value="114971.63274038" calcext:value-type="float">
            <text:p>114971.63274038</text:p>
          </table:table-cell>
          <table:table-cell table:style-name="ce3" table:formula="of:=STDEV([.J4:.J13])" office:value-type="float" office:value="338818.485763166" calcext:value-type="float">
            <text:p>338818.485763166</text:p>
          </table:table-cell>
          <table:table-cell/>
          <table:table-cell table:style-name="ce3" table:formula="of:=STDEV([.L4:.L13])" office:value-type="float" office:value="0.261790841024749" calcext:value-type="float">
            <text:p>0.261790841024749</text:p>
          </table:table-cell>
          <table:table-cell table:style-name="ce3" table:formula="of:=STDEV([.M4:.M13])" office:value-type="float" office:value="0.355997815224254" calcext:value-type="float">
            <text:p>0.355997815224254</text:p>
          </table:table-cell>
          <table:table-cell table:style-name="ce3" table:formula="of:=STDEV([.N4:.N13])" office:value-type="float" office:value="0.191485421551266" calcext:value-type="float">
            <text:p>0.191485421551266</text:p>
          </table:table-cell>
          <table:table-cell table:style-name="ce3" table:formula="of:=STDEV([.O4:.O13])" office:value-type="float" office:value="2.48725305865281" calcext:value-type="float">
            <text:p>2.48725305865281</text:p>
          </table:table-cell>
          <table:table-cell table:style-name="ce3" table:formula="of:=STDEV([.P4:.P13])" office:value-type="float" office:value="0.299445784371357" calcext:value-type="float">
            <text:p>0.299445784371357</text:p>
          </table:table-cell>
          <table:table-cell/>
          <table:table-cell table:style-name="ce3" table:formula="of:=STDEV([.R4:.R13])" office:value-type="float" office:value="263136.778232749" calcext:value-type="float">
            <text:p>263136.778232749</text:p>
          </table:table-cell>
          <table:table-cell table:style-name="ce3" table:formula="of:=STDEV([.S4:.S13])" office:value-type="float" office:value="355386.952170354" calcext:value-type="float">
            <text:p>355386.952170354</text:p>
          </table:table-cell>
          <table:table-cell table:style-name="ce3" table:formula="of:=STDEV([.T4:.T13])" office:value-type="float" office:value="191185.181385919" calcext:value-type="float">
            <text:p>191185.181385919</text:p>
          </table:table-cell>
          <table:table-cell table:style-name="ce3" table:formula="of:=STDEV([.U4:.U13])" office:value-type="float" office:value="2466093.0908107" calcext:value-type="float">
            <text:p>2466093.090810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table:number-columns-repeated="6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0.458839723754949" calcext:value-type="float">
            <text:p>0.458839723754949</text:p>
          </table:table-cell>
          <table:table-cell table:formula="of:=100-(([.N14]*100)/[.L14])" office:value-type="float" office:value="-0.180836101031829" calcext:value-type="float">
            <text:p>-0.180836101031829</text:p>
          </table:table-cell>
          <table:table-cell table:formula="of:=100-(([.O14]*100)/[.M14])" office:value-type="float" office:value="-5.09194442156782" calcext:value-type="float">
            <text:p>-5.09194442156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502250651504383" calcext:value-type="float">
            <text:p>-0.502250651504383</text:p>
          </table:table-cell>
          <table:table-cell table:formula="of:=100-(([.D14]*100)/[.B14])" office:value-type="float" office:value="-0.414879072179545" calcext:value-type="float">
            <text:p>-0.414879072179545</text:p>
          </table:table-cell>
          <table:table-cell table:formula="of:=100-(([.E14]*100)/[.C14])" office:value-type="float" office:value="-2.87609571191659" calcext:value-type="float">
            <text:p>-2.87609571191659</text:p>
          </table:table-cell>
          <table:table-cell table:number-columns-repeated="16"/>
        </table:table-row>
      </table:table>
      <table:table table:name="IS" table:style-name="ta1">
        <table:table-column table:style-name="co1" table:number-columns-repeated="21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4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Linux KVM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309657" calcext:value-type="float">
            <text:p>1309657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1337981" calcext:value-type="float">
            <text:p>1337981</text:p>
          </table:table-cell>
          <table:table-cell office:value-type="float" office:value="4123452" calcext:value-type="float">
            <text:p>4123452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office:value-type="float" office:value="1.4" calcext:value-type="float">
            <text:p>1.4</text:p>
          </table:table-cell>
          <table:table-cell office:value-type="float" office:value="1.51" calcext:value-type="float">
            <text:p>1.51</text:p>
          </table:table-cell>
          <table:table-cell office:value-type="float" office:value="5396543" calcext:value-type="float">
            <text:p>5396543</text:p>
          </table:table-cell>
          <table:table-cell office:value-type="float" office:value="4816230" calcext:value-type="float">
            <text:p>4816230</text:p>
          </table:table-cell>
          <table:table-cell office:value-type="float" office:value="4923922" calcext:value-type="float">
            <text:p>4923922</text:p>
          </table:table-cell>
          <table:table-cell office:value-type="float" office:value="7783965" calcext:value-type="float">
            <text:p>7783965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1286706" calcext:value-type="float">
            <text:p>1286706</text:p>
          </table:table-cell>
          <table:table-cell office:value-type="float" office:value="1232559" calcext:value-type="float">
            <text:p>1232559</text:p>
          </table:table-cell>
          <table:table-cell office:value-type="float" office:value="1336520" calcext:value-type="float">
            <text:p>1336520</text:p>
          </table:table-cell>
          <table:table-cell office:value-type="float" office:value="3810367" calcext:value-type="float">
            <text:p>3810367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5331575" calcext:value-type="float">
            <text:p>5331575</text:p>
          </table:table-cell>
          <table:table-cell office:value-type="float" office:value="4770435" calcext:value-type="float">
            <text:p>4770435</text:p>
          </table:table-cell>
          <table:table-cell office:value-type="float" office:value="4946310" calcext:value-type="float">
            <text:p>4946310</text:p>
          </table:table-cell>
          <table:table-cell office:value-type="float" office:value="7395080" calcext:value-type="float">
            <text:p>7395080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1286270" calcext:value-type="float">
            <text:p>1286270</text:p>
          </table:table-cell>
          <table:table-cell office:value-type="float" office:value="1219798" calcext:value-type="float">
            <text:p>1219798</text:p>
          </table:table-cell>
          <table:table-cell office:value-type="float" office:value="1335249" calcext:value-type="float">
            <text:p>1335249</text:p>
          </table:table-cell>
          <table:table-cell office:value-type="float" office:value="3954759" calcext:value-type="float">
            <text:p>3954759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5278938" calcext:value-type="float">
            <text:p>527893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37702" calcext:value-type="float">
            <text:p>4937702</text:p>
          </table:table-cell>
          <table:table-cell office:value-type="float" office:value="7614527" calcext:value-type="float">
            <text:p>7614527</text:p>
          </table:table-cell>
        </table:table-row>
        <table:table-row table:style-name="ro1"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office:value-type="float" office:value="1285368" calcext:value-type="float">
            <text:p>1285368</text:p>
          </table:table-cell>
          <table:table-cell office:value-type="float" office:value="1221080" calcext:value-type="float">
            <text:p>1221080</text:p>
          </table:table-cell>
          <table:table-cell office:value-type="float" office:value="1326654" calcext:value-type="float">
            <text:p>1326654</text:p>
          </table:table-cell>
          <table:table-cell office:value-type="float" office:value="3898746" calcext:value-type="float">
            <text:p>3898746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1.52" calcext:value-type="float">
            <text:p>1.52</text:p>
          </table:table-cell>
          <table:table-cell office:value-type="float" office:value="5365643" calcext:value-type="float">
            <text:p>5365643</text:p>
          </table:table-cell>
          <table:table-cell office:value-type="float" office:value="4912945" calcext:value-type="float">
            <text:p>4912945</text:p>
          </table:table-cell>
          <table:table-cell office:value-type="float" office:value="4934070" calcext:value-type="float">
            <text:p>4934070</text:p>
          </table:table-cell>
          <table:table-cell office:value-type="float" office:value="7482340" calcext:value-type="float">
            <text:p>7482340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1286413" calcext:value-type="float">
            <text:p>1286413</text:p>
          </table:table-cell>
          <table:table-cell office:value-type="float" office:value="1178532" calcext:value-type="float">
            <text:p>1178532</text:p>
          </table:table-cell>
          <table:table-cell office:value-type="float" office:value="1322393" calcext:value-type="float">
            <text:p>1322393</text:p>
          </table:table-cell>
          <table:table-cell office:value-type="float" office:value="4166781" calcext:value-type="float">
            <text:p>4166781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5063135" calcext:value-type="float">
            <text:p>5063135</text:p>
          </table:table-cell>
          <table:table-cell office:value-type="float" office:value="4787083" calcext:value-type="float">
            <text:p>4787083</text:p>
          </table:table-cell>
          <table:table-cell office:value-type="float" office:value="4920986" calcext:value-type="float">
            <text:p>4920986</text:p>
          </table:table-cell>
          <table:table-cell office:value-type="float" office:value="7999662" calcext:value-type="float">
            <text:p>7999662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286998" calcext:value-type="float">
            <text:p>1286998</text:p>
          </table:table-cell>
          <table:table-cell office:value-type="float" office:value="1178719" calcext:value-type="float">
            <text:p>1178719</text:p>
          </table:table-cell>
          <table:table-cell office:value-type="float" office:value="1274290" calcext:value-type="float">
            <text:p>1274290</text:p>
          </table:table-cell>
          <table:table-cell office:value-type="float" office:value="4018201" calcext:value-type="float">
            <text:p>4018201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2" calcext:value-type="float">
            <text:p>1.62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5154309" calcext:value-type="float">
            <text:p>5154309</text:p>
          </table:table-cell>
          <table:table-cell office:value-type="float" office:value="4773227" calcext:value-type="float">
            <text:p>4773227</text:p>
          </table:table-cell>
          <table:table-cell office:value-type="float" office:value="4781215" calcext:value-type="float">
            <text:p>4781215</text:p>
          </table:table-cell>
          <table:table-cell office:value-type="float" office:value="7798118" calcext:value-type="float">
            <text:p>7798118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office:value-type="float" office:value="1287269" calcext:value-type="float">
            <text:p>1287269</text:p>
          </table:table-cell>
          <table:table-cell office:value-type="float" office:value="1175344" calcext:value-type="float">
            <text:p>1175344</text:p>
          </table:table-cell>
          <table:table-cell office:value-type="float" office:value="1335394" calcext:value-type="float">
            <text:p>1335394</text:p>
          </table:table-cell>
          <table:table-cell office:value-type="float" office:value="4426699" calcext:value-type="float">
            <text:p>4426699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75" calcext:value-type="float">
            <text:p>1.75</text:p>
          </table:table-cell>
          <table:table-cell office:value-type="float" office:value="1.39" calcext:value-type="float">
            <text:p>1.39</text:p>
          </table:table-cell>
          <table:table-cell office:value-type="float" office:value="1.52" calcext:value-type="float">
            <text:p>1.52</text:p>
          </table:table-cell>
          <table:table-cell office:value-type="float" office:value="5351576" calcext:value-type="float">
            <text:p>5351576</text:p>
          </table:table-cell>
          <table:table-cell office:value-type="float" office:value="4773027" calcext:value-type="float">
            <text:p>4773027</text:p>
          </table:table-cell>
          <table:table-cell office:value-type="float" office:value="4924446" calcext:value-type="float">
            <text:p>4924446</text:p>
          </table:table-cell>
          <table:table-cell office:value-type="float" office:value="7970186" calcext:value-type="float">
            <text:p>7970186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286100" calcext:value-type="float">
            <text:p>1286100</text:p>
          </table:table-cell>
          <table:table-cell office:value-type="float" office:value="1175164" calcext:value-type="float">
            <text:p>1175164</text:p>
          </table:table-cell>
          <table:table-cell office:value-type="float" office:value="1177797" calcext:value-type="float">
            <text:p>1177797</text:p>
          </table:table-cell>
          <table:table-cell office:value-type="float" office:value="4142383" calcext:value-type="float">
            <text:p>4142383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5071477" calcext:value-type="float">
            <text:p>5071477</text:p>
          </table:table-cell>
          <table:table-cell office:value-type="float" office:value="4773177" calcext:value-type="float">
            <text:p>4773177</text:p>
          </table:table-cell>
          <table:table-cell office:value-type="float" office:value="4918021" calcext:value-type="float">
            <text:p>4918021</text:p>
          </table:table-cell>
          <table:table-cell office:value-type="float" office:value="7551011" calcext:value-type="float">
            <text:p>7551011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7012" calcext:value-type="float">
            <text:p>1337012</text:p>
          </table:table-cell>
          <table:table-cell office:value-type="float" office:value="1175150" calcext:value-type="float">
            <text:p>1175150</text:p>
          </table:table-cell>
          <table:table-cell office:value-type="float" office:value="1307478" calcext:value-type="float">
            <text:p>1307478</text:p>
          </table:table-cell>
          <table:table-cell office:value-type="float" office:value="3807356" calcext:value-type="float">
            <text:p>3807356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52" calcext:value-type="float">
            <text:p>1.52</text:p>
          </table:table-cell>
          <table:table-cell office:value-type="float" office:value="1.39" calcext:value-type="float">
            <text:p>1.39</text:p>
          </table:table-cell>
          <table:table-cell office:value-type="float" office:value="1.5" calcext:value-type="float">
            <text:p>1.5</text:p>
          </table:table-cell>
          <table:table-cell office:value-type="float" office:value="5159508" calcext:value-type="float">
            <text:p>5159508</text:p>
          </table:table-cell>
          <table:table-cell office:value-type="float" office:value="4772885" calcext:value-type="float">
            <text:p>4772885</text:p>
          </table:table-cell>
          <table:table-cell office:value-type="float" office:value="4922480" calcext:value-type="float">
            <text:p>4922480</text:p>
          </table:table-cell>
          <table:table-cell office:value-type="float" office:value="8038420" calcext:value-type="float">
            <text:p>8038420</text:p>
          </table:table-cell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1347987" calcext:value-type="float">
            <text:p>1347987</text:p>
          </table:table-cell>
          <table:table-cell office:value-type="float" office:value="1174954" calcext:value-type="float">
            <text:p>1174954</text:p>
          </table:table-cell>
          <table:table-cell office:value-type="float" office:value="1319006" calcext:value-type="float">
            <text:p>1319006</text:p>
          </table:table-cell>
          <table:table-cell office:value-type="float" office:value="4219299" calcext:value-type="float">
            <text:p>4219299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67" calcext:value-type="float">
            <text:p>1.67</text:p>
          </table:table-cell>
          <table:table-cell office:value-type="float" office:value="1.39" calcext:value-type="float">
            <text:p>1.39</text:p>
          </table:table-cell>
          <table:table-cell office:value-type="float" office:value="1.51" calcext:value-type="float">
            <text:p>1.51</text:p>
          </table:table-cell>
          <table:table-cell office:value-type="float" office:value="5085619" calcext:value-type="float">
            <text:p>5085619</text:p>
          </table:table-cell>
          <table:table-cell office:value-type="float" office:value="4773014" calcext:value-type="float">
            <text:p>4773014</text:p>
          </table:table-cell>
          <table:table-cell office:value-type="float" office:value="4926916" calcext:value-type="float">
            <text:p>4926916</text:p>
          </table:table-cell>
          <table:table-cell office:value-type="float" office:value="7758141" calcext:value-type="float">
            <text:p>7758141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38" calcext:value-type="float">
            <text:p>0.38</text:p>
          </table:table-cell>
          <table:table-cell table:style-name="ce3" table:formula="of:=AVERAGE([.C4:.C13])" office:value-type="float" office:value="0.353" calcext:value-type="float">
            <text:p>0.353</text:p>
          </table:table-cell>
          <table:table-cell table:style-name="ce3" table:formula="of:=AVERAGE([.D4:.D13])" office:value-type="float" office:value="0.348" calcext:value-type="float">
            <text:p>0.348</text:p>
          </table:table-cell>
          <table:table-cell table:style-name="ce3" table:formula="of:=AVERAGE([.E4:.E13])" office:value-type="float" office:value="0.387" calcext:value-type="float">
            <text:p>0.387</text:p>
          </table:table-cell>
          <table:table-cell table:style-name="ce3" table:formula="of:=AVERAGE([.F4:.F13])" office:value-type="float" office:value="0.35" calcext:value-type="float">
            <text:p>0.35</text:p>
          </table:table-cell>
          <table:table-cell table:style-name="ce3" table:formula="of:=AVERAGE([.G4:.G13])" office:value-type="float" office:value="1299978" calcext:value-type="float">
            <text:p>1299978</text:p>
          </table:table-cell>
          <table:table-cell table:style-name="ce3" table:formula="of:=AVERAGE([.H4:.H13])" office:value-type="float" office:value="1198414.4" calcext:value-type="float">
            <text:p>1198414.4</text:p>
          </table:table-cell>
          <table:table-cell table:style-name="ce3" table:formula="of:=AVERAGE([.I4:.I13])" office:value-type="float" office:value="1307276.2" calcext:value-type="float">
            <text:p>1307276.2</text:p>
          </table:table-cell>
          <table:table-cell table:style-name="ce3" table:formula="of:=AVERAGE([.J4:.J13])" office:value-type="float" office:value="4056804.3" calcext:value-type="float">
            <text:p>4056804.3</text:p>
          </table:table-cell>
          <table:table-cell/>
          <table:table-cell table:style-name="ce3" table:formula="of:=AVERAGE([.L4:.L13])" office:value-type="float" office:value="1.503" calcext:value-type="float">
            <text:p>1.503</text:p>
          </table:table-cell>
          <table:table-cell table:style-name="ce3" table:formula="of:=AVERAGE([.M4:.M13])" office:value-type="float" office:value="1.363" calcext:value-type="float">
            <text:p>1.363</text:p>
          </table:table-cell>
          <table:table-cell table:style-name="ce3" table:formula="of:=AVERAGE([.N4:.N13])" office:value-type="float" office:value="1.351" calcext:value-type="float">
            <text:p>1.351</text:p>
          </table:table-cell>
          <table:table-cell table:style-name="ce3" table:formula="of:=AVERAGE([.O4:.O13])" office:value-type="float" office:value="1.544" calcext:value-type="float">
            <text:p>1.544</text:p>
          </table:table-cell>
          <table:table-cell table:style-name="ce3" table:formula="of:=AVERAGE([.P4:.P13])" office:value-type="float" office:value="1.392" calcext:value-type="float">
            <text:p>1.392</text:p>
          </table:table-cell>
          <table:table-cell table:style-name="ce3" table:formula="of:=AVERAGE([.Q4:.Q13])" office:value-type="float" office:value="1.51" calcext:value-type="float">
            <text:p>1.51</text:p>
          </table:table-cell>
          <table:table-cell table:style-name="ce3" table:formula="of:=AVERAGE([.R4:.R13])" office:value-type="float" office:value="5225832.3" calcext:value-type="float">
            <text:p>5225832.3</text:p>
          </table:table-cell>
          <table:table-cell table:style-name="ce3" table:formula="of:=AVERAGE([.S4:.S13])" office:value-type="float" office:value="4792490.8" calcext:value-type="float">
            <text:p>4792490.8</text:p>
          </table:table-cell>
          <table:table-cell table:style-name="ce3" table:formula="of:=AVERAGE([.T4:.T13])" office:value-type="float" office:value="4913606.8" calcext:value-type="float">
            <text:p>4913606.8</text:p>
          </table:table-cell>
          <table:table-cell table:style-name="ce3" table:formula="of:=AVERAGE([.U4:.U13])" office:value-type="float" office:value="7739145" calcext:value-type="float">
            <text:p>773914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210818510677892" calcext:value-type="float">
            <text:p>0.021081851067789</text:p>
          </table:table-cell>
          <table:table-cell table:style-name="ce3" table:formula="of:=STDEV([.C4:.C13])" office:value-type="float" office:value="0.0170293863659264" calcext:value-type="float">
            <text:p>0.017029386365926</text:p>
          </table:table-cell>
          <table:table-cell table:style-name="ce3" table:formula="of:=STDEV([.D4:.D13])" office:value-type="float" office:value="0.00632455532033675" calcext:value-type="float">
            <text:p>0.006324555320337</text:p>
          </table:table-cell>
          <table:table-cell table:style-name="ce3" table:formula="of:=STDEV([.E4:.E13])" office:value-type="float" office:value="0.0319895816373602" calcext:value-type="float">
            <text:p>0.03198958163736</text:p>
          </table:table-cell>
          <table:table-cell table:style-name="ce3" table:formula="of:=STDEV([.F4:.F13])" office:value-type="float" office:value="0" calcext:value-type="float">
            <text:p>0</text:p>
          </table:table-cell>
          <table:table-cell table:style-name="ce3" table:formula="of:=STDEV([.G4:.G13])" office:value-type="float" office:value="23697.582661529" calcext:value-type="float">
            <text:p>23697.582661529</text:p>
          </table:table-cell>
          <table:table-cell table:style-name="ce3" table:formula="of:=STDEV([.H4:.H13])" office:value-type="float" office:value="29901.8553500912" calcext:value-type="float">
            <text:p>29901.8553500912</text:p>
          </table:table-cell>
          <table:table-cell table:style-name="ce3" table:formula="of:=STDEV([.I4:.I13])" office:value-type="float" office:value="49402.7339859738" calcext:value-type="float">
            <text:p>49402.7339859738</text:p>
          </table:table-cell>
          <table:table-cell table:style-name="ce3" table:formula="of:=STDEV([.J4:.J13])" office:value-type="float" office:value="196335.541129098" calcext:value-type="float">
            <text:p>196335.541129098</text:p>
          </table:table-cell>
          <table:table-cell/>
          <table:table-cell table:style-name="ce3" table:formula="of:=STDEV([.L4:.L13])" office:value-type="float" office:value="0.0343349514181816" calcext:value-type="float">
            <text:p>0.034334951418182</text:p>
          </table:table-cell>
          <table:table-cell table:style-name="ce3" table:formula="of:=STDEV([.M4:.M13])" office:value-type="float" office:value="0.0411096095821889" calcext:value-type="float">
            <text:p>0.041109609582189</text:p>
          </table:table-cell>
          <table:table-cell table:style-name="ce3" table:formula="of:=STDEV([.N4:.N13])" office:value-type="float" office:value="0.00316227766016831" calcext:value-type="float">
            <text:p>0.003162277660168</text:p>
          </table:table-cell>
          <table:table-cell table:style-name="ce3" table:formula="of:=STDEV([.O4:.O13])" office:value-type="float" office:value="0.14377451481786" calcext:value-type="float">
            <text:p>0.14377451481786</text:p>
          </table:table-cell>
          <table:table-cell table:style-name="ce3" table:formula="of:=STDEV([.P4:.P13])" office:value-type="float" office:value="0.00421637021355775" calcext:value-type="float">
            <text:p>0.004216370213558</text:p>
          </table:table-cell>
          <table:table-cell/>
          <table:table-cell table:style-name="ce3" table:formula="of:=STDEV([.R4:.R13])" office:value-type="float" office:value="132485.899362955" calcext:value-type="float">
            <text:p>132485.899362955</text:p>
          </table:table-cell>
          <table:table-cell table:style-name="ce3" table:formula="of:=STDEV([.S4:.S13])" office:value-type="float" office:value="44546.5342530208" calcext:value-type="float">
            <text:p>44546.5342530208</text:p>
          </table:table-cell>
          <table:table-cell table:style-name="ce3" table:formula="of:=STDEV([.T4:.T13])" office:value-type="float" office:value="47317.0242555467" calcext:value-type="float">
            <text:p>47317.0242555467</text:p>
          </table:table-cell>
          <table:table-cell table:style-name="ce3" table:formula="of:=STDEV([.U4:.U13])" office:value-type="float" office:value="224082.239831223" calcext:value-type="float">
            <text:p>224082.23983122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10.2714600146735" calcext:value-type="float">
            <text:p>-10.27146001467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7.6487252124646" calcext:value-type="float">
            <text:p>-7.6487252124646</text:p>
          </table:table-cell>
          <table:table-cell table:formula="of:=100-(([.D14]*100)/[.B14])" office:value-type="float" office:value="8.42105263157893" calcext:value-type="float">
            <text:p>8.42105263157893</text:p>
          </table:table-cell>
          <table:table-cell table:formula="of:=100-(([.E14]*100)/[.C14])" office:value-type="float" office:value="-9.63172804532579" calcext:value-type="float">
            <text:p>-9.63172804532579</text:p>
          </table:table-cell>
          <table:table-cell table:number-columns-repeated="8"/>
          <table:table-cell table:formula="of:=100-(([.N14]*100)/[.L14])" office:value-type="float" office:value="10.1131071190951" calcext:value-type="float">
            <text:p>10.1131071190951</text:p>
          </table:table-cell>
          <table:table-cell table:formula="of:=100-(([.O14]*100)/[.M14])" office:value-type="float" office:value="-13.2795304475422" calcext:value-type="float">
            <text:p>-13.2795304475422</text:p>
          </table:table-cell>
          <table:table-cell table:number-columns-repeated="6"/>
        </table:table-row>
      </table:table>
      <table:table table:name="MG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88229" calcext:value-type="float">
            <text:p>2288229</text:p>
          </table:table-cell>
          <table:table-cell office:value-type="float" office:value="2123883" calcext:value-type="float">
            <text:p>2123883</text:p>
          </table:table-cell>
          <table:table-cell office:value-type="float" office:value="2164700" calcext:value-type="float">
            <text:p>2164700</text:p>
          </table:table-cell>
          <table:table-cell office:value-type="float" office:value="5505738" calcext:value-type="float">
            <text:p>5505738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" calcext:value-type="float">
            <text:p>4.4</text:p>
          </table:table-cell>
          <table:table-cell office:value-type="float" office:value="3.86" calcext:value-type="float">
            <text:p>3.86</text:p>
          </table:table-cell>
          <table:table-cell office:value-type="float" office:value="4.61" calcext:value-type="float">
            <text:p>4.61</text:p>
          </table:table-cell>
          <table:table-cell office:value-type="float" office:value="3.97" calcext:value-type="float">
            <text:p>3.97</text:p>
          </table:table-cell>
          <table:table-cell office:value-type="float" office:value="5411586" calcext:value-type="float">
            <text:p>5411586</text:p>
          </table:table-cell>
          <table:table-cell office:value-type="float" office:value="5180008" calcext:value-type="float">
            <text:p>5180008</text:p>
          </table:table-cell>
          <table:table-cell office:value-type="float" office:value="5201019" calcext:value-type="float">
            <text:p>5201019</text:p>
          </table:table-cell>
          <table:table-cell office:value-type="float" office:value="8941226" calcext:value-type="float">
            <text:p>894122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2279748" calcext:value-type="float">
            <text:p>2279748</text:p>
          </table:table-cell>
          <table:table-cell office:value-type="float" office:value="2099232" calcext:value-type="float">
            <text:p>2099232</text:p>
          </table:table-cell>
          <table:table-cell office:value-type="float" office:value="2145231" calcext:value-type="float">
            <text:p>2145231</text:p>
          </table:table-cell>
          <table:table-cell office:value-type="float" office:value="4938305" calcext:value-type="float">
            <text:p>4938305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4.12" calcext:value-type="float">
            <text:p>4.12</text:p>
          </table:table-cell>
          <table:table-cell office:value-type="float" office:value="3.9" calcext:value-type="float">
            <text:p>3.9</text:p>
          </table:table-cell>
          <table:table-cell office:value-type="float" office:value="5340545" calcext:value-type="float">
            <text:p>5340545</text:p>
          </table:table-cell>
          <table:table-cell office:value-type="float" office:value="5098306" calcext:value-type="float">
            <text:p>5098306</text:p>
          </table:table-cell>
          <table:table-cell office:value-type="float" office:value="5214475" calcext:value-type="float">
            <text:p>5214475</text:p>
          </table:table-cell>
          <table:table-cell office:value-type="float" office:value="8343213" calcext:value-type="float">
            <text:p>834321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185856" calcext:value-type="float">
            <text:p>2185856</text:p>
          </table:table-cell>
          <table:table-cell office:value-type="float" office:value="1996568" calcext:value-type="float">
            <text:p>1996568</text:p>
          </table:table-cell>
          <table:table-cell office:value-type="float" office:value="2091520" calcext:value-type="float">
            <text:p>2091520</text:p>
          </table:table-cell>
          <table:table-cell office:value-type="float" office:value="5854749" calcext:value-type="float">
            <text:p>5854749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88" calcext:value-type="float">
            <text:p>3.88</text:p>
          </table:table-cell>
          <table:table-cell office:value-type="float" office:value="3.87" calcext:value-type="float">
            <text:p>3.87</text:p>
          </table:table-cell>
          <table:table-cell office:value-type="float" office:value="4.52" calcext:value-type="float">
            <text:p>4.52</text:p>
          </table:table-cell>
          <table:table-cell office:value-type="float" office:value="3.89" calcext:value-type="float">
            <text:p>3.89</text:p>
          </table:table-cell>
          <table:table-cell office:value-type="float" office:value="5415195" calcext:value-type="float">
            <text:p>5415195</text:p>
          </table:table-cell>
          <table:table-cell office:value-type="float" office:value="5263704" calcext:value-type="float">
            <text:p>5263704</text:p>
          </table:table-cell>
          <table:table-cell office:value-type="float" office:value="5030853" calcext:value-type="float">
            <text:p>5030853</text:p>
          </table:table-cell>
          <table:table-cell office:value-type="float" office:value="8766236" calcext:value-type="float">
            <text:p>8766236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2298583" calcext:value-type="float">
            <text:p>2298583</text:p>
          </table:table-cell>
          <table:table-cell office:value-type="float" office:value="2149508" calcext:value-type="float">
            <text:p>2149508</text:p>
          </table:table-cell>
          <table:table-cell office:value-type="float" office:value="2156741" calcext:value-type="float">
            <text:p>2156741</text:p>
          </table:table-cell>
          <table:table-cell office:value-type="float" office:value="4948081" calcext:value-type="float">
            <text:p>4948081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4.41" calcext:value-type="float">
            <text:p>4.41</text:p>
          </table:table-cell>
          <table:table-cell office:value-type="float" office:value="3.87" calcext:value-type="float">
            <text:p>3.87</text:p>
          </table:table-cell>
          <table:table-cell office:value-type="float" office:value="4.14" calcext:value-type="float">
            <text:p>4.14</text:p>
          </table:table-cell>
          <table:table-cell office:value-type="float" office:value="3.91" calcext:value-type="float">
            <text:p>3.91</text:p>
          </table:table-cell>
          <table:table-cell office:value-type="float" office:value="5400780" calcext:value-type="float">
            <text:p>5400780</text:p>
          </table:table-cell>
          <table:table-cell office:value-type="float" office:value="5177355" calcext:value-type="float">
            <text:p>5177355</text:p>
          </table:table-cell>
          <table:table-cell office:value-type="float" office:value="5185899" calcext:value-type="float">
            <text:p>5185899</text:p>
          </table:table-cell>
          <table:table-cell office:value-type="float" office:value="8098387" calcext:value-type="float">
            <text:p>8098387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2226574" calcext:value-type="float">
            <text:p>2226574</text:p>
          </table:table-cell>
          <table:table-cell office:value-type="float" office:value="2156925" calcext:value-type="float">
            <text:p>2156925</text:p>
          </table:table-cell>
          <table:table-cell office:value-type="float" office:value="2096283" calcext:value-type="float">
            <text:p>2096283</text:p>
          </table:table-cell>
          <table:table-cell office:value-type="float" office:value="4897629" calcext:value-type="float">
            <text:p>4897629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9" calcext:value-type="float">
            <text:p>3.9</text:p>
          </table:table-cell>
          <table:table-cell office:value-type="float" office:value="4.55" calcext:value-type="float">
            <text:p>4.55</text:p>
          </table:table-cell>
          <table:table-cell office:value-type="float" office:value="3.92" calcext:value-type="float">
            <text:p>3.92</text:p>
          </table:table-cell>
          <table:table-cell office:value-type="float" office:value="5451574" calcext:value-type="float">
            <text:p>5451574</text:p>
          </table:table-cell>
          <table:table-cell office:value-type="float" office:value="5045702" calcext:value-type="float">
            <text:p>5045702</text:p>
          </table:table-cell>
          <table:table-cell office:value-type="float" office:value="5222037" calcext:value-type="float">
            <text:p>5222037</text:p>
          </table:table-cell>
          <table:table-cell office:value-type="float" office:value="8322912" calcext:value-type="float">
            <text:p>832291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2214154" calcext:value-type="float">
            <text:p>2214154</text:p>
          </table:table-cell>
          <table:table-cell office:value-type="float" office:value="2154458" calcext:value-type="float">
            <text:p>2154458</text:p>
          </table:table-cell>
          <table:table-cell office:value-type="float" office:value="2155966" calcext:value-type="float">
            <text:p>2155966</text:p>
          </table:table-cell>
          <table:table-cell office:value-type="float" office:value="4746605" calcext:value-type="float">
            <text:p>4746605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67" calcext:value-type="float">
            <text:p>4.67</text:p>
          </table:table-cell>
          <table:table-cell office:value-type="float" office:value="3.89" calcext:value-type="float">
            <text:p>3.89</text:p>
          </table:table-cell>
          <table:table-cell office:value-type="float" office:value="5403663" calcext:value-type="float">
            <text:p>5403663</text:p>
          </table:table-cell>
          <table:table-cell office:value-type="float" office:value="5058686" calcext:value-type="float">
            <text:p>5058686</text:p>
          </table:table-cell>
          <table:table-cell office:value-type="float" office:value="5027093" calcext:value-type="float">
            <text:p>5027093</text:p>
          </table:table-cell>
          <table:table-cell office:value-type="float" office:value="8483372" calcext:value-type="float">
            <text:p>848337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2291591" calcext:value-type="float">
            <text:p>2291591</text:p>
          </table:table-cell>
          <table:table-cell office:value-type="float" office:value="2142466" calcext:value-type="float">
            <text:p>2142466</text:p>
          </table:table-cell>
          <table:table-cell office:value-type="float" office:value="2158341" calcext:value-type="float">
            <text:p>2158341</text:p>
          </table:table-cell>
          <table:table-cell office:value-type="float" office:value="4794545" calcext:value-type="float">
            <text:p>4794545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87" calcext:value-type="float">
            <text:p>3.87</text:p>
          </table:table-cell>
          <table:table-cell office:value-type="float" office:value="3.88" calcext:value-type="float">
            <text:p>3.88</text:p>
          </table:table-cell>
          <table:table-cell office:value-type="float" office:value="4.08" calcext:value-type="float">
            <text:p>4.08</text:p>
          </table:table-cell>
          <table:table-cell office:value-type="float" office:value="3.91" calcext:value-type="float">
            <text:p>3.91</text:p>
          </table:table-cell>
          <table:table-cell office:value-type="float" office:value="5372341" calcext:value-type="float">
            <text:p>5372341</text:p>
          </table:table-cell>
          <table:table-cell office:value-type="float" office:value="5040601" calcext:value-type="float">
            <text:p>5040601</text:p>
          </table:table-cell>
          <table:table-cell office:value-type="float" office:value="5048511" calcext:value-type="float">
            <text:p>5048511</text:p>
          </table:table-cell>
          <table:table-cell office:value-type="float" office:value="7857733" calcext:value-type="float">
            <text:p>7857733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2175562" calcext:value-type="float">
            <text:p>2175562</text:p>
          </table:table-cell>
          <table:table-cell office:value-type="float" office:value="2139337" calcext:value-type="float">
            <text:p>2139337</text:p>
          </table:table-cell>
          <table:table-cell office:value-type="float" office:value="2229784" calcext:value-type="float">
            <text:p>2229784</text:p>
          </table:table-cell>
          <table:table-cell office:value-type="float" office:value="4574810" calcext:value-type="float">
            <text:p>4574810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88" calcext:value-type="float">
            <text:p>3.88</text:p>
          </table:table-cell>
          <table:table-cell office:value-type="float" office:value="3.86" calcext:value-type="float">
            <text:p>3.86</text:p>
          </table:table-cell>
          <table:table-cell office:value-type="float" office:value="4.28" calcext:value-type="float">
            <text:p>4.28</text:p>
          </table:table-cell>
          <table:table-cell office:value-type="float" office:value="3.91" calcext:value-type="float">
            <text:p>3.91</text:p>
          </table:table-cell>
          <table:table-cell office:value-type="float" office:value="5463065" calcext:value-type="float">
            <text:p>5463065</text:p>
          </table:table-cell>
          <table:table-cell office:value-type="float" office:value="5039100" calcext:value-type="float">
            <text:p>5039100</text:p>
          </table:table-cell>
          <table:table-cell office:value-type="float" office:value="5029804" calcext:value-type="float">
            <text:p>5029804</text:p>
          </table:table-cell>
          <table:table-cell office:value-type="float" office:value="8026542" calcext:value-type="float">
            <text:p>802654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2270810" calcext:value-type="float">
            <text:p>2270810</text:p>
          </table:table-cell>
          <table:table-cell office:value-type="float" office:value="2153248" calcext:value-type="float">
            <text:p>2153248</text:p>
          </table:table-cell>
          <table:table-cell office:value-type="float" office:value="2144024" calcext:value-type="float">
            <text:p>2144024</text:p>
          </table:table-cell>
          <table:table-cell office:value-type="float" office:value="4590658" calcext:value-type="float">
            <text:p>4590658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3.9" calcext:value-type="float">
            <text:p>3.9</text:p>
          </table:table-cell>
          <table:table-cell office:value-type="float" office:value="3.89" calcext:value-type="float">
            <text:p>3.89</text:p>
          </table:table-cell>
          <table:table-cell office:value-type="float" office:value="4.36" calcext:value-type="float">
            <text:p>4.36</text:p>
          </table:table-cell>
          <table:table-cell office:value-type="float" office:value="3.91" calcext:value-type="float">
            <text:p>3.91</text:p>
          </table:table-cell>
          <table:table-cell office:value-type="float" office:value="5361974" calcext:value-type="float">
            <text:p>5361974</text:p>
          </table:table-cell>
          <table:table-cell office:value-type="float" office:value="5215681" calcext:value-type="float">
            <text:p>5215681</text:p>
          </table:table-cell>
          <table:table-cell office:value-type="float" office:value="5182320" calcext:value-type="float">
            <text:p>5182320</text:p>
          </table:table-cell>
          <table:table-cell office:value-type="float" office:value="8191070" calcext:value-type="float">
            <text:p>8191070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2202448" calcext:value-type="float">
            <text:p>2202448</text:p>
          </table:table-cell>
          <table:table-cell office:value-type="float" office:value="2153106" calcext:value-type="float">
            <text:p>2153106</text:p>
          </table:table-cell>
          <table:table-cell office:value-type="float" office:value="1997972" calcext:value-type="float">
            <text:p>1997972</text:p>
          </table:table-cell>
          <table:table-cell office:value-type="float" office:value="4634544" calcext:value-type="float">
            <text:p>4634544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3.86" calcext:value-type="float">
            <text:p>3.86</text:p>
          </table:table-cell>
          <table:table-cell office:value-type="float" office:value="4.09" calcext:value-type="float">
            <text:p>4.09</text:p>
          </table:table-cell>
          <table:table-cell office:value-type="float" office:value="3.89" calcext:value-type="float">
            <text:p>3.89</text:p>
          </table:table-cell>
          <table:table-cell office:value-type="float" office:value="5437778" calcext:value-type="float">
            <text:p>5437778</text:p>
          </table:table-cell>
          <table:table-cell office:value-type="float" office:value="5187194" calcext:value-type="float">
            <text:p>5187194</text:p>
          </table:table-cell>
          <table:table-cell office:value-type="float" office:value="5180317" calcext:value-type="float">
            <text:p>5180317</text:p>
          </table:table-cell>
          <table:table-cell office:value-type="float" office:value="7890435" calcext:value-type="float">
            <text:p>789043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67" calcext:value-type="float">
            <text:p>0.867</text:p>
          </table:table-cell>
          <table:table-cell table:style-name="ce3" table:formula="of:=AVERAGE([.C4:.C13])" office:value-type="float" office:value="0.832" calcext:value-type="float">
            <text:p>0.832</text:p>
          </table:table-cell>
          <table:table-cell table:style-name="ce3" table:formula="of:=AVERAGE([.D4:.D13])" office:value-type="float" office:value="0.834" calcext:value-type="float">
            <text:p>0.834</text:p>
          </table:table-cell>
          <table:table-cell table:style-name="ce3" table:formula="of:=AVERAGE([.E4:.E13])" office:value-type="float" office:value="0.912" calcext:value-type="float">
            <text:p>0.912</text:p>
          </table:table-cell>
          <table:table-cell table:style-name="ce3" table:formula="of:=AVERAGE([.F4:.F13])" office:value-type="float" office:value="0.846" calcext:value-type="float">
            <text:p>0.846</text:p>
          </table:table-cell>
          <table:table-cell table:style-name="ce3" table:formula="of:=AVERAGE([.G4:.G13])" office:value-type="float" office:value="2243355.5" calcext:value-type="float">
            <text:p>2243355.5</text:p>
          </table:table-cell>
          <table:table-cell table:style-name="ce3" table:formula="of:=AVERAGE([.H4:.H13])" office:value-type="float" office:value="2126873.1" calcext:value-type="float">
            <text:p>2126873.1</text:p>
          </table:table-cell>
          <table:table-cell table:style-name="ce3" table:formula="of:=AVERAGE([.I4:.I13])" office:value-type="float" office:value="2134056.2" calcext:value-type="float">
            <text:p>2134056.2</text:p>
          </table:table-cell>
          <table:table-cell table:number-columns-repeated="2"/>
          <table:table-cell table:style-name="ce3" table:formula="of:=AVERAGE([.L4:.L13])" office:value-type="float" office:value="4.164" calcext:value-type="float">
            <text:p>4.164</text:p>
          </table:table-cell>
          <table:table-cell table:style-name="ce3" table:formula="of:=AVERAGE([.M4:.M13])" office:value-type="float" office:value="3.985" calcext:value-type="float">
            <text:p>3.985</text:p>
          </table:table-cell>
          <table:table-cell table:style-name="ce3" table:formula="of:=AVERAGE([.N4:.N13])" office:value-type="float" office:value="3.874" calcext:value-type="float">
            <text:p>3.874</text:p>
          </table:table-cell>
          <table:table-cell table:style-name="ce3" table:formula="of:=AVERAGE([.O4:.O13])" office:value-type="float" office:value="4.342" calcext:value-type="float">
            <text:p>4.342</text:p>
          </table:table-cell>
          <table:table-cell table:style-name="ce3" table:formula="of:=AVERAGE([.P4:.P13])" office:value-type="float" office:value="3.91" calcext:value-type="float">
            <text:p>3.91</text:p>
          </table:table-cell>
          <table:table-cell table:style-name="ce3" table:formula="of:=AVERAGE([.Q4:.Q13])" office:value-type="float" office:value="5405850.1" calcext:value-type="float">
            <text:p>5405850.1</text:p>
          </table:table-cell>
          <table:table-cell table:style-name="ce3" table:formula="of:=AVERAGE([.R4:.R13])" office:value-type="float" office:value="5130633.7" calcext:value-type="float">
            <text:p>5130633.7</text:p>
          </table:table-cell>
          <table:table-cell table:style-name="ce3" table:formula="of:=AVERAGE([.S4:.S13])" office:value-type="float" office:value="5132232.8" calcext:value-type="float">
            <text:p>5132232.8</text:p>
          </table:table-cell>
          <table:table-cell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674948557710554" calcext:value-type="float">
            <text:p>0.006749485577106</text:p>
          </table:table-cell>
          <table:table-cell table:style-name="ce3" table:formula="of:=STDEV([.C4:.C13])" office:value-type="float" office:value="0.0042163702135578" calcext:value-type="float">
            <text:p>0.004216370213558</text:p>
          </table:table-cell>
          <table:table-cell table:style-name="ce3" table:formula="of:=STDEV([.D4:.D13])" office:value-type="float" office:value="0.00516397779494317" calcext:value-type="float">
            <text:p>0.005163977794943</text:p>
          </table:table-cell>
          <table:table-cell table:style-name="ce3" table:formula="of:=STDEV([.E4:.E13])" office:value-type="float" office:value="0.0423739962188552" calcext:value-type="float">
            <text:p>0.042373996218855</text:p>
          </table:table-cell>
          <table:table-cell table:style-name="ce3" table:formula="of:=STDEV([.F4:.F13])" office:value-type="float" office:value="0.00516397779494323" calcext:value-type="float">
            <text:p>0.005163977794943</text:p>
          </table:table-cell>
          <table:table-cell table:style-name="ce3" table:formula="of:=STDEV([.G4:.G13])" office:value-type="float" office:value="47350.2972987264" calcext:value-type="float">
            <text:p>47350.2972987264</text:p>
          </table:table-cell>
          <table:table-cell table:style-name="ce3" table:formula="of:=STDEV([.H4:.H13])" office:value-type="float" office:value="49115.5779982278" calcext:value-type="float">
            <text:p>49115.5779982278</text:p>
          </table:table-cell>
          <table:table-cell table:style-name="ce3" table:formula="of:=STDEV([.I4:.I13])" office:value-type="float" office:value="61161.4718953035" calcext:value-type="float">
            <text:p>61161.4718953035</text:p>
          </table:table-cell>
          <table:table-cell table:number-columns-repeated="2"/>
          <table:table-cell table:style-name="ce3" table:formula="of:=STDEV([.L4:.L13])" office:value-type="float" office:value="0.227947362344906" calcext:value-type="float">
            <text:p>0.227947362344906</text:p>
          </table:table-cell>
          <table:table-cell table:style-name="ce3" table:formula="of:=STDEV([.M4:.M13])" office:value-type="float" office:value="0.221622802677583" calcext:value-type="float">
            <text:p>0.221622802677583</text:p>
          </table:table-cell>
          <table:table-cell table:style-name="ce3" table:formula="of:=STDEV([.N4:.N13])" office:value-type="float" office:value="0.0150554530541817" calcext:value-type="float">
            <text:p>0.015055453054182</text:p>
          </table:table-cell>
          <table:table-cell table:style-name="ce3" table:formula="of:=STDEV([.O4:.O13])" office:value-type="float" office:value="0.231122862949077" calcext:value-type="float">
            <text:p>0.231122862949077</text:p>
          </table:table-cell>
          <table:table-cell table:style-name="ce3" table:formula="of:=STDEV([.P4:.P13])" office:value-type="float" office:value="0.0235702260395515" calcext:value-type="float">
            <text:p>0.023570226039552</text:p>
          </table:table-cell>
          <table:table-cell table:style-name="ce3" table:formula="of:=STDEV([.Q4:.Q13])" office:value-type="float" office:value="39224.5043264482" calcext:value-type="float">
            <text:p>39224.5043264482</text:p>
          </table:table-cell>
          <table:table-cell table:style-name="ce3" table:formula="of:=STDEV([.R4:.R13])" office:value-type="float" office:value="83453.0923347561" calcext:value-type="float">
            <text:p>83453.0923347561</text:p>
          </table:table-cell>
          <table:table-cell table:style-name="ce3" table:formula="of:=STDEV([.S4:.S13])" office:value-type="float" office:value="85695.9964588" calcext:value-type="float">
            <text:p>85695.9964588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4.4918444165621" calcext:value-type="float">
            <text:p>-4.4918444165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4.20673076923076" calcext:value-type="float">
            <text:p>-4.20673076923076</text:p>
          </table:table-cell>
          <table:table-cell table:formula="of:=100-(([.D14]*100)/[.B14])" office:value-type="float" office:value="3.80622837370242" calcext:value-type="float">
            <text:p>3.80622837370242</text:p>
          </table:table-cell>
          <table:table-cell table:formula="of:=100-(([.E14]*100)/[.C14])" office:value-type="float" office:value="-9.61538461538461" calcext:value-type="float">
            <text:p>-9.61538461538461</text:p>
          </table:table-cell>
          <table:table-cell table:number-columns-repeated="8"/>
          <table:table-cell table:formula="of:=100-(([.N14]*100)/[.L14])" office:value-type="float" office:value="6.96445725264168" calcext:value-type="float">
            <text:p>6.96445725264168</text:p>
          </table:table-cell>
          <table:table-cell table:formula="of:=100-(([.O14]*100)/[.M14])" office:value-type="float" office:value="-8.95859473023839" calcext:value-type="float">
            <text:p>-8.95859473023839</text:p>
          </table:table-cell>
          <table:table-cell table:number-columns-repeated="5"/>
        </table:table-row>
      </table:table>
      <table:table table:name="SP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 table:number-columns-repeated="2"/>
          <table:table-cell office:value-type="float" office:value="24.82" calcext:value-type="float">
            <text:p>24.82</text:p>
          </table:table-cell>
          <table:table-cell office:value-type="float" office:value="24.07" calcext:value-type="float">
            <text:p>24.07</text:p>
          </table:table-cell>
          <table:table-cell office:value-type="float" office:value="24.06" calcext:value-type="float">
            <text:p>24.06</text:p>
          </table:table-cell>
          <table:table-cell office:value-type="float" office:value="25.2" calcext:value-type="float">
            <text:p>25.2</text:p>
          </table:table-cell>
          <table:table-cell office:value-type="float" office:value="24" calcext:value-type="float">
            <text:p>24</text:p>
          </table:table-cell>
          <table:table-cell office:value-type="float" office:value="25106388" calcext:value-type="float">
            <text:p>25106388</text:p>
          </table:table-cell>
          <table:table-cell office:value-type="float" office:value="24373731" calcext:value-type="float">
            <text:p>24373731</text:p>
          </table:table-cell>
          <table:table-cell office:value-type="float" office:value="24369143" calcext:value-type="float">
            <text:p>24369143</text:p>
          </table:table-cell>
          <table:table-cell office:value-type="float" office:value="28153015" calcext:value-type="float">
            <text:p>28153015</text:p>
          </table:table-cell>
          <table:table-cell/>
          <table:table-cell office:value-type="float" office:value="110.9" calcext:value-type="float">
            <text:p>110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108.4" calcext:value-type="float">
            <text:p>108.4</text:p>
          </table:table-cell>
          <table:table-cell office:value-type="float" office:value="122.23" calcext:value-type="float">
            <text:p>122.23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1922732" calcext:value-type="float">
            <text:p>111922732</text:p>
          </table:table-cell>
          <table:table-cell office:value-type="float" office:value="110373927" calcext:value-type="float">
            <text:p>110373927</text:p>
          </table:table-cell>
          <table:table-cell office:value-type="float" office:value="109405615" calcext:value-type="float">
            <text:p>109405615</text:p>
          </table:table-cell>
          <table:table-cell office:value-type="float" office:value="126105559" calcext:value-type="float">
            <text:p>126105559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" calcext:value-type="float">
            <text:p>24</text:p>
          </table:table-cell>
          <table:table-cell office:value-type="float" office:value="24.15" calcext:value-type="float">
            <text:p>24.15</text:p>
          </table:table-cell>
          <table:table-cell office:value-type="float" office:value="27.22" calcext:value-type="float">
            <text:p>27.22</text:p>
          </table:table-cell>
          <table:table-cell office:value-type="float" office:value="24" calcext:value-type="float">
            <text:p>24</text:p>
          </table:table-cell>
          <table:table-cell office:value-type="float" office:value="25038627" calcext:value-type="float">
            <text:p>25038627</text:p>
          </table:table-cell>
          <table:table-cell office:value-type="float" office:value="24198241" calcext:value-type="float">
            <text:p>24198241</text:p>
          </table:table-cell>
          <table:table-cell office:value-type="float" office:value="24455244" calcext:value-type="float">
            <text:p>24455244</text:p>
          </table:table-cell>
          <table:table-cell office:value-type="float" office:value="29910920" calcext:value-type="float">
            <text:p>29910920</text:p>
          </table:table-cell>
          <table:table-cell/>
          <table:table-cell office:value-type="float" office:value="111.54" calcext:value-type="float">
            <text:p>111.54</text:p>
          </table:table-cell>
          <table:table-cell office:value-type="float" office:value="109.65" calcext:value-type="float">
            <text:p>109.65</text:p>
          </table:table-cell>
          <table:table-cell office:value-type="float" office:value="109.64" calcext:value-type="float">
            <text:p>109.64</text:p>
          </table:table-cell>
          <table:table-cell office:value-type="float" office:value="125.84" calcext:value-type="float">
            <text:p>125.84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2527185" calcext:value-type="float">
            <text:p>112527185</text:p>
          </table:table-cell>
          <table:table-cell office:value-type="float" office:value="110525037" calcext:value-type="float">
            <text:p>110525037</text:p>
          </table:table-cell>
          <table:table-cell office:value-type="float" office:value="110640376" calcext:value-type="float">
            <text:p>110640376</text:p>
          </table:table-cell>
          <table:table-cell office:value-type="float" office:value="129394758" calcext:value-type="float">
            <text:p>129394758</text:p>
          </table:table-cell>
        </table:table-row>
        <table:table-row table:style-name="ro1">
          <table:table-cell table:number-columns-repeated="2"/>
          <table:table-cell office:value-type="float" office:value="24.73" calcext:value-type="float">
            <text:p>24.73</text:p>
          </table:table-cell>
          <table:table-cell office:value-type="float" office:value="24.35" calcext:value-type="float">
            <text:p>24.35</text:p>
          </table:table-cell>
          <table:table-cell office:value-type="float" office:value="24.1" calcext:value-type="float">
            <text:p>24.1</text:p>
          </table:table-cell>
          <table:table-cell office:value-type="float" office:value="27.02" calcext:value-type="float">
            <text:p>27.02</text:p>
          </table:table-cell>
          <table:table-cell office:value-type="float" office:value="24.05" calcext:value-type="float">
            <text:p>24.05</text:p>
          </table:table-cell>
          <table:table-cell office:value-type="float" office:value="25042091" calcext:value-type="float">
            <text:p>25042091</text:p>
          </table:table-cell>
          <table:table-cell office:value-type="float" office:value="24657144" calcext:value-type="float">
            <text:p>24657144</text:p>
          </table:table-cell>
          <table:table-cell office:value-type="float" office:value="24413908" calcext:value-type="float">
            <text:p>24413908</text:p>
          </table:table-cell>
          <table:table-cell office:value-type="float" office:value="29671129" calcext:value-type="float">
            <text:p>29671129</text:p>
          </table:table-cell>
          <table:table-cell/>
          <table:table-cell office:value-type="float" office:value="110.77" calcext:value-type="float">
            <text:p>110.77</text:p>
          </table:table-cell>
          <table:table-cell office:value-type="float" office:value="109.29" calcext:value-type="float">
            <text:p>109.29</text:p>
          </table:table-cell>
          <table:table-cell office:value-type="float" office:value="109.16" calcext:value-type="float">
            <text:p>109.16</text:p>
          </table:table-cell>
          <table:table-cell office:value-type="float" office:value="127.66" calcext:value-type="float">
            <text:p>127.66</text:p>
          </table:table-cell>
          <table:table-cell office:value-type="float" office:value="108.48" calcext:value-type="float">
            <text:p>108.48</text:p>
          </table:table-cell>
          <table:table-cell office:value-type="float" office:value="111724179" calcext:value-type="float">
            <text:p>111724179</text:p>
          </table:table-cell>
          <table:table-cell office:value-type="float" office:value="110154484" calcext:value-type="float">
            <text:p>110154484</text:p>
          </table:table-cell>
          <table:table-cell office:value-type="float" office:value="110156540" calcext:value-type="float">
            <text:p>110156540</text:p>
          </table:table-cell>
          <table:table-cell office:value-type="float" office:value="131202608" calcext:value-type="float">
            <text:p>131202608</text:p>
          </table:table-cell>
        </table:table-row>
        <table:table-row table:style-name="ro1"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8" calcext:value-type="float">
            <text:p>24.08</text:p>
          </table:table-cell>
          <table:table-cell office:value-type="float" office:value="27.45" calcext:value-type="float">
            <text:p>27.45</text:p>
          </table:table-cell>
          <table:table-cell office:value-type="float" office:value="24" calcext:value-type="float">
            <text:p>24</text:p>
          </table:table-cell>
          <table:table-cell office:value-type="float" office:value="25056427" calcext:value-type="float">
            <text:p>25056427</text:p>
          </table:table-cell>
          <table:table-cell office:value-type="float" office:value="24364409" calcext:value-type="float">
            <text:p>24364409</text:p>
          </table:table-cell>
          <table:table-cell office:value-type="float" office:value="24276132" calcext:value-type="float">
            <text:p>24276132</text:p>
          </table:table-cell>
          <table:table-cell office:value-type="float" office:value="30138475" calcext:value-type="float">
            <text:p>30138475</text:p>
          </table:table-cell>
          <table:table-cell/>
          <table:table-cell office:value-type="float" office:value="110.4" calcext:value-type="float">
            <text:p>110.4</text:p>
          </table:table-cell>
          <table:table-cell office:value-type="float" office:value="108.51" calcext:value-type="float">
            <text:p>108.51</text:p>
          </table:table-cell>
          <table:table-cell office:value-type="float" office:value="109.56" calcext:value-type="float">
            <text:p>109.56</text:p>
          </table:table-cell>
          <table:table-cell office:value-type="float" office:value="132.83" calcext:value-type="float">
            <text:p>132.83</text:p>
          </table:table-cell>
          <table:table-cell office:value-type="float" office:value="109.05" calcext:value-type="float">
            <text:p>109.05</text:p>
          </table:table-cell>
          <table:table-cell office:value-type="float" office:value="111463412" calcext:value-type="float">
            <text:p>111463412</text:p>
          </table:table-cell>
          <table:table-cell office:value-type="float" office:value="109520681" calcext:value-type="float">
            <text:p>109520681</text:p>
          </table:table-cell>
          <table:table-cell office:value-type="float" office:value="110587717" calcext:value-type="float">
            <text:p>110587717</text:p>
          </table:table-cell>
          <table:table-cell office:value-type="float" office:value="136466608" calcext:value-type="float">
            <text:p>136466608</text:p>
          </table:table-cell>
        </table:table-row>
        <table:table-row table:style-name="ro1">
          <table:table-cell table:number-columns-repeated="2"/>
          <table:table-cell office:value-type="float" office:value="24.72" calcext:value-type="float">
            <text:p>24.72</text:p>
          </table:table-cell>
          <table:table-cell office:value-type="float" office:value="24.32" calcext:value-type="float">
            <text:p>24.32</text:p>
          </table:table-cell>
          <table:table-cell office:value-type="float" office:value="24.16" calcext:value-type="float">
            <text:p>24.16</text:p>
          </table:table-cell>
          <table:table-cell office:value-type="float" office:value="26.74" calcext:value-type="float">
            <text:p>26.74</text:p>
          </table:table-cell>
          <table:table-cell office:value-type="float" office:value="24.42" calcext:value-type="float">
            <text:p>24.42</text:p>
          </table:table-cell>
          <table:table-cell office:value-type="float" office:value="25007907" calcext:value-type="float">
            <text:p>25007907</text:p>
          </table:table-cell>
          <table:table-cell office:value-type="float" office:value="24611385" calcext:value-type="float">
            <text:p>24611385</text:p>
          </table:table-cell>
          <table:table-cell office:value-type="float" office:value="24355662" calcext:value-type="float">
            <text:p>24355662</text:p>
          </table:table-cell>
          <table:table-cell office:value-type="float" office:value="29482203" calcext:value-type="float">
            <text:p>29482203</text:p>
          </table:table-cell>
          <table:table-cell/>
          <table:table-cell office:value-type="float" office:value="110.41" calcext:value-type="float">
            <text:p>110.41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57" calcext:value-type="float">
            <text:p>108.57</text:p>
          </table:table-cell>
          <table:table-cell office:value-type="float" office:value="122.92" calcext:value-type="float">
            <text:p>122.92</text:p>
          </table:table-cell>
          <table:table-cell office:value-type="float" office:value="109.51" calcext:value-type="float">
            <text:p>109.51</text:p>
          </table:table-cell>
          <table:table-cell office:value-type="float" office:value="111445493" calcext:value-type="float">
            <text:p>111445493</text:p>
          </table:table-cell>
          <table:table-cell office:value-type="float" office:value="109910471" calcext:value-type="float">
            <text:p>109910471</text:p>
          </table:table-cell>
          <table:table-cell office:value-type="float" office:value="109585259" calcext:value-type="float">
            <text:p>109585259</text:p>
          </table:table-cell>
          <table:table-cell office:value-type="float" office:value="126422747" calcext:value-type="float">
            <text:p>126422747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24.03" calcext:value-type="float">
            <text:p>24.03</text:p>
          </table:table-cell>
          <table:table-cell office:value-type="float" office:value="24.06" calcext:value-type="float">
            <text:p>24.06</text:p>
          </table:table-cell>
          <table:table-cell office:value-type="float" office:value="26.12" calcext:value-type="float">
            <text:p>26.12</text:p>
          </table:table-cell>
          <table:table-cell office:value-type="float" office:value="24.12" calcext:value-type="float">
            <text:p>24.12</text:p>
          </table:table-cell>
          <table:table-cell office:value-type="float" office:value="25017960" calcext:value-type="float">
            <text:p>25017960</text:p>
          </table:table-cell>
          <table:table-cell office:value-type="float" office:value="24321988" calcext:value-type="float">
            <text:p>24321988</text:p>
          </table:table-cell>
          <table:table-cell office:value-type="float" office:value="24259913" calcext:value-type="float">
            <text:p>24259913</text:p>
          </table:table-cell>
          <table:table-cell office:value-type="float" office:value="28770643" calcext:value-type="float">
            <text:p>28770643</text:p>
          </table:table-cell>
          <table:table-cell/>
          <table:table-cell office:value-type="float" office:value="110.85" calcext:value-type="float">
            <text:p>110.85</text:p>
          </table:table-cell>
          <table:table-cell office:value-type="float" office:value="109.25" calcext:value-type="float">
            <text:p>109.25</text:p>
          </table:table-cell>
          <table:table-cell office:value-type="float" office:value="108.96" calcext:value-type="float">
            <text:p>108.96</text:p>
          </table:table-cell>
          <table:table-cell office:value-type="float" office:value="133.63" calcext:value-type="float">
            <text:p>133.63</text:p>
          </table:table-cell>
          <table:table-cell office:value-type="float" office:value="108.52" calcext:value-type="float">
            <text:p>108.52</text:p>
          </table:table-cell>
          <table:table-cell office:value-type="float" office:value="111895693" calcext:value-type="float">
            <text:p>111895693</text:p>
          </table:table-cell>
          <table:table-cell office:value-type="float" office:value="110255170" calcext:value-type="float">
            <text:p>110255170</text:p>
          </table:table-cell>
          <table:table-cell office:value-type="float" office:value="110046330" calcext:value-type="float">
            <text:p>110046330</text:p>
          </table:table-cell>
          <table:table-cell office:value-type="float" office:value="137186794" calcext:value-type="float">
            <text:p>137186794</text:p>
          </table:table-cell>
        </table:table-row>
        <table:table-row table:style-name="ro1">
          <table:table-cell table:number-columns-repeated="2"/>
          <table:table-cell office:value-type="float" office:value="24.88" calcext:value-type="float">
            <text:p>24.88</text:p>
          </table:table-cell>
          <table:table-cell table:number-columns-repeated="2" office:value-type="float" office:value="23.98" calcext:value-type="float">
            <text:p>23.98</text:p>
          </table:table-cell>
          <table:table-cell office:value-type="float" office:value="25.73" calcext:value-type="float">
            <text:p>25.73</text:p>
          </table:table-cell>
          <table:table-cell office:value-type="float" office:value="24.14" calcext:value-type="float">
            <text:p>24.14</text:p>
          </table:table-cell>
          <table:table-cell office:value-type="float" office:value="25207249" calcext:value-type="float">
            <text:p>25207249</text:p>
          </table:table-cell>
          <table:table-cell office:value-type="float" office:value="24182730" calcext:value-type="float">
            <text:p>24182730</text:p>
          </table:table-cell>
          <table:table-cell office:value-type="float" office:value="24175098" calcext:value-type="float">
            <text:p>24175098</text:p>
          </table:table-cell>
          <table:table-cell office:value-type="float" office:value="28514582" calcext:value-type="float">
            <text:p>28514582</text:p>
          </table:table-cell>
          <table:table-cell/>
          <table:table-cell office:value-type="float" office:value="112.06" calcext:value-type="float">
            <text:p>112.06</text:p>
          </table:table-cell>
          <table:table-cell office:value-type="float" office:value="109.23" calcext:value-type="float">
            <text:p>109.23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34" calcext:value-type="float">
            <text:p>119.34</text:p>
          </table:table-cell>
          <table:table-cell office:value-type="float" office:value="108.13" calcext:value-type="float">
            <text:p>108.13</text:p>
          </table:table-cell>
          <table:table-cell office:value-type="float" office:value="113102502" calcext:value-type="float">
            <text:p>113102502</text:p>
          </table:table-cell>
          <table:table-cell office:value-type="float" office:value="110243479" calcext:value-type="float">
            <text:p>110243479</text:p>
          </table:table-cell>
          <table:table-cell office:value-type="float" office:value="110045341" calcext:value-type="float">
            <text:p>110045341</text:p>
          </table:table-cell>
          <table:table-cell office:value-type="float" office:value="122862240" calcext:value-type="float">
            <text:p>122862240</text:p>
          </table:table-cell>
        </table:table-row>
        <table:table-row table:style-name="ro1">
          <table:table-cell table:number-columns-repeated="2"/>
          <table:table-cell office:value-type="float" office:value="24.85" calcext:value-type="float">
            <text:p>24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05" calcext:value-type="float">
            <text:p>24.05</text:p>
          </table:table-cell>
          <table:table-cell office:value-type="float" office:value="27.64" calcext:value-type="float">
            <text:p>27.64</text:p>
          </table:table-cell>
          <table:table-cell office:value-type="float" office:value="24.03" calcext:value-type="float">
            <text:p>24.03</text:p>
          </table:table-cell>
          <table:table-cell office:value-type="float" office:value="25110184" calcext:value-type="float">
            <text:p>25110184</text:p>
          </table:table-cell>
          <table:table-cell office:value-type="float" office:value="24163157" calcext:value-type="float">
            <text:p>24163157</text:p>
          </table:table-cell>
          <table:table-cell office:value-type="float" office:value="24357708" calcext:value-type="float">
            <text:p>24357708</text:p>
          </table:table-cell>
          <table:table-cell office:value-type="float" office:value="30454536" calcext:value-type="float">
            <text:p>30454536</text:p>
          </table:table-cell>
          <table:table-cell/>
          <table:table-cell office:value-type="float" office:value="110.7" calcext:value-type="float">
            <text:p>110.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09.04" calcext:value-type="float">
            <text:p>109.04</text:p>
          </table:table-cell>
          <table:table-cell office:value-type="float" office:value="137.45" calcext:value-type="float">
            <text:p>137.45</text:p>
          </table:table-cell>
          <table:table-cell office:value-type="float" office:value="108.74" calcext:value-type="float">
            <text:p>108.74</text:p>
          </table:table-cell>
          <table:table-cell office:value-type="float" office:value="111651534" calcext:value-type="float">
            <text:p>111651534</text:p>
          </table:table-cell>
          <table:table-cell office:value-type="float" office:value="109876499" calcext:value-type="float">
            <text:p>109876499</text:p>
          </table:table-cell>
          <table:table-cell office:value-type="float" office:value="109942984" calcext:value-type="float">
            <text:p>109942984</text:p>
          </table:table-cell>
          <table:table-cell office:value-type="float" office:value="141007002" calcext:value-type="float">
            <text:p>141007002</text:p>
          </table:table-cell>
        </table:table-row>
        <table:table-row table:style-name="ro1">
          <table:table-cell table:number-columns-repeated="2"/>
          <table:table-cell office:value-type="float" office:value="24.61" calcext:value-type="float">
            <text:p>24.61</text:p>
          </table:table-cell>
          <table:table-cell office:value-type="float" office:value="23.97" calcext:value-type="float">
            <text:p>23.97</text:p>
          </table:table-cell>
          <table:table-cell office:value-type="float" office:value="24.24" calcext:value-type="float">
            <text:p>24.24</text:p>
          </table:table-cell>
          <table:table-cell office:value-type="float" office:value="25.12" calcext:value-type="float">
            <text:p>25.12</text:p>
          </table:table-cell>
          <table:table-cell office:value-type="float" office:value="24.21" calcext:value-type="float">
            <text:p>24.21</text:p>
          </table:table-cell>
          <table:table-cell office:value-type="float" office:value="24866556" calcext:value-type="float">
            <text:p>24866556</text:p>
          </table:table-cell>
          <table:table-cell office:value-type="float" office:value="24167028" calcext:value-type="float">
            <text:p>24167028</text:p>
          </table:table-cell>
          <table:table-cell office:value-type="float" office:value="24545041" calcext:value-type="float">
            <text:p>24545041</text:p>
          </table:table-cell>
          <table:table-cell office:value-type="float" office:value="27782664" calcext:value-type="float">
            <text:p>27782664</text:p>
          </table:table-cell>
          <table:table-cell/>
          <table:table-cell office:value-type="float" office:value="110.88" calcext:value-type="float">
            <text:p>110.88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9.13" calcext:value-type="float">
            <text:p>109.13</text:p>
          </table:table-cell>
          <table:table-cell office:value-type="float" office:value="115.36" calcext:value-type="float">
            <text:p>115.36</text:p>
          </table:table-cell>
          <table:table-cell office:value-type="float" office:value="108.79" calcext:value-type="float">
            <text:p>108.79</text:p>
          </table:table-cell>
          <table:table-cell office:value-type="float" office:value="111892057" calcext:value-type="float">
            <text:p>111892057</text:p>
          </table:table-cell>
          <table:table-cell office:value-type="float" office:value="110502288" calcext:value-type="float">
            <text:p>110502288</text:p>
          </table:table-cell>
          <table:table-cell office:value-type="float" office:value="110155228" calcext:value-type="float">
            <text:p>110155228</text:p>
          </table:table-cell>
          <table:table-cell office:value-type="float" office:value="118862638" calcext:value-type="float">
            <text:p>118862638</text:p>
          </table:table-cell>
        </table:table-row>
        <table:table-row table:style-name="ro1">
          <table:table-cell table:number-columns-repeated="2"/>
          <table:table-cell office:value-type="float" office:value="24.75" calcext:value-type="float">
            <text:p>24.75</text:p>
          </table:table-cell>
          <table:table-cell office:value-type="float" office:value="24.06" calcext:value-type="float">
            <text:p>24.06</text:p>
          </table:table-cell>
          <table:table-cell office:value-type="float" office:value="24.3" calcext:value-type="float">
            <text:p>24.3</text:p>
          </table:table-cell>
          <table:table-cell office:value-type="float" office:value="26.64" calcext:value-type="float">
            <text:p>26.64</text:p>
          </table:table-cell>
          <table:table-cell office:value-type="float" office:value="24.23" calcext:value-type="float">
            <text:p>24.23</text:p>
          </table:table-cell>
          <table:table-cell office:value-type="float" office:value="24989832" calcext:value-type="float">
            <text:p>24989832</text:p>
          </table:table-cell>
          <table:table-cell office:value-type="float" office:value="24359891" calcext:value-type="float">
            <text:p>24359891</text:p>
          </table:table-cell>
          <table:table-cell office:value-type="float" office:value="24605572" calcext:value-type="float">
            <text:p>24605572</text:p>
          </table:table-cell>
          <table:table-cell office:value-type="float" office:value="29406558" calcext:value-type="float">
            <text:p>29406558</text:p>
          </table:table-cell>
          <table:table-cell/>
          <table:table-cell office:value-type="float" office:value="112.24" calcext:value-type="float">
            <text:p>112.24</text:p>
          </table:table-cell>
          <table:table-cell office:value-type="float" office:value="108.73" calcext:value-type="float">
            <text:p>108.73</text:p>
          </table:table-cell>
          <table:table-cell office:value-type="float" office:value="108.76" calcext:value-type="float">
            <text:p>108.76</text:p>
          </table:table-cell>
          <table:table-cell office:value-type="float" office:value="125.91" calcext:value-type="float">
            <text:p>125.91</text:p>
          </table:table-cell>
          <table:table-cell office:value-type="float" office:value="108.44" calcext:value-type="float">
            <text:p>108.44</text:p>
          </table:table-cell>
          <table:table-cell office:value-type="float" office:value="113276307" calcext:value-type="float">
            <text:p>113276307</text:p>
          </table:table-cell>
          <table:table-cell office:value-type="float" office:value="109741176" calcext:value-type="float">
            <text:p>109741176</text:p>
          </table:table-cell>
          <table:table-cell office:value-type="float" office:value="109776950" calcext:value-type="float">
            <text:p>109776950</text:p>
          </table:table-cell>
          <table:table-cell office:value-type="float" office:value="129458226" calcext:value-type="float">
            <text:p>129458226</text:p>
          </table:table-cell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3" table:formula="of:=AVERAGE([.C4:.C13])" office:value-type="float" office:value="24.765" calcext:value-type="float">
            <text:p>24.765</text:p>
          </table:table-cell>
          <table:table-cell table:style-name="ce3" table:formula="of:=AVERAGE([.D4:.D13])" office:value-type="float" office:value="24.08" calcext:value-type="float">
            <text:p>24.08</text:p>
          </table:table-cell>
          <table:table-cell table:style-name="ce3" table:formula="of:=AVERAGE([.E4:.E13])" office:value-type="float" office:value="24.118" calcext:value-type="float">
            <text:p>24.118</text:p>
          </table:table-cell>
          <table:table-cell table:style-name="ce3" table:formula="of:=AVERAGE([.F4:.F13])" office:value-type="float" office:value="26.488" calcext:value-type="float">
            <text:p>26.488</text:p>
          </table:table-cell>
          <table:table-cell table:style-name="ce3" table:formula="of:=AVERAGE([.G4:.G13])" office:value-type="float" office:value="24.12" calcext:value-type="float">
            <text:p>24.12</text:p>
          </table:table-cell>
          <table:table-cell table:style-name="ce3" table:formula="of:=AVERAGE([.H4:.H13])" office:value-type="float" office:value="25044322.1" calcext:value-type="float">
            <text:p>25044322.1</text:p>
          </table:table-cell>
          <table:table-cell table:style-name="ce3" table:formula="of:=AVERAGE([.I4:.I13])" office:value-type="float" office:value="24339970.4" calcext:value-type="float">
            <text:p>24339970.4</text:p>
          </table:table-cell>
          <table:table-cell table:style-name="ce3" table:formula="of:=AVERAGE([.J4:.J13])" office:value-type="float" office:value="24381342.1" calcext:value-type="float">
            <text:p>24381342.1</text:p>
          </table:table-cell>
          <table:table-cell table:style-name="ce3" table:formula="of:=AVERAGE([.K4:.K13])" office:value-type="float" office:value="29228472.5" calcext:value-type="float">
            <text:p>29228472.5</text:p>
          </table:table-cell>
          <table:table-cell/>
          <table:table-cell table:style-name="ce3" table:formula="of:=AVERAGE([.M4:.M13])" office:value-type="float" office:value="111.075" calcext:value-type="float">
            <text:p>111.075</text:p>
          </table:table-cell>
          <table:table-cell table:style-name="ce3" table:formula="of:=AVERAGE([.N4:.N13])" office:value-type="float" office:value="109.128" calcext:value-type="float">
            <text:p>109.128</text:p>
          </table:table-cell>
          <table:table-cell table:style-name="ce3" table:formula="of:=AVERAGE([.O4:.O13])" office:value-type="float" office:value="109.024" calcext:value-type="float">
            <text:p>109.024</text:p>
          </table:table-cell>
          <table:table-cell table:style-name="ce3" table:formula="of:=AVERAGE([.P4:.P13])" office:value-type="float" office:value="126.317" calcext:value-type="float">
            <text:p>126.317</text:p>
          </table:table-cell>
          <table:table-cell table:style-name="ce3" table:formula="of:=AVERAGE([.Q4:.Q13])" office:value-type="float" office:value="108.765" calcext:value-type="float">
            <text:p>108.765</text:p>
          </table:table-cell>
          <table:table-cell table:style-name="ce3" table:formula="of:=AVERAGE([.R4:.R13])" office:value-type="float" office:value="112090109.4" calcext:value-type="float">
            <text:p>112090109.4</text:p>
          </table:table-cell>
          <table:table-cell table:style-name="ce3" table:formula="of:=AVERAGE([.S4:.S13])" office:value-type="float" office:value="110110321.2" calcext:value-type="float">
            <text:p>110110321.2</text:p>
          </table:table-cell>
          <table:table-cell table:style-name="ce3" table:formula="of:=AVERAGE([.T4:.T13])" office:value-type="float" office:value="110034234" calcext:value-type="float">
            <text:p>110034234</text:p>
          </table:table-cell>
          <table:table-cell table:style-name="ce3" table:formula="of:=AVERAGE([.U4:.U13])" office:value-type="float" office:value="129896918" calcext:value-type="float">
            <text:p>129896918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3" table:formula="of:=STDEV([.C4:.C13])" office:value-type="float" office:value="0.0770641868113128" calcext:value-type="float">
            <text:p>0.077064186811313</text:p>
          </table:table-cell>
          <table:table-cell table:style-name="ce3" table:formula="of:=STDEV([.D4:.D13])" office:value-type="float" office:value="0.140158640277525" calcext:value-type="float">
            <text:p>0.140158640277525</text:p>
          </table:table-cell>
          <table:table-cell table:style-name="ce3" table:formula="of:=STDEV([.E4:.E13])" office:value-type="float" office:value="0.0960092588127717" calcext:value-type="float">
            <text:p>0.096009258812772</text:p>
          </table:table-cell>
          <table:table-cell table:style-name="ce3" table:formula="of:=STDEV([.F4:.F13])" office:value-type="float" office:value="0.906664215682961" calcext:value-type="float">
            <text:p>0.906664215682961</text:p>
          </table:table-cell>
          <table:table-cell table:style-name="ce3" table:formula="of:=STDEV([.G4:.G13])" office:value-type="float" office:value="0.136137185711081" calcext:value-type="float">
            <text:p>0.136137185711081</text:p>
          </table:table-cell>
          <table:table-cell table:style-name="ce3" table:formula="of:=STDEV([.H4:.H13])" office:value-type="float" office:value="89137.8821233337" calcext:value-type="float">
            <text:p>89137.8821233337</text:p>
          </table:table-cell>
          <table:table-cell table:style-name="ce3" table:formula="of:=STDEV([.I4:.I13])" office:value-type="float" office:value="177233.686376803" calcext:value-type="float">
            <text:p>177233.686376803</text:p>
          </table:table-cell>
          <table:table-cell table:style-name="ce3" table:formula="of:=STDEV([.J4:.J13])" office:value-type="float" office:value="130518.658987433" calcext:value-type="float">
            <text:p>130518.658987433</text:p>
          </table:table-cell>
          <table:table-cell table:style-name="ce3" table:formula="of:=STDEV([.K4:.K13])" office:value-type="float" office:value="885395.56666727" calcext:value-type="float">
            <text:p>885395.56666727</text:p>
          </table:table-cell>
          <table:table-cell/>
          <table:table-cell table:style-name="ce3" table:formula="of:=STDEV([.M4:.M13])" office:value-type="float" office:value="0.649311601279043" calcext:value-type="float">
            <text:p>0.649311601279043</text:p>
          </table:table-cell>
          <table:table-cell table:style-name="ce3" table:formula="of:=STDEV([.N4:.N13])" office:value-type="float" office:value="0.360209815400844" calcext:value-type="float">
            <text:p>0.360209815400844</text:p>
          </table:table-cell>
          <table:table-cell table:style-name="ce3" table:formula="of:=STDEV([.O4:.O13])" office:value-type="float" office:value="0.389592379574116" calcext:value-type="float">
            <text:p>0.389592379574116</text:p>
          </table:table-cell>
          <table:table-cell table:style-name="ce3" table:formula="of:=STDEV([.P4:.P13])" office:value-type="float" office:value="6.82330328930041" calcext:value-type="float">
            <text:p>6.82330328930041</text:p>
          </table:table-cell>
          <table:table-cell table:style-name="ce3" table:formula="of:=STDEV([.Q4:.Q13])" office:value-type="float" office:value="0.411427055773224" calcext:value-type="float">
            <text:p>0.411427055773224</text:p>
          </table:table-cell>
          <table:table-cell table:style-name="ce3" table:formula="of:=STDEV([.R4:.R13])" office:value-type="float" office:value="655117.433078172" calcext:value-type="float">
            <text:p>655117.433078172</text:p>
          </table:table-cell>
          <table:table-cell table:style-name="ce3" table:formula="of:=STDEV([.S4:.S13])" office:value-type="float" office:value="335713.89606886" calcext:value-type="float">
            <text:p>335713.89606886</text:p>
          </table:table-cell>
          <table:table-cell table:style-name="ce3" table:formula="of:=STDEV([.T4:.T13])" office:value-type="float" office:value="390851.144829674" calcext:value-type="float">
            <text:p>390851.144829674</text:p>
          </table:table-cell>
          <table:table-cell table:style-name="ce3" table:formula="of:=STDEV([.U4:.U13])" office:value-type="float" office:value="6827825.61677095" calcext:value-type="float">
            <text:p>6827825.6167709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Pct diff Linux/Htux</text:p>
          </table:table-cell>
          <table:table-cell/>
          <table:table-cell table:formula="of:=100-(([.M14]*100)/[.N14])" office:value-type="float" office:value="-1.78414339124697" calcext:value-type="float">
            <text:p>-1.784143391246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C14]*100)/[.D14])" office:value-type="float" office:value="-2.84468438538207" calcext:value-type="float">
            <text:p>-2.84468438538207</text:p>
          </table:table-cell>
          <table:table-cell table:formula="of:=100-(([.E14]*100)/[.C14])" office:value-type="float" office:value="2.61255804562893" calcext:value-type="float">
            <text:p>2.61255804562893</text:p>
          </table:table-cell>
          <table:table-cell table:formula="of:=100-(([.F14]*100)/[.D14])" office:value-type="float" office:value="-10" calcext:value-type="float">
            <text:p>-10</text:p>
          </table:table-cell>
          <table:table-cell table:number-columns-repeated="8"/>
          <table:table-cell table:formula="of:=100-(([.O14]*100)/[.M14])" office:value-type="float" office:value="1.84650011253657" calcext:value-type="float">
            <text:p>1.84650011253657</text:p>
          </table:table-cell>
          <table:table-cell table:formula="of:=100-(([.P14]*100)/[.N14])" office:value-type="float" office:value="-15.7512279158419" calcext:value-type="float">
            <text:p>-15.7512279158419</text:p>
          </table:table-cell>
          <table:table-cell table:number-columns-repeated="5"/>
        </table:table-row>
      </table:table>
      <table:table table:name="UA" table:style-name="ta1">
        <table:table-column table:style-name="co1" table:number-columns-repeated="20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lass A</text:p>
          </table:table-cell>
          <table:covered-table-cell table:number-columns-repeated="3" table:style-name="ce2"/>
          <table:table-cell table:number-columns-repeated="6"/>
          <table:table-cell table:style-name="ce2" office:value-type="string" calcext:value-type="string" table:number-columns-spanned="4" table:number-rows-spanned="1">
            <text:p>Class B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NPB time</text:p>
          </table:table-cell>
          <table:covered-table-cell table:style-name="ce2"/>
          <table:table-cell table:number-columns-repeated="3"/>
          <table:table-cell table:style-name="ce2" office:value-type="string" calcext:value-type="string" table:number-columns-spanned="2" table:number-rows-spanned="1">
            <text:p>Total time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</table:table-row>
        <table:table-row table:style-name="ro1">
          <table:table-cell/>
          <table:table-cell office:value-type="float" office:value="13.46" calcext:value-type="float">
            <text:p>13.46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5" calcext:value-type="float">
            <text:p>13.25</text:p>
          </table:table-cell>
          <table:table-cell office:value-type="float" office:value="14.21" calcext:value-type="float">
            <text:p>14.21</text:p>
          </table:table-cell>
          <table:table-cell office:value-type="float" office:value="14.59" calcext:value-type="float">
            <text:p>14.59</text:p>
          </table:table-cell>
          <table:table-cell office:value-type="float" office:value="13582868" calcext:value-type="float">
            <text:p>13582868</text:p>
          </table:table-cell>
          <table:table-cell office:value-type="float" office:value="13465933" calcext:value-type="float">
            <text:p>13465933</text:p>
          </table:table-cell>
          <table:table-cell office:value-type="float" office:value="13412182" calcext:value-type="float">
            <text:p>13412182</text:p>
          </table:table-cell>
          <table:table-cell office:value-type="float" office:value="17315812" calcext:value-type="float">
            <text:p>17315812</text:p>
          </table:table-cell>
          <table:table-cell/>
          <table:table-cell office:value-type="float" office:value="67.19" calcext:value-type="float">
            <text:p>67.19</text:p>
          </table:table-cell>
          <table:table-cell office:value-type="float" office:value="66.61" calcext:value-type="float">
            <text:p>66.61</text:p>
          </table:table-cell>
          <table:table-cell office:value-type="float" office:value="66.84" calcext:value-type="float">
            <text:p>66.84</text:p>
          </table:table-cell>
          <table:table-cell office:value-type="float" office:value="74.1" calcext:value-type="float">
            <text:p>74.1</text:p>
          </table:table-cell>
          <table:table-cell office:value-type="float" office:value="79.23" calcext:value-type="float">
            <text:p>79.23</text:p>
          </table:table-cell>
          <table:table-cell office:value-type="float" office:value="67700081" calcext:value-type="float">
            <text:p>67700081</text:p>
          </table:table-cell>
          <table:table-cell office:value-type="float" office:value="67090510" calcext:value-type="float">
            <text:p>67090510</text:p>
          </table:table-cell>
          <table:table-cell office:value-type="float" office:value="67344283" calcext:value-type="float">
            <text:p>67344283</text:p>
          </table:table-cell>
          <table:table-cell office:value-type="float" office:value="77310606" calcext:value-type="float">
            <text:p>77310606</text:p>
          </table:table-cell>
        </table:table-row>
        <table:table-row table:style-name="ro1">
          <table:table-cell/>
          <table:table-cell office:value-type="float" office:value="13.55" calcext:value-type="float">
            <text:p>13.55</text:p>
          </table:table-cell>
          <table:table-cell office:value-type="float" office:value="13.41" calcext:value-type="float">
            <text:p>13.41</text:p>
          </table:table-cell>
          <table:table-cell office:value-type="float" office:value="13.3" calcext:value-type="float">
            <text:p>13.3</text:p>
          </table:table-cell>
          <table:table-cell office:value-type="float" office:value="14.18" calcext:value-type="float">
            <text:p>14.18</text:p>
          </table:table-cell>
          <table:table-cell office:value-type="float" office:value="14.67" calcext:value-type="float">
            <text:p>14.67</text:p>
          </table:table-cell>
          <table:table-cell office:value-type="float" office:value="13674808" calcext:value-type="float">
            <text:p>13674808</text:p>
          </table:table-cell>
          <table:table-cell office:value-type="float" office:value="13555582" calcext:value-type="float">
            <text:p>13555582</text:p>
          </table:table-cell>
          <table:table-cell office:value-type="float" office:value="13446677" calcext:value-type="float">
            <text:p>13446677</text:p>
          </table:table-cell>
          <table:table-cell office:value-type="float" office:value="16986275" calcext:value-type="float">
            <text:p>16986275</text:p>
          </table:table-cell>
          <table:table-cell/>
          <table:table-cell office:value-type="float" office:value="67.63" calcext:value-type="float">
            <text:p>67.63</text:p>
          </table:table-cell>
          <table:table-cell office:value-type="float" office:value="67.39" calcext:value-type="float">
            <text:p>67.39</text:p>
          </table:table-cell>
          <table:table-cell office:value-type="float" office:value="67.64" calcext:value-type="float">
            <text:p>67.64</text:p>
          </table:table-cell>
          <table:table-cell office:value-type="float" office:value="70.79" calcext:value-type="float">
            <text:p>70.79</text:p>
          </table:table-cell>
          <table:table-cell office:value-type="float" office:value="77.13" calcext:value-type="float">
            <text:p>77.13</text:p>
          </table:table-cell>
          <table:table-cell office:value-type="float" office:value="68073813" calcext:value-type="float">
            <text:p>68073813</text:p>
          </table:table-cell>
          <table:table-cell office:value-type="float" office:value="67885356" calcext:value-type="float">
            <text:p>67885356</text:p>
          </table:table-cell>
          <table:table-cell office:value-type="float" office:value="68042693" calcext:value-type="float">
            <text:p>68042693</text:p>
          </table:table-cell>
          <table:table-cell office:value-type="float" office:value="74050953" calcext:value-type="float">
            <text:p>74050953</text:p>
          </table:table-cell>
        </table:table-row>
        <table:table-row table:style-name="ro1">
          <table:table-cell/>
          <table:table-cell office:value-type="float" office:value="13.38" calcext:value-type="float">
            <text:p>13.3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7" calcext:value-type="float">
            <text:p>13.37</text:p>
          </table:table-cell>
          <table:table-cell office:value-type="float" office:value="13.78" calcext:value-type="float">
            <text:p>13.78</text:p>
          </table:table-cell>
          <table:table-cell office:value-type="float" office:value="14.52" calcext:value-type="float">
            <text:p>14.52</text:p>
          </table:table-cell>
          <table:table-cell office:value-type="float" office:value="13512905" calcext:value-type="float">
            <text:p>13512905</text:p>
          </table:table-cell>
          <table:table-cell office:value-type="float" office:value="13394070" calcext:value-type="float">
            <text:p>13394070</text:p>
          </table:table-cell>
          <table:table-cell office:value-type="float" office:value="13513909" calcext:value-type="float">
            <text:p>13513909</text:p>
          </table:table-cell>
          <table:table-cell office:value-type="float" office:value="16506583" calcext:value-type="float">
            <text:p>16506583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97" calcext:value-type="float">
            <text:p>65.97</text:p>
          </table:table-cell>
          <table:table-cell office:value-type="float" office:value="75.53" calcext:value-type="float">
            <text:p>75.53</text:p>
          </table:table-cell>
          <table:table-cell office:value-type="float" office:value="76.97" calcext:value-type="float">
            <text:p>76.97</text:p>
          </table:table-cell>
          <table:table-cell office:value-type="float" office:value="68519964" calcext:value-type="float">
            <text:p>68519964</text:p>
          </table:table-cell>
          <table:table-cell office:value-type="float" office:value="66128302" calcext:value-type="float">
            <text:p>66128302</text:p>
          </table:table-cell>
          <table:table-cell office:value-type="float" office:value="66460342" calcext:value-type="float">
            <text:p>66460342</text:p>
          </table:table-cell>
          <table:table-cell office:value-type="float" office:value="78642521" calcext:value-type="float">
            <text:p>78642521</text:p>
          </table:table-cell>
        </table:table-row>
        <table:table-row table:style-name="ro1">
          <table:table-cell/>
          <table:table-cell office:value-type="float" office:value="13.53" calcext:value-type="float">
            <text:p>13.53</text:p>
          </table:table-cell>
          <table:table-cell office:value-type="float" office:value="13.42" calcext:value-type="float">
            <text:p>13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3.93" calcext:value-type="float">
            <text:p>13.93</text:p>
          </table:table-cell>
          <table:table-cell office:value-type="float" office:value="14.63" calcext:value-type="float">
            <text:p>14.63</text:p>
          </table:table-cell>
          <table:table-cell office:value-type="float" office:value="13695540" calcext:value-type="float">
            <text:p>13695540</text:p>
          </table:table-cell>
          <table:table-cell office:value-type="float" office:value="13496243" calcext:value-type="float">
            <text:p>13496243</text:p>
          </table:table-cell>
          <table:table-cell office:value-type="float" office:value="13443082" calcext:value-type="float">
            <text:p>13443082</text:p>
          </table:table-cell>
          <table:table-cell office:value-type="float" office:value="16927255" calcext:value-type="float">
            <text:p>16927255</text:p>
          </table:table-cell>
          <table:table-cell/>
          <table:table-cell office:value-type="float" office:value="68.45" calcext:value-type="float">
            <text:p>68.45</text:p>
          </table:table-cell>
          <table:table-cell office:value-type="float" office:value="67.37" calcext:value-type="float">
            <text:p>67.37</text:p>
          </table:table-cell>
          <table:table-cell office:value-type="float" office:value="66.49" calcext:value-type="float">
            <text:p>66.49</text:p>
          </table:table-cell>
          <table:table-cell office:value-type="float" office:value="70.41" calcext:value-type="float">
            <text:p>70.41</text:p>
          </table:table-cell>
          <table:table-cell office:value-type="float" office:value="77.33" calcext:value-type="float">
            <text:p>77.33</text:p>
          </table:table-cell>
          <table:table-cell office:value-type="float" office:value="68892995" calcext:value-type="float">
            <text:p>68892995</text:p>
          </table:table-cell>
          <table:table-cell office:value-type="float" office:value="67864282" calcext:value-type="float">
            <text:p>67864282</text:p>
          </table:table-cell>
          <table:table-cell office:value-type="float" office:value="66986975" calcext:value-type="float">
            <text:p>66986975</text:p>
          </table:table-cell>
          <table:table-cell office:value-type="float" office:value="73478702" calcext:value-type="float">
            <text:p>73478702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29" calcext:value-type="float">
            <text:p>13.29</text:p>
          </table:table-cell>
          <table:table-cell office:value-type="float" office:value="13.31" calcext:value-type="float">
            <text:p>13.31</text:p>
          </table:table-cell>
          <table:table-cell office:value-type="float" office:value="14.32" calcext:value-type="float">
            <text:p>14.32</text:p>
          </table:table-cell>
          <table:table-cell office:value-type="float" office:value="14.54" calcext:value-type="float">
            <text:p>14.54</text:p>
          </table:table-cell>
          <table:table-cell office:value-type="float" office:value="13617616" calcext:value-type="float">
            <text:p>13617616</text:p>
          </table:table-cell>
          <table:table-cell office:value-type="float" office:value="13370075" calcext:value-type="float">
            <text:p>13370075</text:p>
          </table:table-cell>
          <table:table-cell office:value-type="float" office:value="13459130" calcext:value-type="float">
            <text:p>13459130</text:p>
          </table:table-cell>
          <table:table-cell office:value-type="float" office:value="17138279" calcext:value-type="float">
            <text:p>17138279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66.43" calcext:value-type="float">
            <text:p>66.43</text:p>
          </table:table-cell>
          <table:table-cell office:value-type="float" office:value="66.33" calcext:value-type="float">
            <text:p>66.33</text:p>
          </table:table-cell>
          <table:table-cell office:value-type="float" office:value="68.98" calcext:value-type="float">
            <text:p>68.98</text:p>
          </table:table-cell>
          <table:table-cell office:value-type="float" office:value="76.94" calcext:value-type="float">
            <text:p>76.94</text:p>
          </table:table-cell>
          <table:table-cell office:value-type="float" office:value="68208877" calcext:value-type="float">
            <text:p>68208877</text:p>
          </table:table-cell>
          <table:table-cell office:value-type="float" office:value="66921177" calcext:value-type="float">
            <text:p>66921177</text:p>
          </table:table-cell>
          <table:table-cell office:value-type="float" office:value="66821671" calcext:value-type="float">
            <text:p>66821671</text:p>
          </table:table-cell>
          <table:table-cell office:value-type="float" office:value="71866660" calcext:value-type="float">
            <text:p>71866660</text:p>
          </table:table-cell>
        </table:table-row>
        <table:table-row table:style-name="ro1">
          <table:table-cell/>
          <table:table-cell office:value-type="float" office:value="13.37" calcext:value-type="float">
            <text:p>13.37</text:p>
          </table:table-cell>
          <table:table-cell office:value-type="float" office:value="13.39" calcext:value-type="float">
            <text:p>13.3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27" calcext:value-type="float">
            <text:p>14.27</text:p>
          </table:table-cell>
          <table:table-cell office:value-type="float" office:value="14.61" calcext:value-type="float">
            <text:p>14.61</text:p>
          </table:table-cell>
          <table:table-cell office:value-type="float" office:value="13534160" calcext:value-type="float">
            <text:p>13534160</text:p>
          </table:table-cell>
          <table:table-cell office:value-type="float" office:value="13533287" calcext:value-type="float">
            <text:p>13533287</text:p>
          </table:table-cell>
          <table:table-cell office:value-type="float" office:value="13504626" calcext:value-type="float">
            <text:p>13504626</text:p>
          </table:table-cell>
          <table:table-cell office:value-type="float" office:value="17339468" calcext:value-type="float">
            <text:p>17339468</text:p>
          </table:table-cell>
          <table:table-cell/>
          <table:table-cell office:value-type="float" office:value="67.79" calcext:value-type="float">
            <text:p>67.79</text:p>
          </table:table-cell>
          <table:table-cell office:value-type="float" office:value="66.42" calcext:value-type="float">
            <text:p>66.42</text:p>
          </table:table-cell>
          <table:table-cell office:value-type="float" office:value="67.94" calcext:value-type="float">
            <text:p>67.94</text:p>
          </table:table-cell>
          <table:table-cell office:value-type="float" office:value="70.21" calcext:value-type="float">
            <text:p>70.21</text:p>
          </table:table-cell>
          <table:table-cell office:value-type="float" office:value="77.49" calcext:value-type="float">
            <text:p>77.49</text:p>
          </table:table-cell>
          <table:table-cell office:value-type="float" office:value="68234999" calcext:value-type="float">
            <text:p>68234999</text:p>
          </table:table-cell>
          <table:table-cell office:value-type="float" office:value="66912124" calcext:value-type="float">
            <text:p>66912124</text:p>
          </table:table-cell>
          <table:table-cell office:value-type="float" office:value="68440845" calcext:value-type="float">
            <text:p>68440845</text:p>
          </table:table-cell>
          <table:table-cell office:value-type="float" office:value="73182079" calcext:value-type="float">
            <text:p>73182079</text:p>
          </table:table-cell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office:value-type="float" office:value="13.38" calcext:value-type="float">
            <text:p>13.3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59" calcext:value-type="float">
            <text:p>13.59</text:p>
          </table:table-cell>
          <table:table-cell office:value-type="float" office:value="14.55" calcext:value-type="float">
            <text:p>14.55</text:p>
          </table:table-cell>
          <table:table-cell office:value-type="float" office:value="13701724" calcext:value-type="float">
            <text:p>13701724</text:p>
          </table:table-cell>
          <table:table-cell office:value-type="float" office:value="13527436" calcext:value-type="float">
            <text:p>13527436</text:p>
          </table:table-cell>
          <table:table-cell office:value-type="float" office:value="13587800" calcext:value-type="float">
            <text:p>13587800</text:p>
          </table:table-cell>
          <table:table-cell office:value-type="float" office:value="16346092" calcext:value-type="float">
            <text:p>16346092</text:p>
          </table:table-cell>
          <table:table-cell/>
          <table:table-cell office:value-type="float" office:value="67.99" calcext:value-type="float">
            <text:p>67.99</text:p>
          </table:table-cell>
          <table:table-cell office:value-type="float" office:value="66.12" calcext:value-type="float">
            <text:p>66.12</text:p>
          </table:table-cell>
          <table:table-cell office:value-type="float" office:value="66.43" calcext:value-type="float">
            <text:p>66.43</text:p>
          </table:table-cell>
          <table:table-cell office:value-type="float" office:value="73.49" calcext:value-type="float">
            <text:p>73.49</text:p>
          </table:table-cell>
          <table:table-cell office:value-type="float" office:value="76.91" calcext:value-type="float">
            <text:p>76.91</text:p>
          </table:table-cell>
          <table:table-cell office:value-type="float" office:value="68490284" calcext:value-type="float">
            <text:p>68490284</text:p>
          </table:table-cell>
          <table:table-cell office:value-type="float" office:value="66492115" calcext:value-type="float">
            <text:p>66492115</text:p>
          </table:table-cell>
          <table:table-cell office:value-type="float" office:value="66922492" calcext:value-type="float">
            <text:p>66922492</text:p>
          </table:table-cell>
          <table:table-cell office:value-type="float" office:value="76466580" calcext:value-type="float">
            <text:p>76466580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21" calcext:value-type="float">
            <text:p>13.21</text:p>
          </table:table-cell>
          <table:table-cell office:value-type="float" office:value="13.32" calcext:value-type="float">
            <text:p>13.32</text:p>
          </table:table-cell>
          <table:table-cell office:value-type="float" office:value="13.99" calcext:value-type="float">
            <text:p>13.99</text:p>
          </table:table-cell>
          <table:table-cell office:value-type="float" office:value="14.61" calcext:value-type="float">
            <text:p>14.61</text:p>
          </table:table-cell>
          <table:table-cell office:value-type="float" office:value="13661529" calcext:value-type="float">
            <text:p>13661529</text:p>
          </table:table-cell>
          <table:table-cell office:value-type="float" office:value="13287139" calcext:value-type="float">
            <text:p>13287139</text:p>
          </table:table-cell>
          <table:table-cell office:value-type="float" office:value="13399852" calcext:value-type="float">
            <text:p>13399852</text:p>
          </table:table-cell>
          <table:table-cell office:value-type="float" office:value="17042720" calcext:value-type="float">
            <text:p>17042720</text:p>
          </table:table-cell>
          <table:table-cell/>
          <table:table-cell office:value-type="float" office:value="68.39" calcext:value-type="float">
            <text:p>68.39</text:p>
          </table:table-cell>
          <table:table-cell office:value-type="float" office:value="66.44" calcext:value-type="float">
            <text:p>66.44</text:p>
          </table:table-cell>
          <table:table-cell office:value-type="float" office:value="66.63" calcext:value-type="float">
            <text:p>66.63</text:p>
          </table:table-cell>
          <table:table-cell office:value-type="float" office:value="71.01" calcext:value-type="float">
            <text:p>71.01</text:p>
          </table:table-cell>
          <table:table-cell office:value-type="float" office:value="77.36" calcext:value-type="float">
            <text:p>77.36</text:p>
          </table:table-cell>
          <table:table-cell office:value-type="float" office:value="68840762" calcext:value-type="float">
            <text:p>68840762</text:p>
          </table:table-cell>
          <table:table-cell office:value-type="float" office:value="66826522" calcext:value-type="float">
            <text:p>66826522</text:p>
          </table:table-cell>
          <table:table-cell office:value-type="float" office:value="67118067" calcext:value-type="float">
            <text:p>67118067</text:p>
          </table:table-cell>
          <table:table-cell office:value-type="float" office:value="73866901" calcext:value-type="float">
            <text:p>73866901</text:p>
          </table:table-cell>
        </table:table-row>
        <table:table-row table:style-name="ro1">
          <table:table-cell/>
          <table:table-cell office:value-type="float" office:value="13.49" calcext:value-type="float">
            <text:p>13.49</text:p>
          </table:table-cell>
          <table:table-cell office:value-type="float" office:value="13.3" calcext:value-type="float">
            <text:p>13.3</text:p>
          </table:table-cell>
          <table:table-cell office:value-type="float" office:value="13.32" calcext:value-type="float">
            <text:p>13.32</text:p>
          </table:table-cell>
          <table:table-cell office:value-type="float" office:value="14.01" calcext:value-type="float">
            <text:p>14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3653011" calcext:value-type="float">
            <text:p>13653011</text:p>
          </table:table-cell>
          <table:table-cell office:value-type="float" office:value="13451556" calcext:value-type="float">
            <text:p>13451556</text:p>
          </table:table-cell>
          <table:table-cell office:value-type="float" office:value="13466498" calcext:value-type="float">
            <text:p>13466498</text:p>
          </table:table-cell>
          <table:table-cell office:value-type="float" office:value="16938996" calcext:value-type="float">
            <text:p>16938996</text:p>
          </table:table-cell>
          <table:table-cell/>
          <table:table-cell office:value-type="float" office:value="67.41" calcext:value-type="float">
            <text:p>67.41</text:p>
          </table:table-cell>
          <table:table-cell office:value-type="float" office:value="67.16" calcext:value-type="float">
            <text:p>67.16</text:p>
          </table:table-cell>
          <table:table-cell office:value-type="float" office:value="66.25" calcext:value-type="float">
            <text:p>66.25</text:p>
          </table:table-cell>
          <table:table-cell office:value-type="float" office:value="71.8" calcext:value-type="float">
            <text:p>71.8</text:p>
          </table:table-cell>
          <table:table-cell office:value-type="float" office:value="77.28" calcext:value-type="float">
            <text:p>77.28</text:p>
          </table:table-cell>
          <table:table-cell office:value-type="float" office:value="67922529" calcext:value-type="float">
            <text:p>67922529</text:p>
          </table:table-cell>
          <table:table-cell office:value-type="float" office:value="67535926" calcext:value-type="float">
            <text:p>67535926</text:p>
          </table:table-cell>
          <table:table-cell office:value-type="float" office:value="66741973" calcext:value-type="float">
            <text:p>66741973</text:p>
          </table:table-cell>
          <table:table-cell office:value-type="float" office:value="74702350" calcext:value-type="float">
            <text:p>7470235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3.45" calcext:value-type="float">
            <text:p>13.4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95" calcext:value-type="float">
            <text:p>13.95</text:p>
          </table:table-cell>
          <table:table-cell office:value-type="float" office:value="14.55" calcext:value-type="float">
            <text:p>14.55</text:p>
          </table:table-cell>
          <table:table-cell office:value-type="float" office:value="13648818" calcext:value-type="float">
            <text:p>13648818</text:p>
          </table:table-cell>
          <table:table-cell office:value-type="float" office:value="13525121" calcext:value-type="float">
            <text:p>13525121</text:p>
          </table:table-cell>
          <table:table-cell office:value-type="float" office:value="13256776" calcext:value-type="float">
            <text:p>13256776</text:p>
          </table:table-cell>
          <table:table-cell office:value-type="float" office:value="16930527" calcext:value-type="float">
            <text:p>16930527</text:p>
          </table:table-cell>
          <table:table-cell/>
          <table:table-cell office:value-type="float" office:value="67.39" calcext:value-type="float">
            <text:p>67.39</text:p>
          </table:table-cell>
          <table:table-cell office:value-type="float" office:value="66.3" calcext:value-type="float">
            <text:p>66.3</text:p>
          </table:table-cell>
          <table:table-cell office:value-type="float" office:value="66.84" calcext:value-type="float">
            <text:p>66.84</text:p>
          </table:table-cell>
          <table:table-cell office:value-type="float" office:value="75.25" calcext:value-type="float">
            <text:p>75.25</text:p>
          </table:table-cell>
          <table:table-cell office:value-type="float" office:value="78.14" calcext:value-type="float">
            <text:p>78.14</text:p>
          </table:table-cell>
          <table:table-cell office:value-type="float" office:value="67888354" calcext:value-type="float">
            <text:p>67888354</text:p>
          </table:table-cell>
          <table:table-cell office:value-type="float" office:value="66675866" calcext:value-type="float">
            <text:p>66675866</text:p>
          </table:table-cell>
          <table:table-cell office:value-type="float" office:value="67327512" calcext:value-type="float">
            <text:p>67327512</text:p>
          </table:table-cell>
          <table:table-cell office:value-type="float" office:value="78051073" calcext:value-type="float">
            <text:p>7805107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3.481" calcext:value-type="float">
            <text:p>13.481</text:p>
          </table:table-cell>
          <table:table-cell table:style-name="ce3" table:formula="of:=AVERAGE([.C4:.C13])" office:value-type="float" office:value="13.349" calcext:value-type="float">
            <text:p>13.349</text:p>
          </table:table-cell>
          <table:table-cell table:style-name="ce3" table:formula="of:=AVERAGE([.D4:.D13])" office:value-type="float" office:value="13.314" calcext:value-type="float">
            <text:p>13.314</text:p>
          </table:table-cell>
          <table:table-cell table:style-name="ce3" table:formula="of:=AVERAGE([.E4:.E13])" office:value-type="float" office:value="14.023" calcext:value-type="float">
            <text:p>14.023</text:p>
          </table:table-cell>
          <table:table-cell table:style-name="ce3" table:formula="of:=AVERAGE([.F4:.F13])" office:value-type="float" office:value="14.582" calcext:value-type="float">
            <text:p>14.582</text:p>
          </table:table-cell>
          <table:table-cell table:style-name="ce3" table:formula="of:=AVERAGE([.G4:.G13])" office:value-type="float" office:value="13628297.9" calcext:value-type="float">
            <text:p>13628297.9</text:p>
          </table:table-cell>
          <table:table-cell table:style-name="ce3" table:formula="of:=AVERAGE([.H4:.H13])" office:value-type="float" office:value="13460644.2" calcext:value-type="float">
            <text:p>13460644.2</text:p>
          </table:table-cell>
          <table:table-cell table:style-name="ce3" table:formula="of:=AVERAGE([.I4:.I13])" office:value-type="float" office:value="13449053.2" calcext:value-type="float">
            <text:p>13449053.2</text:p>
          </table:table-cell>
          <table:table-cell table:style-name="ce3" table:formula="of:=AVERAGE([.J4:.J13])" office:value-type="float" office:value="16947200.7" calcext:value-type="float">
            <text:p>16947200.7</text:p>
          </table:table-cell>
          <table:table-cell/>
          <table:table-cell table:style-name="ce3" table:formula="of:=AVERAGE([.L4:.L13])" office:value-type="float" office:value="67.804" calcext:value-type="float">
            <text:p>67.804</text:p>
          </table:table-cell>
          <table:table-cell table:style-name="ce3" table:formula="of:=AVERAGE([.M4:.M13])" office:value-type="float" office:value="66.6" calcext:value-type="float">
            <text:p>66.6</text:p>
          </table:table-cell>
          <table:table-cell table:style-name="ce3" table:formula="of:=AVERAGE([.N4:.N13])" office:value-type="float" office:value="66.736" calcext:value-type="float">
            <text:p>66.736</text:p>
          </table:table-cell>
          <table:table-cell table:style-name="ce3" table:formula="of:=AVERAGE([.O4:.O13])" office:value-type="float" office:value="72.157" calcext:value-type="float">
            <text:p>72.157</text:p>
          </table:table-cell>
          <table:table-cell table:style-name="ce3" table:formula="of:=AVERAGE([.P4:.P13])" office:value-type="float" office:value="77.478" calcext:value-type="float">
            <text:p>77.478</text:p>
          </table:table-cell>
          <table:table-cell table:style-name="ce3" table:formula="of:=AVERAGE([.Q4:.Q13])" office:value-type="float" office:value="68277265.8" calcext:value-type="float">
            <text:p>68277265.8</text:p>
          </table:table-cell>
          <table:table-cell table:style-name="ce3" table:formula="of:=AVERAGE([.R4:.R13])" office:value-type="float" office:value="67033218" calcext:value-type="float">
            <text:p>67033218</text:p>
          </table:table-cell>
          <table:table-cell table:style-name="ce3" table:formula="of:=AVERAGE([.S4:.S13])" office:value-type="float" office:value="67220685.3" calcext:value-type="float">
            <text:p>67220685.3</text:p>
          </table:table-cell>
          <table:table-cell table:style-name="ce3" table:formula="of:=AVERAGE([.T4:.T13])" office:value-type="float" office:value="75161842.5" calcext:value-type="float">
            <text:p>75161842.5</text:p>
          </table:table-cell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61904945054674" calcext:value-type="float">
            <text:p>0.061904945054674</text:p>
          </table:table-cell>
          <table:table-cell table:style-name="ce3" table:formula="of:=STDEV([.C4:.C13])" office:value-type="float" office:value="0.0734014834848571" calcext:value-type="float">
            <text:p>0.073401483484857</text:p>
          </table:table-cell>
          <table:table-cell table:style-name="ce3" table:formula="of:=STDEV([.D4:.D13])" office:value-type="float" office:value="0.0699523647443981" calcext:value-type="float">
            <text:p>0.069952364744398</text:p>
          </table:table-cell>
          <table:table-cell table:style-name="ce3" table:formula="of:=STDEV([.E4:.E13])" office:value-type="float" office:value="0.228670068001914" calcext:value-type="float">
            <text:p>0.228670068001914</text:p>
          </table:table-cell>
          <table:table-cell table:style-name="ce3" table:formula="of:=STDEV([.F4:.F13])" office:value-type="float" office:value="0.0475628239512986" calcext:value-type="float">
            <text:p>0.047562823951299</text:p>
          </table:table-cell>
          <table:table-cell table:style-name="ce3" table:formula="of:=STDEV([.G4:.G13])" office:value-type="float" office:value="65462.155128746" calcext:value-type="float">
            <text:p>65462.155128746</text:p>
          </table:table-cell>
          <table:table-cell table:style-name="ce3" table:formula="of:=STDEV([.H4:.H13])" office:value-type="float" office:value="86297.5243713412" calcext:value-type="float">
            <text:p>86297.5243713412</text:p>
          </table:table-cell>
          <table:table-cell table:style-name="ce3" table:formula="of:=STDEV([.I4:.I13])" office:value-type="float" office:value="86758.4225918281" calcext:value-type="float">
            <text:p>86758.4225918281</text:p>
          </table:table-cell>
          <table:table-cell table:style-name="ce3" table:formula="of:=STDEV([.J4:.J13])" office:value-type="float" office:value="315018.229904962" calcext:value-type="float">
            <text:p>315018.229904962</text:p>
          </table:table-cell>
          <table:table-cell/>
          <table:table-cell table:style-name="ce3" table:formula="of:=STDEV([.L4:.L13])" office:value-type="float" office:value="0.41992591939267" calcext:value-type="float">
            <text:p>0.41992591939267</text:p>
          </table:table-cell>
          <table:table-cell table:style-name="ce3" table:formula="of:=STDEV([.M4:.M13])" office:value-type="float" office:value="0.541971708978737" calcext:value-type="float">
            <text:p>0.541971708978737</text:p>
          </table:table-cell>
          <table:table-cell table:style-name="ce3" table:formula="of:=STDEV([.N4:.N13])" office:value-type="float" office:value="0.618388586929323" calcext:value-type="float">
            <text:p>0.618388586929323</text:p>
          </table:table-cell>
          <table:table-cell table:style-name="ce3" table:formula="of:=STDEV([.O4:.O13])" office:value-type="float" office:value="2.27898149765782" calcext:value-type="float">
            <text:p>2.27898149765782</text:p>
          </table:table-cell>
          <table:table-cell table:style-name="ce3" table:formula="of:=STDEV([.P4:.P13])" office:value-type="float" office:value="0.712909531427377" calcext:value-type="float">
            <text:p>0.712909531427377</text:p>
          </table:table-cell>
          <table:table-cell table:style-name="ce3" table:formula="of:=STDEV([.Q4:.Q13])" office:value-type="float" office:value="402632.865019128" calcext:value-type="float">
            <text:p>402632.865019128</text:p>
          </table:table-cell>
          <table:table-cell table:style-name="ce3" table:formula="of:=STDEV([.R4:.R13])" office:value-type="float" office:value="575626.258393606" calcext:value-type="float">
            <text:p>575626.258393606</text:p>
          </table:table-cell>
          <table:table-cell table:style-name="ce3" table:formula="of:=STDEV([.S4:.S13])" office:value-type="float" office:value="606606.660334365" calcext:value-type="float">
            <text:p>606606.660334365</text:p>
          </table:table-cell>
          <table:table-cell table:style-name="ce3" table:formula="of:=STDEV([.T4:.T13])" office:value-type="float" office:value="2297705.0318258" calcext:value-type="float">
            <text:p>2297705.031825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98883811521462" calcext:value-type="float">
            <text:p>-0.98883811521462</text:p>
          </table:table-cell>
          <table:table-cell table:formula="of:=100-(([.D14]*100)/[.B14])" office:value-type="float" office:value="1.23878050589718" calcext:value-type="float">
            <text:p>1.23878050589718</text:p>
          </table:table-cell>
          <table:table-cell table:formula="of:=100-(([.E14]*100)/[.C14])" office:value-type="float" office:value="-5.04906734586859" calcext:value-type="float">
            <text:p>-5.04906734586859</text:p>
          </table:table-cell>
          <table:table-cell table:number-columns-repeated="5"/>
          <table:table-cell office:value-type="string" calcext:value-type="string">
            <text:p>Pct diff Linux/Htux</text:p>
          </table:table-cell>
          <table:table-cell/>
          <table:table-cell table:formula="of:=100-(([.L14]*100)/[.M14])" office:value-type="float" office:value="-1.80780780780782" calcext:value-type="float">
            <text:p>-1.8078078078078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formula="of:=100-(([.N14]*100)/[.L14])" office:value-type="float" office:value="1.5751283110141" calcext:value-type="float">
            <text:p>1.5751283110141</text:p>
          </table:table-cell>
          <table:table-cell table:formula="of:=100-(([.O14]*100)/[.M14])" office:value-type="float" office:value="-8.34384384384386" calcext:value-type="float">
            <text:p>-8.34384384384386</text:p>
          </table:table-cell>
          <table:table-cell table:number-columns-repeated="5"/>
        </table:table-row>
      </table:table>
      <table:table table:name="Blackschole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nativ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0.574244" calcext:value-type="float">
            <text:p>0.574244</text:p>
          </table:table-cell>
          <table:table-cell office:value-type="float" office:value="0.57032" calcext:value-type="float">
            <text:p>0.57032</text:p>
          </table:table-cell>
          <table:table-cell office:value-type="float" office:value="0.57301" calcext:value-type="float">
            <text:p>0.57301</text:p>
          </table:table-cell>
          <table:table-cell office:value-type="float" office:value="0.598889" calcext:value-type="float">
            <text:p>0.598889</text:p>
          </table:table-cell>
          <table:table-cell office:value-type="float" office:value="1.376678" calcext:value-type="float">
            <text:p>1.376678</text:p>
          </table:table-cell>
          <table:table-cell/>
          <table:table-cell office:value-type="float" office:value="83.08203" calcext:value-type="float">
            <text:p>83.08203</text:p>
          </table:table-cell>
          <table:table-cell office:value-type="float" office:value="82.379106" calcext:value-type="float">
            <text:p>82.379106</text:p>
          </table:table-cell>
          <table:table-cell office:value-type="float" office:value="82.185494" calcext:value-type="float">
            <text:p>82.185494</text:p>
          </table:table-cell>
          <table:table-cell office:value-type="float" office:value="91.18" calcext:value-type="float">
            <text:p>91.18</text:p>
          </table:table-cell>
          <table:table-cell office:value-type="float" office:value="206.781621" calcext:value-type="float">
            <text:p>206.781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44" calcext:value-type="float">
            <text:p>0.574644</text:p>
          </table:table-cell>
          <table:table-cell office:value-type="float" office:value="0.57074" calcext:value-type="float">
            <text:p>0.57074</text:p>
          </table:table-cell>
          <table:table-cell office:value-type="float" office:value="0.57327" calcext:value-type="float">
            <text:p>0.57327</text:p>
          </table:table-cell>
          <table:table-cell office:value-type="float" office:value="0.615031" calcext:value-type="float">
            <text:p>0.615031</text:p>
          </table:table-cell>
          <table:table-cell office:value-type="float" office:value="1.36172" calcext:value-type="float">
            <text:p>1.36172</text:p>
          </table:table-cell>
          <table:table-cell/>
          <table:table-cell office:value-type="float" office:value="82.843247" calcext:value-type="float">
            <text:p>82.843247</text:p>
          </table:table-cell>
          <table:table-cell office:value-type="float" office:value="82.749138" calcext:value-type="float">
            <text:p>82.749138</text:p>
          </table:table-cell>
          <table:table-cell office:value-type="float" office:value="82.430673" calcext:value-type="float">
            <text:p>82.430673</text:p>
          </table:table-cell>
          <table:table-cell office:value-type="float" office:value="98.55" calcext:value-type="float">
            <text:p>98.55</text:p>
          </table:table-cell>
          <table:table-cell office:value-type="float" office:value="207.406719" calcext:value-type="float">
            <text:p>207.40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8572" calcext:value-type="float">
            <text:p>0.588572</text:p>
          </table:table-cell>
          <table:table-cell office:value-type="float" office:value="0.56113" calcext:value-type="float">
            <text:p>0.56113</text:p>
          </table:table-cell>
          <table:table-cell office:value-type="float" office:value="0.53805" calcext:value-type="float">
            <text:p>0.53805</text:p>
          </table:table-cell>
          <table:table-cell office:value-type="float" office:value="0.620021" calcext:value-type="float">
            <text:p>0.620021</text:p>
          </table:table-cell>
          <table:table-cell office:value-type="float" office:value="1.370117" calcext:value-type="float">
            <text:p>1.370117</text:p>
          </table:table-cell>
          <table:table-cell/>
          <table:table-cell office:value-type="float" office:value="83.216015" calcext:value-type="float">
            <text:p>83.216015</text:p>
          </table:table-cell>
          <table:table-cell office:value-type="float" office:value="85.828367" calcext:value-type="float">
            <text:p>85.828367</text:p>
          </table:table-cell>
          <table:table-cell office:value-type="float" office:value="81.959775" calcext:value-type="float">
            <text:p>81.959775</text:p>
          </table:table-cell>
          <table:table-cell office:value-type="float" office:value="92.27" calcext:value-type="float">
            <text:p>92.27</text:p>
          </table:table-cell>
          <table:table-cell office:value-type="float" office:value="207.720644" calcext:value-type="float">
            <text:p>207.720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84933" calcext:value-type="float">
            <text:p>0.584933</text:p>
          </table:table-cell>
          <table:table-cell office:value-type="float" office:value="0.538224" calcext:value-type="float">
            <text:p>0.538224</text:p>
          </table:table-cell>
          <table:table-cell office:value-type="float" office:value="0.538583" calcext:value-type="float">
            <text:p>0.538583</text:p>
          </table:table-cell>
          <table:table-cell office:value-type="float" office:value="0.612914" calcext:value-type="float">
            <text:p>0.612914</text:p>
          </table:table-cell>
          <table:table-cell office:value-type="float" office:value="1.378347" calcext:value-type="float">
            <text:p>1.378347</text:p>
          </table:table-cell>
          <table:table-cell/>
          <table:table-cell office:value-type="float" office:value="82.534116" calcext:value-type="float">
            <text:p>82.534116</text:p>
          </table:table-cell>
          <table:table-cell office:value-type="float" office:value="82.007456" calcext:value-type="float">
            <text:p>82.007456</text:p>
          </table:table-cell>
          <table:table-cell office:value-type="float" office:value="81.674071" calcext:value-type="float">
            <text:p>81.674071</text:p>
          </table:table-cell>
          <table:table-cell office:value-type="float" office:value="91.23" calcext:value-type="float">
            <text:p>91.23</text:p>
          </table:table-cell>
          <table:table-cell office:value-type="float" office:value="208.214286" calcext:value-type="float">
            <text:p>208.21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3865" calcext:value-type="float">
            <text:p>0.573865</text:p>
          </table:table-cell>
          <table:table-cell office:value-type="float" office:value="0.537957" calcext:value-type="float">
            <text:p>0.537957</text:p>
          </table:table-cell>
          <table:table-cell office:value-type="float" office:value="0.572422" calcext:value-type="float">
            <text:p>0.572422</text:p>
          </table:table-cell>
          <table:table-cell office:value-type="float" office:value="0.598828" calcext:value-type="float">
            <text:p>0.598828</text:p>
          </table:table-cell>
          <table:table-cell office:value-type="float" office:value="1.380899" calcext:value-type="float">
            <text:p>1.380899</text:p>
          </table:table-cell>
          <table:table-cell/>
          <table:table-cell office:value-type="float" office:value="82.328908" calcext:value-type="float">
            <text:p>82.328908</text:p>
          </table:table-cell>
          <table:table-cell office:value-type="float" office:value="82.303333" calcext:value-type="float">
            <text:p>82.303333</text:p>
          </table:table-cell>
          <table:table-cell office:value-type="float" office:value="85.590172" calcext:value-type="float">
            <text:p>85.590172</text:p>
          </table:table-cell>
          <table:table-cell office:value-type="float" office:value="94.67" calcext:value-type="float">
            <text:p>94.67</text:p>
          </table:table-cell>
          <table:table-cell office:value-type="float" office:value="206.769755" calcext:value-type="float">
            <text:p>206.769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683" calcext:value-type="float">
            <text:p>0.54683</text:p>
          </table:table-cell>
          <table:table-cell office:value-type="float" office:value="0.568279" calcext:value-type="float">
            <text:p>0.568279</text:p>
          </table:table-cell>
          <table:table-cell office:value-type="float" office:value="0.572918" calcext:value-type="float">
            <text:p>0.572918</text:p>
          </table:table-cell>
          <table:table-cell office:value-type="float" office:value="0.605308" calcext:value-type="float">
            <text:p>0.605308</text:p>
          </table:table-cell>
          <table:table-cell office:value-type="float" office:value="1.406213" calcext:value-type="float">
            <text:p>1.406213</text:p>
          </table:table-cell>
          <table:table-cell/>
          <table:table-cell office:value-type="float" office:value="82.094821" calcext:value-type="float">
            <text:p>82.094821</text:p>
          </table:table-cell>
          <table:table-cell office:value-type="float" office:value="82.716739" calcext:value-type="float">
            <text:p>82.716739</text:p>
          </table:table-cell>
          <table:table-cell office:value-type="float" office:value="83.086625" calcext:value-type="float">
            <text:p>83.086625</text:p>
          </table:table-cell>
          <table:table-cell office:value-type="float" office:value="90.24" calcext:value-type="float">
            <text:p>90.24</text:p>
          </table:table-cell>
          <table:table-cell office:value-type="float" office:value="206.605818" calcext:value-type="float">
            <text:p>206.605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0398" calcext:value-type="float">
            <text:p>0.570398</text:p>
          </table:table-cell>
          <table:table-cell office:value-type="float" office:value="0.609317" calcext:value-type="float">
            <text:p>0.609317</text:p>
          </table:table-cell>
          <table:table-cell office:value-type="float" office:value="0.571738" calcext:value-type="float">
            <text:p>0.571738</text:p>
          </table:table-cell>
          <table:table-cell office:value-type="float" office:value="0.613901" calcext:value-type="float">
            <text:p>0.613901</text:p>
          </table:table-cell>
          <table:table-cell office:value-type="float" office:value="1.378889" calcext:value-type="float">
            <text:p>1.378889</text:p>
          </table:table-cell>
          <table:table-cell/>
          <table:table-cell office:value-type="float" office:value="82.971051" calcext:value-type="float">
            <text:p>82.971051</text:p>
          </table:table-cell>
          <table:table-cell office:value-type="float" office:value="81.881683" calcext:value-type="float">
            <text:p>81.881683</text:p>
          </table:table-cell>
          <table:table-cell office:value-type="float" office:value="81.636416" calcext:value-type="float">
            <text:p>81.636416</text:p>
          </table:table-cell>
          <table:table-cell office:value-type="float" office:value="99.56" calcext:value-type="float">
            <text:p>99.56</text:p>
          </table:table-cell>
          <table:table-cell office:value-type="float" office:value="206.965862" calcext:value-type="float">
            <text:p>206.965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4091" calcext:value-type="float">
            <text:p>0.544091</text:p>
          </table:table-cell>
          <table:table-cell office:value-type="float" office:value="0.571665" calcext:value-type="float">
            <text:p>0.571665</text:p>
          </table:table-cell>
          <table:table-cell office:value-type="float" office:value="0.572884" calcext:value-type="float">
            <text:p>0.572884</text:p>
          </table:table-cell>
          <table:table-cell office:value-type="float" office:value="0.59695" calcext:value-type="float">
            <text:p>0.59695</text:p>
          </table:table-cell>
          <table:table-cell office:value-type="float" office:value="1.406695" calcext:value-type="float">
            <text:p>1.406695</text:p>
          </table:table-cell>
          <table:table-cell/>
          <table:table-cell office:value-type="float" office:value="82.539575" calcext:value-type="float">
            <text:p>82.539575</text:p>
          </table:table-cell>
          <table:table-cell office:value-type="float" office:value="81.793188" calcext:value-type="float">
            <text:p>81.793188</text:p>
          </table:table-cell>
          <table:table-cell office:value-type="float" office:value="82.105638" calcext:value-type="float">
            <text:p>82.105638</text:p>
          </table:table-cell>
          <table:table-cell office:value-type="float" office:value="98.02" calcext:value-type="float">
            <text:p>98.02</text:p>
          </table:table-cell>
          <table:table-cell office:value-type="float" office:value="206.631507" calcext:value-type="float">
            <text:p>206.631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699" calcext:value-type="float">
            <text:p>0.574699</text:p>
          </table:table-cell>
          <table:table-cell office:value-type="float" office:value="0.569585" calcext:value-type="float">
            <text:p>0.569585</text:p>
          </table:table-cell>
          <table:table-cell office:value-type="float" office:value="0.569276" calcext:value-type="float">
            <text:p>0.569276</text:p>
          </table:table-cell>
          <table:table-cell office:value-type="float" office:value="0.607985" calcext:value-type="float">
            <text:p>0.607985</text:p>
          </table:table-cell>
          <table:table-cell office:value-type="float" office:value="1.374653" calcext:value-type="float">
            <text:p>1.374653</text:p>
          </table:table-cell>
          <table:table-cell/>
          <table:table-cell office:value-type="float" office:value="82.315036" calcext:value-type="float">
            <text:p>82.315036</text:p>
          </table:table-cell>
          <table:table-cell office:value-type="float" office:value="86.44623" calcext:value-type="float">
            <text:p>86.44623</text:p>
          </table:table-cell>
          <table:table-cell office:value-type="float" office:value="81.746232" calcext:value-type="float">
            <text:p>81.746232</text:p>
          </table:table-cell>
          <table:table-cell office:value-type="float" office:value="96.91" calcext:value-type="float">
            <text:p>96.91</text:p>
          </table:table-cell>
          <table:table-cell office:value-type="float" office:value="206.672673" calcext:value-type="float">
            <text:p>206.672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4789" calcext:value-type="float">
            <text:p>0.574789</text:p>
          </table:table-cell>
          <table:table-cell office:value-type="float" office:value="0.577117" calcext:value-type="float">
            <text:p>0.577117</text:p>
          </table:table-cell>
          <table:table-cell office:value-type="float" office:value="0.540487" calcext:value-type="float">
            <text:p>0.540487</text:p>
          </table:table-cell>
          <table:table-cell office:value-type="float" office:value="0.598823" calcext:value-type="float">
            <text:p>0.598823</text:p>
          </table:table-cell>
          <table:table-cell office:value-type="float" office:value="1.373881" calcext:value-type="float">
            <text:p>1.373881</text:p>
          </table:table-cell>
          <table:table-cell/>
          <table:table-cell office:value-type="float" office:value="82.204841" calcext:value-type="float">
            <text:p>82.204841</text:p>
          </table:table-cell>
          <table:table-cell office:value-type="float" office:value="82.038725" calcext:value-type="float">
            <text:p>82.038725</text:p>
          </table:table-cell>
          <table:table-cell office:value-type="float" office:value="86.485963" calcext:value-type="float">
            <text:p>86.485963</text:p>
          </table:table-cell>
          <table:table-cell office:value-type="float" office:value="90.93" calcext:value-type="float">
            <text:p>90.93</text:p>
          </table:table-cell>
          <table:table-cell office:value-type="float" office:value="207.177962" calcext:value-type="float">
            <text:p>207.1779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5707065" calcext:value-type="float">
            <text:p>0.5707065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C4:.C13])" office:value-type="float" office:value="0.5674334" calcext:value-type="float">
            <text:p>0.5674334</text:p>
          </table:table-cell>
          <table:table-cell table:style-name="ce3" table:formula="of:=AVERAGE([.E4:.E13])" office:value-type="float" office:value="0.606865" calcext:value-type="float">
            <text:p>0.606865</text:p>
          </table:table-cell>
          <table:table-cell table:style-name="ce3" table:formula="of:=AVERAGE([.F4:.F13])" office:value-type="float" office:value="1.3808092" calcext:value-type="float">
            <text:p>1.3808092</text:p>
          </table:table-cell>
          <table:table-cell table:style-name="ce3"/>
          <table:table-cell table:style-name="ce3" table:formula="of:=AVERAGE([.H4:.H13])" office:value-type="float" office:value="82.612964" calcext:value-type="float">
            <text:p>82.612964</text:p>
          </table:table-cell>
          <table:table-cell table:style-name="ce3" table:formula="of:=AVERAGE([.I4:.I13])" office:value-type="float" office:value="83.0143965" calcext:value-type="float">
            <text:p>83.0143965</text:p>
          </table:table-cell>
          <table:table-cell table:style-name="ce3" table:formula="of:=AVERAGE([.J4:.J13])" office:value-type="float" office:value="82.8901059" calcext:value-type="float">
            <text:p>82.8901059</text:p>
          </table:table-cell>
          <table:table-cell table:style-name="ce3" table:formula="of:=AVERAGE([.K4:.K13])" office:value-type="float" office:value="94.356" calcext:value-type="float">
            <text:p>94.356</text:p>
          </table:table-cell>
          <table:table-cell table:style-name="ce3" table:formula="of:=AVERAGE([.L4:.L13])" office:value-type="float" office:value="207.0946847" calcext:value-type="float">
            <text:p>207.0946847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144173408493614" calcext:value-type="float">
            <text:p>0.014417340849361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C4:.C13])" office:value-type="float" office:value="0.0201447678302167" calcext:value-type="float">
            <text:p>0.020144767830217</text:p>
          </table:table-cell>
          <table:table-cell table:style-name="ce3" table:formula="of:=STDEV([.E4:.E13])" office:value-type="float" office:value="0.00830481233984245" calcext:value-type="float">
            <text:p>0.008304812339842</text:p>
          </table:table-cell>
          <table:table-cell table:style-name="ce3" table:formula="of:=STDEV([.F4:.F13])" office:value-type="float" office:value="0.0145559137336762" calcext:value-type="float">
            <text:p>0.014555913733676</text:p>
          </table:table-cell>
          <table:table-cell table:style-name="ce3"/>
          <table:table-cell table:style-name="ce3" table:formula="of:=STDEV([.H4:.H13])" office:value-type="float" office:value="0.391725299006843" calcext:value-type="float">
            <text:p>0.391725299006843</text:p>
          </table:table-cell>
          <table:table-cell table:style-name="ce3" table:formula="of:=STDEV([.I4:.I13])" office:value-type="float" office:value="1.68339381561807" calcext:value-type="float">
            <text:p>1.68339381561807</text:p>
          </table:table-cell>
          <table:table-cell table:style-name="ce3" table:formula="of:=STDEV([.J4:.J13])" office:value-type="float" office:value="1.72583486128968" calcext:value-type="float">
            <text:p>1.72583486128968</text:p>
          </table:table-cell>
          <table:table-cell table:style-name="ce3" table:formula="of:=STDEV([.K4:.K13])" office:value-type="float" office:value="3.61488957876539" calcext:value-type="float">
            <text:p>3.61488957876539</text:p>
          </table:table-cell>
          <table:table-cell table:style-name="ce3" table:formula="of:=STDEV([.L4:.L13])" office:value-type="float" office:value="0.537632073138836" calcext:value-type="float">
            <text:p>0.537632073138836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576825403650901" calcext:value-type="float">
            <text:p>-0.576825403650901</text:p>
          </table:table-cell>
          <table:table-cell table:formula="of:=100-(([.D14]*100)/[.B14])" office:value-type="float" office:value="0.573517210685353" calcext:value-type="float">
            <text:p>0.573517210685353</text:p>
          </table:table-cell>
          <table:table-cell table:formula="of:=100-(([.E14]*100)/[.C14])" office:value-type="float" office:value="-6.94911508557657" calcext:value-type="float">
            <text:p>-6.94911508557657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0.483569738412768" calcext:value-type="float">
            <text:p>0.483569738412768</text:p>
          </table:table-cell>
          <table:table-cell table:formula="of:=100-(([.J14]*100)/[.H14])" office:value-type="float" office:value="-0.335470229587685" calcext:value-type="float">
            <text:p>-0.335470229587685</text:p>
          </table:table-cell>
          <table:table-cell table:formula="of:=100-(([.K14]*100)/[.I14])" office:value-type="float" office:value="-13.6622127946205" calcext:value-type="float">
            <text:p>-13.6622127946205</text:p>
          </table:table-cell>
          <table:table-cell table:number-columns-repeated="5"/>
        </table:table-row>
      </table:table>
      <table:table table:name="Freqmine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Medium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float" office:value="1.398973" calcext:value-type="float">
            <text:p>1.398973</text:p>
          </table:table-cell>
          <table:table-cell office:value-type="float" office:value="1.355747" calcext:value-type="float">
            <text:p>1.355747</text:p>
          </table:table-cell>
          <table:table-cell office:value-type="float" office:value="1.349672" calcext:value-type="float">
            <text:p>1.349672</text:p>
          </table:table-cell>
          <table:table-cell office:value-type="float" office:value="1.730829" calcext:value-type="float">
            <text:p>1.730829</text:p>
          </table:table-cell>
          <table:table-cell office:value-type="float" office:value="1.974312" calcext:value-type="float">
            <text:p>1.974312</text:p>
          </table:table-cell>
          <table:table-cell/>
          <table:table-cell office:value-type="float" office:value="4.526446" calcext:value-type="float">
            <text:p>4.526446</text:p>
          </table:table-cell>
          <table:table-cell office:value-type="float" office:value="4.416499" calcext:value-type="float">
            <text:p>4.416499</text:p>
          </table:table-cell>
          <table:table-cell office:value-type="float" office:value="4.307228" calcext:value-type="float">
            <text:p>4.307228</text:p>
          </table:table-cell>
          <table:table-cell office:value-type="float" office:value="5.421548" calcext:value-type="float">
            <text:p>5.421548</text:p>
          </table:table-cell>
          <table:table-cell office:value-type="float" office:value="7.40123" calcext:value-type="float">
            <text:p>7.4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05524" calcext:value-type="float">
            <text:p>1.405524</text:p>
          </table:table-cell>
          <table:table-cell office:value-type="float" office:value="1.30739" calcext:value-type="float">
            <text:p>1.30739</text:p>
          </table:table-cell>
          <table:table-cell office:value-type="float" office:value="1.32509" calcext:value-type="float">
            <text:p>1.32509</text:p>
          </table:table-cell>
          <table:table-cell office:value-type="float" office:value="1.753482" calcext:value-type="float">
            <text:p>1.753482</text:p>
          </table:table-cell>
          <table:table-cell office:value-type="float" office:value="1.969434" calcext:value-type="float">
            <text:p>1.969434</text:p>
          </table:table-cell>
          <table:table-cell/>
          <table:table-cell office:value-type="float" office:value="4.570738" calcext:value-type="float">
            <text:p>4.570738</text:p>
          </table:table-cell>
          <table:table-cell office:value-type="float" office:value="4.699927" calcext:value-type="float">
            <text:p>4.699927</text:p>
          </table:table-cell>
          <table:table-cell office:value-type="float" office:value="4.425923" calcext:value-type="float">
            <text:p>4.425923</text:p>
          </table:table-cell>
          <table:table-cell office:value-type="float" office:value="5.402811" calcext:value-type="float">
            <text:p>5.402811</text:p>
          </table:table-cell>
          <table:table-cell office:value-type="float" office:value="7.61377" calcext:value-type="float">
            <text:p>7.61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9445" calcext:value-type="float">
            <text:p>1.369445</text:p>
          </table:table-cell>
          <table:table-cell office:value-type="float" office:value="1.319253" calcext:value-type="float">
            <text:p>1.319253</text:p>
          </table:table-cell>
          <table:table-cell office:value-type="float" office:value="1.357641" calcext:value-type="float">
            <text:p>1.357641</text:p>
          </table:table-cell>
          <table:table-cell office:value-type="float" office:value="1.758154" calcext:value-type="float">
            <text:p>1.758154</text:p>
          </table:table-cell>
          <table:table-cell office:value-type="float" office:value="1.954266" calcext:value-type="float">
            <text:p>1.954266</text:p>
          </table:table-cell>
          <table:table-cell/>
          <table:table-cell office:value-type="float" office:value="4.524793" calcext:value-type="float">
            <text:p>4.524793</text:p>
          </table:table-cell>
          <table:table-cell office:value-type="float" office:value="5.2834" calcext:value-type="float">
            <text:p>5.2834</text:p>
          </table:table-cell>
          <table:table-cell office:value-type="float" office:value="4.672937" calcext:value-type="float">
            <text:p>4.672937</text:p>
          </table:table-cell>
          <table:table-cell office:value-type="float" office:value="5.463334" calcext:value-type="float">
            <text:p>5.463334</text:p>
          </table:table-cell>
          <table:table-cell office:value-type="float" office:value="7.446403" calcext:value-type="float">
            <text:p>7.446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442" calcext:value-type="float">
            <text:p>1.39442</text:p>
          </table:table-cell>
          <table:table-cell office:value-type="float" office:value="1.294953" calcext:value-type="float">
            <text:p>1.294953</text:p>
          </table:table-cell>
          <table:table-cell office:value-type="float" office:value="1.326219" calcext:value-type="float">
            <text:p>1.326219</text:p>
          </table:table-cell>
          <table:table-cell office:value-type="float" office:value="1.753553" calcext:value-type="float">
            <text:p>1.753553</text:p>
          </table:table-cell>
          <table:table-cell office:value-type="float" office:value="1.908091" calcext:value-type="float">
            <text:p>1.908091</text:p>
          </table:table-cell>
          <table:table-cell/>
          <table:table-cell office:value-type="float" office:value="4.497005" calcext:value-type="float">
            <text:p>4.497005</text:p>
          </table:table-cell>
          <table:table-cell office:value-type="float" office:value="4.504825" calcext:value-type="float">
            <text:p>4.504825</text:p>
          </table:table-cell>
          <table:table-cell office:value-type="float" office:value="4.312509" calcext:value-type="float">
            <text:p>4.312509</text:p>
          </table:table-cell>
          <table:table-cell office:value-type="float" office:value="5.457076" calcext:value-type="float">
            <text:p>5.457076</text:p>
          </table:table-cell>
          <table:table-cell office:value-type="float" office:value="7.497966" calcext:value-type="float">
            <text:p>7.497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6642" calcext:value-type="float">
            <text:p>1.366642</text:p>
          </table:table-cell>
          <table:table-cell office:value-type="float" office:value="1.332173" calcext:value-type="float">
            <text:p>1.332173</text:p>
          </table:table-cell>
          <table:table-cell office:value-type="float" office:value="1.32393" calcext:value-type="float">
            <text:p>1.32393</text:p>
          </table:table-cell>
          <table:table-cell office:value-type="float" office:value="1.738448" calcext:value-type="float">
            <text:p>1.738448</text:p>
          </table:table-cell>
          <table:table-cell office:value-type="float" office:value="1.964412" calcext:value-type="float">
            <text:p>1.964412</text:p>
          </table:table-cell>
          <table:table-cell/>
          <table:table-cell office:value-type="float" office:value="4.489442" calcext:value-type="float">
            <text:p>4.489442</text:p>
          </table:table-cell>
          <table:table-cell office:value-type="float" office:value="4.283096" calcext:value-type="float">
            <text:p>4.283096</text:p>
          </table:table-cell>
          <table:table-cell office:value-type="float" office:value="5.34955" calcext:value-type="float">
            <text:p>5.34955</text:p>
          </table:table-cell>
          <table:table-cell office:value-type="float" office:value="5.475018" calcext:value-type="float">
            <text:p>5.475018</text:p>
          </table:table-cell>
          <table:table-cell office:value-type="float" office:value="7.491875" calcext:value-type="float">
            <text:p>7.491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462802" calcext:value-type="float">
            <text:p>1.462802</text:p>
          </table:table-cell>
          <table:table-cell office:value-type="float" office:value="1.330135" calcext:value-type="float">
            <text:p>1.330135</text:p>
          </table:table-cell>
          <table:table-cell office:value-type="float" office:value="1.328743" calcext:value-type="float">
            <text:p>1.328743</text:p>
          </table:table-cell>
          <table:table-cell office:value-type="float" office:value="1.756292" calcext:value-type="float">
            <text:p>1.756292</text:p>
          </table:table-cell>
          <table:table-cell office:value-type="float" office:value="1.981053" calcext:value-type="float">
            <text:p>1.981053</text:p>
          </table:table-cell>
          <table:table-cell/>
          <table:table-cell office:value-type="float" office:value="4.49406" calcext:value-type="float">
            <text:p>4.49406</text:p>
          </table:table-cell>
          <table:table-cell office:value-type="float" office:value="4.387923" calcext:value-type="float">
            <text:p>4.387923</text:p>
          </table:table-cell>
          <table:table-cell office:value-type="float" office:value="4.251716" calcext:value-type="float">
            <text:p>4.251716</text:p>
          </table:table-cell>
          <table:table-cell office:value-type="float" office:value="5.410479" calcext:value-type="float">
            <text:p>5.410479</text:p>
          </table:table-cell>
          <table:table-cell office:value-type="float" office:value="7.451118" calcext:value-type="float">
            <text:p>7.451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7181" calcext:value-type="float">
            <text:p>1.377181</text:p>
          </table:table-cell>
          <table:table-cell office:value-type="float" office:value="1.361467" calcext:value-type="float">
            <text:p>1.361467</text:p>
          </table:table-cell>
          <table:table-cell office:value-type="float" office:value="1.300201" calcext:value-type="float">
            <text:p>1.300201</text:p>
          </table:table-cell>
          <table:table-cell office:value-type="float" office:value="1.742539" calcext:value-type="float">
            <text:p>1.742539</text:p>
          </table:table-cell>
          <table:table-cell office:value-type="float" office:value="1.98102" calcext:value-type="float">
            <text:p>1.98102</text:p>
          </table:table-cell>
          <table:table-cell/>
          <table:table-cell office:value-type="float" office:value="4.4712" calcext:value-type="float">
            <text:p>4.4712</text:p>
          </table:table-cell>
          <table:table-cell office:value-type="float" office:value="5.914828" calcext:value-type="float">
            <text:p>5.914828</text:p>
          </table:table-cell>
          <table:table-cell office:value-type="float" office:value="5.876761" calcext:value-type="float">
            <text:p>5.876761</text:p>
          </table:table-cell>
          <table:table-cell office:value-type="float" office:value="5.431967" calcext:value-type="float">
            <text:p>5.431967</text:p>
          </table:table-cell>
          <table:table-cell office:value-type="float" office:value="7.530804" calcext:value-type="float">
            <text:p>7.530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6747" calcext:value-type="float">
            <text:p>1.36747</text:p>
          </table:table-cell>
          <table:table-cell office:value-type="float" office:value="1.334407" calcext:value-type="float">
            <text:p>1.334407</text:p>
          </table:table-cell>
          <table:table-cell office:value-type="float" office:value="1.341128" calcext:value-type="float">
            <text:p>1.341128</text:p>
          </table:table-cell>
          <table:table-cell office:value-type="float" office:value="1.733883" calcext:value-type="float">
            <text:p>1.733883</text:p>
          </table:table-cell>
          <table:table-cell office:value-type="float" office:value="2.019119" calcext:value-type="float">
            <text:p>2.019119</text:p>
          </table:table-cell>
          <table:table-cell/>
          <table:table-cell office:value-type="float" office:value="4.513925" calcext:value-type="float">
            <text:p>4.513925</text:p>
          </table:table-cell>
          <table:table-cell office:value-type="float" office:value="5.256222" calcext:value-type="float">
            <text:p>5.256222</text:p>
          </table:table-cell>
          <table:table-cell office:value-type="float" office:value="4.400676" calcext:value-type="float">
            <text:p>4.400676</text:p>
          </table:table-cell>
          <table:table-cell office:value-type="float" office:value="5.448209" calcext:value-type="float">
            <text:p>5.448209</text:p>
          </table:table-cell>
          <table:table-cell office:value-type="float" office:value="7.450934" calcext:value-type="float">
            <text:p>7.450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663" calcext:value-type="float">
            <text:p>1.39663</text:p>
          </table:table-cell>
          <table:table-cell office:value-type="float" office:value="1.347061" calcext:value-type="float">
            <text:p>1.347061</text:p>
          </table:table-cell>
          <table:table-cell office:value-type="float" office:value="1.342494" calcext:value-type="float">
            <text:p>1.342494</text:p>
          </table:table-cell>
          <table:table-cell office:value-type="float" office:value="1.691558" calcext:value-type="float">
            <text:p>1.691558</text:p>
          </table:table-cell>
          <table:table-cell office:value-type="float" office:value="1.975925" calcext:value-type="float">
            <text:p>1.975925</text:p>
          </table:table-cell>
          <table:table-cell/>
          <table:table-cell office:value-type="float" office:value="4.45664" calcext:value-type="float">
            <text:p>4.45664</text:p>
          </table:table-cell>
          <table:table-cell office:value-type="float" office:value="4.444233" calcext:value-type="float">
            <text:p>4.444233</text:p>
          </table:table-cell>
          <table:table-cell office:value-type="float" office:value="5.234736" calcext:value-type="float">
            <text:p>5.234736</text:p>
          </table:table-cell>
          <table:table-cell office:value-type="float" office:value="5.419267" calcext:value-type="float">
            <text:p>5.419267</text:p>
          </table:table-cell>
          <table:table-cell office:value-type="float" office:value="7.625462" calcext:value-type="float">
            <text:p>7.625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90859" calcext:value-type="float">
            <text:p>1.390859</text:p>
          </table:table-cell>
          <table:table-cell office:value-type="float" office:value="1.338638" calcext:value-type="float">
            <text:p>1.338638</text:p>
          </table:table-cell>
          <table:table-cell office:value-type="float" office:value="1.299674" calcext:value-type="float">
            <text:p>1.299674</text:p>
          </table:table-cell>
          <table:table-cell office:value-type="float" office:value="1.750565" calcext:value-type="float">
            <text:p>1.750565</text:p>
          </table:table-cell>
          <table:table-cell office:value-type="float" office:value="1.992814" calcext:value-type="float">
            <text:p>1.992814</text:p>
          </table:table-cell>
          <table:table-cell/>
          <table:table-cell office:value-type="float" office:value="4.496402" calcext:value-type="float">
            <text:p>4.496402</text:p>
          </table:table-cell>
          <table:table-cell office:value-type="float" office:value="4.349053" calcext:value-type="float">
            <text:p>4.349053</text:p>
          </table:table-cell>
          <table:table-cell office:value-type="float" office:value="4.511683" calcext:value-type="float">
            <text:p>4.511683</text:p>
          </table:table-cell>
          <table:table-cell office:value-type="float" office:value="5.446257" calcext:value-type="float">
            <text:p>5.446257</text:p>
          </table:table-cell>
          <table:table-cell office:value-type="float" office:value="7.53469" calcext:value-type="float">
            <text:p>7.534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1.3929946" calcext:value-type="float">
            <text:p>1.3929946</text:p>
          </table:table-cell>
          <table:table-cell table:style-name="ce3" table:formula="of:=AVERAGE([.C4:.C13])" office:value-type="float" office:value="1.3321224" calcext:value-type="float">
            <text:p>1.3321224</text:p>
          </table:table-cell>
          <table:table-cell table:style-name="ce3" table:formula="of:=AVERAGE([.D4:.D13])" office:value-type="float" office:value="1.3294792" calcext:value-type="float">
            <text:p>1.3294792</text:p>
          </table:table-cell>
          <table:table-cell table:style-name="ce3" table:formula="of:=AVERAGE([.E4:.E13])" office:value-type="float" office:value="1.7409303" calcext:value-type="float">
            <text:p>1.7409303</text:p>
          </table:table-cell>
          <table:table-cell table:style-name="ce3" table:formula="of:=AVERAGE([.F4:.F13])" office:value-type="float" office:value="1.9720446" calcext:value-type="float">
            <text:p>1.9720446</text:p>
          </table:table-cell>
          <table:table-cell table:style-name="ce3"/>
          <table:table-cell table:style-name="ce3" table:formula="of:=AVERAGE([streamcluster.H4:.H13])" office:value-type="float" office:value="3.7108" calcext:value-type="float">
            <text:p>3.7108</text:p>
          </table:table-cell>
          <table:table-cell table:style-name="ce3" table:formula="of:=AVERAGE([streamcluster.I4:.I13])" office:value-type="float" office:value="3.349" calcext:value-type="float">
            <text:p>3.349</text:p>
          </table:table-cell>
          <table:table-cell table:style-name="ce3" table:formula="of:=AVERAGE([streamcluster.J4:.J13])" office:value-type="float" office:value="3.338" calcext:value-type="float">
            <text:p>3.338</text:p>
          </table:table-cell>
          <table:table-cell table:style-name="ce3" table:formula="of:=AVERAGE([streamcluster.K4:.K13])" office:value-type="float" office:value="3.5168" calcext:value-type="float">
            <text:p>3.5168</text:p>
          </table:table-cell>
          <table:table-cell table:style-name="ce3" table:formula="of:=AVERAGE([.L4:.L13])" office:value-type="float" office:value="7.5044252" calcext:value-type="float">
            <text:p>7.5044252</text:p>
          </table:table-cell>
          <table:table-cell table:style-name="ce3"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H4:.H13])" office:value-type="float" office:value="0.0320152808079379" calcext:value-type="float">
            <text:p>0.032015280807938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.E4:.E13])" office:value-type="float" office:value="0.0198338018883028" calcext:value-type="float">
            <text:p>0.019833801888303</text:p>
          </table:table-cell>
          <table:table-cell table:style-name="ce3" table:formula="of:=STDEV([.F4:.F13])" office:value-type="float" office:value="0.0284809647550391" calcext:value-type="float">
            <text:p>0.028480964755039</text:p>
          </table:table-cell>
          <table:table-cell table:style-name="ce3"/>
          <table:table-cell table:style-name="ce3" table:formula="of:=STDEV([streamcluster.H4:.H13])" office:value-type="float" office:value="0.00977297862021138" calcext:value-type="float">
            <text:p>0.009772978620211</text:p>
          </table:table-cell>
          <table:table-cell table:style-name="ce3" table:formula="of:=STDEV([streamcluster.I4:.I13])" office:value-type="float" office:value="0.00478423336480242" calcext:value-type="float">
            <text:p>0.004784233364802</text:p>
          </table:table-cell>
          <table:table-cell table:style-name="ce3" table:formula="of:=STDEV([streamcluster.J4:.J13])" office:value-type="float" office:value="0.0122927259430571" calcext:value-type="float">
            <text:p>0.012292725943057</text:p>
          </table:table-cell>
          <table:table-cell table:style-name="ce3" table:formula="of:=STDEV([streamcluster.K4:.K13])" office:value-type="float" office:value="0.0438983674715435" calcext:value-type="float">
            <text:p>0.043898367471544</text:p>
          </table:table-cell>
          <table:table-cell table:style-name="ce3" table:formula="of:=STDEV([.L4:.L13])" office:value-type="float" office:value="0.0731330684282652" calcext:value-type="float">
            <text:p>0.073133068428265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4.56956507900476" calcext:value-type="float">
            <text:p>-4.56956507900476</text:p>
          </table:table-cell>
          <table:table-cell table:formula="of:=100-(([.D14]*100)/[.B14])" office:value-type="float" office:value="4.55963002297352" calcext:value-type="float">
            <text:p>4.55963002297352</text:p>
          </table:table-cell>
          <table:table-cell table:formula="of:=100-(([.E14]*100)/[.C14])" office:value-type="float" office:value="-30.6884637627894" calcext:value-type="float">
            <text:p>-30.6884637627894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10.8032248432368" calcext:value-type="float">
            <text:p>-10.8032248432368</text:p>
          </table:table-cell>
          <table:table-cell table:formula="of:=100-(([.J14]*100)/[.H14])" office:value-type="float" office:value="10.0463511911178" calcext:value-type="float">
            <text:p>10.0463511911178</text:p>
          </table:table-cell>
          <table:table-cell table:formula="of:=100-(([.K14]*100)/[.I14])" office:value-type="float" office:value="-5.01045088085995" calcext:value-type="float">
            <text:p>-5.01045088085995</text:p>
          </table:table-cell>
          <table:table-cell table:number-columns-repeated="5"/>
        </table:table-row>
      </table:table>
      <table:table table:name="Swaption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Medium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Linux KVM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float" office:value="0.848559" calcext:value-type="float">
            <text:p>0.848559</text:p>
          </table:table-cell>
          <table:table-cell office:value-type="float" office:value="0.849146" calcext:value-type="float">
            <text:p>0.849146</text:p>
          </table:table-cell>
          <table:table-cell office:value-type="float" office:value="0.849365" calcext:value-type="float">
            <text:p>0.849365</text:p>
          </table:table-cell>
          <table:table-cell office:value-type="float" office:value="0.736755" calcext:value-type="float">
            <text:p>0.736755</text:p>
          </table:table-cell>
          <table:table-cell office:value-type="float" office:value="1.279204" calcext:value-type="float">
            <text:p>1.279204</text:p>
          </table:table-cell>
          <table:table-cell/>
          <table:table-cell office:value-type="float" office:value="3.413158" calcext:value-type="float">
            <text:p>3.413158</text:p>
          </table:table-cell>
          <table:table-cell office:value-type="float" office:value="3.399536" calcext:value-type="float">
            <text:p>3.399536</text:p>
          </table:table-cell>
          <table:table-cell office:value-type="float" office:value="3.395751" calcext:value-type="float">
            <text:p>3.395751</text:p>
          </table:table-cell>
          <table:table-cell office:value-type="float" office:value="2.952933" calcext:value-type="float">
            <text:p>2.952933</text:p>
          </table:table-cell>
          <table:table-cell office:value-type="float" office:value="5.073896" calcext:value-type="float">
            <text:p>5.073896</text:p>
          </table:table-cell>
          <table:table-cell table:style-name="ce4" office:value-type="float" office:value="3.548052" calcext:value-type="float">
            <text:p>3.5480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8274" calcext:value-type="float">
            <text:p>0.858274</text:p>
          </table:table-cell>
          <table:table-cell office:value-type="float" office:value="0.849397" calcext:value-type="float">
            <text:p>0.849397</text:p>
          </table:table-cell>
          <table:table-cell office:value-type="float" office:value="0.849066" calcext:value-type="float">
            <text:p>0.849066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1.281322" calcext:value-type="float">
            <text:p>1.281322</text:p>
          </table:table-cell>
          <table:table-cell/>
          <table:table-cell office:value-type="float" office:value="3.402696" calcext:value-type="float">
            <text:p>3.402696</text:p>
          </table:table-cell>
          <table:table-cell office:value-type="float" office:value="3.397182" calcext:value-type="float">
            <text:p>3.397182</text:p>
          </table:table-cell>
          <table:table-cell office:value-type="float" office:value="3.393306" calcext:value-type="float">
            <text:p>3.393306</text:p>
          </table:table-cell>
          <table:table-cell office:value-type="float" office:value="2.971061" calcext:value-type="float">
            <text:p>2.971061</text:p>
          </table:table-cell>
          <table:table-cell office:value-type="float" office:value="5.090108" calcext:value-type="float">
            <text:p>5.090108</text:p>
          </table:table-cell>
          <table:table-cell office:value-type="float" office:value="3.557975" calcext:value-type="float">
            <text:p>3.557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9458" calcext:value-type="float">
            <text:p>0.849458</text:p>
          </table:table-cell>
          <table:table-cell office:value-type="float" office:value="0.849281" calcext:value-type="float">
            <text:p>0.849281</text:p>
          </table:table-cell>
          <table:table-cell office:value-type="float" office:value="0.84969" calcext:value-type="float">
            <text:p>0.84969</text:p>
          </table:table-cell>
          <table:table-cell office:value-type="float" office:value="0.754602" calcext:value-type="float">
            <text:p>0.754602</text:p>
          </table:table-cell>
          <table:table-cell office:value-type="float" office:value="1.286574" calcext:value-type="float">
            <text:p>1.286574</text:p>
          </table:table-cell>
          <table:table-cell/>
          <table:table-cell office:value-type="float" office:value="3.409376" calcext:value-type="float">
            <text:p>3.409376</text:p>
          </table:table-cell>
          <table:table-cell office:value-type="float" office:value="3.395283" calcext:value-type="float">
            <text:p>3.395283</text:p>
          </table:table-cell>
          <table:table-cell office:value-type="float" office:value="3.389192" calcext:value-type="float">
            <text:p>3.389192</text:p>
          </table:table-cell>
          <table:table-cell office:value-type="float" office:value="2.951599" calcext:value-type="float">
            <text:p>2.951599</text:p>
          </table:table-cell>
          <table:table-cell office:value-type="float" office:value="5.088481" calcext:value-type="float">
            <text:p>5.088481</text:p>
          </table:table-cell>
          <table:table-cell office:value-type="float" office:value="3.565735" calcext:value-type="float">
            <text:p>3.565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096" calcext:value-type="float">
            <text:p>0.86096</text:p>
          </table:table-cell>
          <table:table-cell office:value-type="float" office:value="0.849294" calcext:value-type="float">
            <text:p>0.849294</text:p>
          </table:table-cell>
          <table:table-cell office:value-type="float" office:value="0.850318" calcext:value-type="float">
            <text:p>0.850318</text:p>
          </table:table-cell>
          <table:table-cell office:value-type="float" office:value="0.751175" calcext:value-type="float">
            <text:p>0.751175</text:p>
          </table:table-cell>
          <table:table-cell office:value-type="float" office:value="1.292559" calcext:value-type="float">
            <text:p>1.292559</text:p>
          </table:table-cell>
          <table:table-cell/>
          <table:table-cell office:value-type="float" office:value="3.399039" calcext:value-type="float">
            <text:p>3.399039</text:p>
          </table:table-cell>
          <table:table-cell office:value-type="float" office:value="3.390941" calcext:value-type="float">
            <text:p>3.390941</text:p>
          </table:table-cell>
          <table:table-cell office:value-type="float" office:value="3.39304" calcext:value-type="float">
            <text:p>3.39304</text:p>
          </table:table-cell>
          <table:table-cell office:value-type="float" office:value="3.107974" calcext:value-type="float">
            <text:p>3.107974</text:p>
          </table:table-cell>
          <table:table-cell office:value-type="float" office:value="5.103095" calcext:value-type="float">
            <text:p>5.103095</text:p>
          </table:table-cell>
          <table:table-cell office:value-type="float" office:value="3.583388" calcext:value-type="float">
            <text:p>3.583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8206" calcext:value-type="float">
            <text:p>0.848206</text:p>
          </table:table-cell>
          <table:table-cell office:value-type="float" office:value="0.849639" calcext:value-type="float">
            <text:p>0.849639</text:p>
          </table:table-cell>
          <table:table-cell office:value-type="float" office:value="0.852881" calcext:value-type="float">
            <text:p>0.852881</text:p>
          </table:table-cell>
          <table:table-cell office:value-type="float" office:value="0.757619" calcext:value-type="float">
            <text:p>0.757619</text:p>
          </table:table-cell>
          <table:table-cell office:value-type="float" office:value="1.279388" calcext:value-type="float">
            <text:p>1.279388</text:p>
          </table:table-cell>
          <table:table-cell/>
          <table:table-cell office:value-type="float" office:value="3.414025" calcext:value-type="float">
            <text:p>3.414025</text:p>
          </table:table-cell>
          <table:table-cell office:value-type="float" office:value="3.395277" calcext:value-type="float">
            <text:p>3.395277</text:p>
          </table:table-cell>
          <table:table-cell office:value-type="float" office:value="3.395777" calcext:value-type="float">
            <text:p>3.395777</text:p>
          </table:table-cell>
          <table:table-cell office:value-type="float" office:value="2.967793" calcext:value-type="float">
            <text:p>2.967793</text:p>
          </table:table-cell>
          <table:table-cell office:value-type="float" office:value="5.092232" calcext:value-type="float">
            <text:p>5.092232</text:p>
          </table:table-cell>
          <table:table-cell office:value-type="float" office:value="3.5709" calcext:value-type="float">
            <text:p>3.57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7881" calcext:value-type="float">
            <text:p>0.867881</text:p>
          </table:table-cell>
          <table:table-cell office:value-type="float" office:value="0.849674" calcext:value-type="float">
            <text:p>0.849674</text:p>
          </table:table-cell>
          <table:table-cell office:value-type="float" office:value="0.850612" calcext:value-type="float">
            <text:p>0.850612</text:p>
          </table:table-cell>
          <table:table-cell office:value-type="float" office:value="0.750219" calcext:value-type="float">
            <text:p>0.750219</text:p>
          </table:table-cell>
          <table:table-cell office:value-type="float" office:value="1.288865" calcext:value-type="float">
            <text:p>1.288865</text:p>
          </table:table-cell>
          <table:table-cell/>
          <table:table-cell office:value-type="float" office:value="3.413465" calcext:value-type="float">
            <text:p>3.413465</text:p>
          </table:table-cell>
          <table:table-cell office:value-type="float" office:value="3.394268" calcext:value-type="float">
            <text:p>3.394268</text:p>
          </table:table-cell>
          <table:table-cell office:value-type="float" office:value="3.392528" calcext:value-type="float">
            <text:p>3.392528</text:p>
          </table:table-cell>
          <table:table-cell office:value-type="float" office:value="2.96224" calcext:value-type="float">
            <text:p>2.96224</text:p>
          </table:table-cell>
          <table:table-cell office:value-type="float" office:value="5.096531" calcext:value-type="float">
            <text:p>5.096531</text:p>
          </table:table-cell>
          <table:table-cell office:value-type="float" office:value="3.461338" calcext:value-type="float">
            <text:p>3.461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8415" calcext:value-type="float">
            <text:p>0.858415</text:p>
          </table:table-cell>
          <table:table-cell office:value-type="float" office:value="0.849581" calcext:value-type="float">
            <text:p>0.849581</text:p>
          </table:table-cell>
          <table:table-cell office:value-type="float" office:value="0.896889" calcext:value-type="float">
            <text:p>0.896889</text:p>
          </table:table-cell>
          <table:table-cell office:value-type="float" office:value="0.745777" calcext:value-type="float">
            <text:p>0.745777</text:p>
          </table:table-cell>
          <table:table-cell office:value-type="float" office:value="1.284919" calcext:value-type="float">
            <text:p>1.284919</text:p>
          </table:table-cell>
          <table:table-cell/>
          <table:table-cell office:value-type="float" office:value="3.458371" calcext:value-type="float">
            <text:p>3.458371</text:p>
          </table:table-cell>
          <table:table-cell office:value-type="float" office:value="3.41183" calcext:value-type="float">
            <text:p>3.41183</text:p>
          </table:table-cell>
          <table:table-cell office:value-type="float" office:value="3.395093" calcext:value-type="float">
            <text:p>3.395093</text:p>
          </table:table-cell>
          <table:table-cell office:value-type="float" office:value="3.570909" calcext:value-type="float">
            <text:p>3.570909</text:p>
          </table:table-cell>
          <table:table-cell office:value-type="float" office:value="5.097862" calcext:value-type="float">
            <text:p>5.097862</text:p>
          </table:table-cell>
          <table:table-cell office:value-type="float" office:value="3.421535" calcext:value-type="float">
            <text:p>3.421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8349" calcext:value-type="float">
            <text:p>0.868349</text:p>
          </table:table-cell>
          <table:table-cell office:value-type="float" office:value="0.848138" calcext:value-type="float">
            <text:p>0.848138</text:p>
          </table:table-cell>
          <table:table-cell office:value-type="float" office:value="0.86988" calcext:value-type="float">
            <text:p>0.86988</text:p>
          </table:table-cell>
          <table:table-cell office:value-type="float" office:value="0.74363" calcext:value-type="float">
            <text:p>0.74363</text:p>
          </table:table-cell>
          <table:table-cell office:value-type="float" office:value="1.274221" calcext:value-type="float">
            <text:p>1.274221</text:p>
          </table:table-cell>
          <table:table-cell/>
          <table:table-cell office:value-type="float" office:value="3.407579" calcext:value-type="float">
            <text:p>3.407579</text:p>
          </table:table-cell>
          <table:table-cell office:value-type="float" office:value="3.397701" calcext:value-type="float">
            <text:p>3.397701</text:p>
          </table:table-cell>
          <table:table-cell office:value-type="float" office:value="3.39937" calcext:value-type="float">
            <text:p>3.39937</text:p>
          </table:table-cell>
          <table:table-cell office:value-type="float" office:value="2.948936" calcext:value-type="float">
            <text:p>2.948936</text:p>
          </table:table-cell>
          <table:table-cell office:value-type="float" office:value="5.1202" calcext:value-type="float">
            <text:p>5.1202</text:p>
          </table:table-cell>
          <table:table-cell office:value-type="float" office:value="3.501763" calcext:value-type="float">
            <text:p>3.501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1274" calcext:value-type="float">
            <text:p>0.851274</text:p>
          </table:table-cell>
          <table:table-cell office:value-type="float" office:value="0.849002" calcext:value-type="float">
            <text:p>0.849002</text:p>
          </table:table-cell>
          <table:table-cell office:value-type="float" office:value="0.877374" calcext:value-type="float">
            <text:p>0.877374</text:p>
          </table:table-cell>
          <table:table-cell office:value-type="float" office:value="0.745346" calcext:value-type="float">
            <text:p>0.745346</text:p>
          </table:table-cell>
          <table:table-cell office:value-type="float" office:value="1.291391" calcext:value-type="float">
            <text:p>1.291391</text:p>
          </table:table-cell>
          <table:table-cell/>
          <table:table-cell office:value-type="float" office:value="3.402053" calcext:value-type="float">
            <text:p>3.402053</text:p>
          </table:table-cell>
          <table:table-cell office:value-type="float" office:value="3.392457" calcext:value-type="float">
            <text:p>3.392457</text:p>
          </table:table-cell>
          <table:table-cell office:value-type="float" office:value="3.402114" calcext:value-type="float">
            <text:p>3.402114</text:p>
          </table:table-cell>
          <table:table-cell office:value-type="float" office:value="2.97288" calcext:value-type="float">
            <text:p>2.97288</text:p>
          </table:table-cell>
          <table:table-cell office:value-type="float" office:value="5.072468" calcext:value-type="float">
            <text:p>5.072468</text:p>
          </table:table-cell>
          <table:table-cell office:value-type="float" office:value="3.506687" calcext:value-type="float">
            <text:p>3.506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5992" calcext:value-type="float">
            <text:p>0.855992</text:p>
          </table:table-cell>
          <table:table-cell office:value-type="float" office:value="0.848882" calcext:value-type="float">
            <text:p>0.848882</text:p>
          </table:table-cell>
          <table:table-cell office:value-type="float" office:value="0.848483" calcext:value-type="float">
            <text:p>0.848483</text:p>
          </table:table-cell>
          <table:table-cell office:value-type="float" office:value="0.744326" calcext:value-type="float">
            <text:p>0.744326</text:p>
          </table:table-cell>
          <table:table-cell office:value-type="float" office:value="1.292717" calcext:value-type="float">
            <text:p>1.292717</text:p>
          </table:table-cell>
          <table:table-cell/>
          <table:table-cell office:value-type="float" office:value="3.408201" calcext:value-type="float">
            <text:p>3.408201</text:p>
          </table:table-cell>
          <table:table-cell office:value-type="float" office:value="3.409946" calcext:value-type="float">
            <text:p>3.409946</text:p>
          </table:table-cell>
          <table:table-cell office:value-type="float" office:value="3.394145" calcext:value-type="float">
            <text:p>3.394145</text:p>
          </table:table-cell>
          <table:table-cell office:value-type="float" office:value="2.963998" calcext:value-type="float">
            <text:p>2.963998</text:p>
          </table:table-cell>
          <table:table-cell office:value-type="float" office:value="5.098254" calcext:value-type="float">
            <text:p>5.098254</text:p>
          </table:table-cell>
          <table:table-cell office:value-type="float" office:value="3.560066" calcext:value-type="float">
            <text:p>3.56006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8567368" calcext:value-type="float">
            <text:p>0.8567368</text:p>
          </table:table-cell>
          <table:table-cell table:style-name="ce3" table:formula="of:=AVERAGE([.C4:.C13])" office:value-type="float" office:value="0.8492034" calcext:value-type="float">
            <text:p>0.8492034</text:p>
          </table:table-cell>
          <table:table-cell table:style-name="ce3" table:formula="of:=AVERAGE([.D4:.D13])" office:value-type="float" office:value="0.8594558" calcext:value-type="float">
            <text:p>0.8594558</text:p>
          </table:table-cell>
          <table:table-cell table:style-name="ce3" table:formula="of:=AVERAGE([.E4:.E13])" office:value-type="float" office:value="0.7483059" calcext:value-type="float">
            <text:p>0.7483059</text:p>
          </table:table-cell>
          <table:table-cell table:style-name="ce3" table:formula="of:=AVERAGE([.F4:.F13])" office:value-type="float" office:value="1.285116" calcext:value-type="float">
            <text:p>1.285116</text:p>
          </table:table-cell>
          <table:table-cell table:style-name="ce3"/>
          <table:table-cell table:style-name="ce3" table:formula="of:=AVERAGE([.H4:.H13])" office:value-type="float" office:value="3.4127963" calcext:value-type="float">
            <text:p>3.4127963</text:p>
          </table:table-cell>
          <table:table-cell table:style-name="ce3" table:formula="of:=AVERAGE([.I4:.I13])" office:value-type="float" office:value="3.3984421" calcext:value-type="float">
            <text:p>3.3984421</text:p>
          </table:table-cell>
          <table:table-cell table:style-name="ce3" table:formula="of:=AVERAGE([.J4:.J13])" office:value-type="float" office:value="3.3950316" calcext:value-type="float">
            <text:p>3.3950316</text:p>
          </table:table-cell>
          <table:table-cell table:style-name="ce3" table:formula="of:=AVERAGE([.K4:.K13])" office:value-type="float" office:value="3.0370323" calcext:value-type="float">
            <text:p>3.0370323</text:p>
          </table:table-cell>
          <table:table-cell table:style-name="ce3" table:formula="of:=AVERAGE([.L4:.L13])" office:value-type="float" office:value="5.0933127" calcext:value-type="float">
            <text:p>5.0933127</text:p>
          </table:table-cell>
          <table:table-cell table:style-name="ce3" table:formula="of:=AVERAGE([.M4:.M13])" office:value-type="float" office:value="3.5277439" calcext:value-type="float">
            <text:p>3.5277439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0749132788703786" calcext:value-type="float">
            <text:p>0.007491327887038</text:p>
          </table:table-cell>
          <table:table-cell table:style-name="ce3" table:formula="of:=STDEV([.I4:.I13])" office:value-type="float" office:value="0.0070270752956769" calcext:value-type="float">
            <text:p>0.007027075295677</text:p>
          </table:table-cell>
          <table:table-cell table:style-name="ce3" table:formula="of:=STDEV([.I4:.I13])" office:value-type="float" office:value="0.0070270752956769" calcext:value-type="float">
            <text:p>0.007027075295677</text:p>
          </table:table-cell>
          <table:table-cell table:style-name="ce3" table:formula="of:=STDEV([.E4:.E13])" office:value-type="float" office:value="0.00625995339794512" calcext:value-type="float">
            <text:p>0.006259953397945</text:p>
          </table:table-cell>
          <table:table-cell table:style-name="ce3" table:formula="of:=STDEV([.F4:.F13])" office:value-type="float" office:value="0.00640855190784593" calcext:value-type="float">
            <text:p>0.006408551907846</text:p>
          </table:table-cell>
          <table:table-cell table:style-name="ce3"/>
          <table:table-cell table:style-name="ce3" table:formula="of:=STDEV([.H4:.H13])" office:value-type="float" office:value="0.0168188858202121" calcext:value-type="float">
            <text:p>0.016818885820212</text:p>
          </table:table-cell>
          <table:table-cell table:style-name="ce3" table:formula="of:=STDEV([.I4:.I13])" office:value-type="float" office:value="0.0070270752956769" calcext:value-type="float">
            <text:p>0.007027075295677</text:p>
          </table:table-cell>
          <table:table-cell table:style-name="ce3" table:formula="of:=STDEV([.J4:.J13])" office:value-type="float" office:value="0.00362335324128237" calcext:value-type="float">
            <text:p>0.003623353241282</text:p>
          </table:table-cell>
          <table:table-cell table:style-name="ce3" table:formula="of:=STDEV([.K4:.K13])" office:value-type="float" office:value="0.1933273741852" calcext:value-type="float">
            <text:p>0.1933273741852</text:p>
          </table:table-cell>
          <table:table-cell table:style-name="ce3" table:formula="of:=STDEV([.L4:.L13])" office:value-type="float" office:value="0.0138258350043194" calcext:value-type="float">
            <text:p>0.013825835004319</text:p>
          </table:table-cell>
          <table:table-cell table:style-name="ce3"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-0.88711373506041" calcext:value-type="float">
            <text:p>-0.88711373506041</text:p>
          </table:table-cell>
          <table:table-cell table:formula="of:=100-(([.D14]*100)/[.B14])" office:value-type="float" office:value="-0.317367014000098" calcext:value-type="float">
            <text:p>-0.317367014000098</text:p>
          </table:table-cell>
          <table:table-cell table:formula="of:=100-(([.E14]*100)/[.C14])" office:value-type="float" office:value="11.8814291134491" calcext:value-type="float">
            <text:p>11.8814291134491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0.422375888057644" calcext:value-type="float">
            <text:p>-0.422375888057644</text:p>
          </table:table-cell>
          <table:table-cell table:formula="of:=100-(([.J14]*100)/[.H14])" office:value-type="float" office:value="0.520532092700648" calcext:value-type="float">
            <text:p>0.520532092700648</text:p>
          </table:table-cell>
          <table:table-cell table:formula="of:=100-(([.K14]*100)/[.I14])" office:value-type="float" office:value="10.6345728238242" calcext:value-type="float">
            <text:p>10.6345728238242</text:p>
          </table:table-cell>
          <table:table-cell table:number-columns-repeated="5"/>
        </table:table-row>
      </table:table>
      <table:table table:name="streamcluster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2"/>
          <table:table-cell table:style-name="ce2" office:value-type="string" calcext:value-type="string" table:number-columns-spanned="4" table:number-rows-spanned="1">
            <text:p>Input SimLarge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/>
          <table:table-cell table:style-name="ce2" office:value-type="string" calcext:value-type="string" table:number-columns-spanned="2" table:number-rows-spanned="1">
            <text:p>PARSEC time</text:p>
          </table:table-cell>
          <table:covered-table-cell table:style-name="ce2"/>
          <table:table-cell table:number-columns-repeated="3"/>
          <table:table-cell table:style-name="ce2" table:number-columns-spanned="2" table:number-rows-spanned="1"/>
          <table:covered-table-cell table:style-name="ce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/>
          <table:table-cell table:style-name="ce2" office:value-type="string" calcext:value-type="string">
            <text:p>Hermitux</text:p>
          </table:table-cell>
          <table:table-cell table:style-name="ce2" office:value-type="string" calcext:value-type="string">
            <text:p>Native Linux</text:p>
          </table:table-cell>
          <table:table-cell table:style-name="ce2" office:value-type="string" calcext:value-type="string">
            <text:p>Docker</text:p>
          </table:table-cell>
          <table:table-cell table:style-name="ce2" office:value-type="string" calcext:value-type="string">
            <text:p>Osv</text:p>
          </table:table-cell>
          <table:table-cell table:style-name="ce2" office:value-type="string" calcext:value-type="string">
            <text:p>Rump</text:p>
          </table:table-cell>
          <table:table-cell table:style-name="ce2" office:value-type="string" calcext:value-type="string">
            <text:p>KVM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float" office:value="0.789" calcext:value-type="float">
            <text:p>0.789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" calcext:value-type="float">
            <text:p>0.75</text:p>
          </table:table-cell>
          <table:table-cell office:value-type="float" office:value="0.799" calcext:value-type="float">
            <text:p>0.799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3.715" calcext:value-type="float">
            <text:p>3.715</text:p>
          </table:table-cell>
          <table:table-cell office:value-type="float" office:value="3.352" calcext:value-type="float">
            <text:p>3.352</text:p>
          </table:table-cell>
          <table:table-cell office:value-type="float" office:value="3.34" calcext:value-type="float">
            <text:p>3.34</text:p>
          </table:table-cell>
          <table:table-cell office:value-type="float" office:value="3.544" calcext:value-type="float">
            <text:p>3.544</text:p>
          </table:table-cell>
          <table:table-cell office:value-type="float" office:value="3.35" calcext:value-type="float">
            <text:p>3.35</text:p>
          </table:table-cell>
          <table:table-cell office:value-type="float" office:value="3.943665" calcext:value-type="float">
            <text:p>3.943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1" calcext:value-type="float">
            <text:p>0.75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" calcext:value-type="float">
            <text:p>0.7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33" calcext:value-type="float">
            <text:p>0.733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346" calcext:value-type="float">
            <text:p>3.346</text:p>
          </table:table-cell>
          <table:table-cell office:value-type="float" office:value="3.33" calcext:value-type="float">
            <text:p>3.33</text:p>
          </table:table-cell>
          <table:table-cell office:value-type="float" office:value="3.5" calcext:value-type="float">
            <text:p>3.5</text:p>
          </table:table-cell>
          <table:table-cell office:value-type="float" office:value="3.47" calcext:value-type="float">
            <text:p>3.47</text:p>
          </table:table-cell>
          <table:table-cell office:value-type="float" office:value="3.789572" calcext:value-type="float">
            <text:p>3.789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3.695" calcext:value-type="float">
            <text:p>3.695</text:p>
          </table:table-cell>
          <table:table-cell office:value-type="float" office:value="3.344" calcext:value-type="float">
            <text:p>3.344</text:p>
          </table:table-cell>
          <table:table-cell office:value-type="float" office:value="3.33" calcext:value-type="float">
            <text:p>3.33</text:p>
          </table:table-cell>
          <table:table-cell office:value-type="float" office:value="3.496" calcext:value-type="float">
            <text:p>3.496</text:p>
          </table:table-cell>
          <table:table-cell office:value-type="float" office:value="3.34" calcext:value-type="float">
            <text:p>3.34</text:p>
          </table:table-cell>
          <table:table-cell office:value-type="float" office:value="3.754811" calcext:value-type="float">
            <text:p>3.7548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3.728" calcext:value-type="float">
            <text:p>3.728</text:p>
          </table:table-cell>
          <table:table-cell office:value-type="float" office:value="3.345" calcext:value-type="float">
            <text:p>3.345</text:p>
          </table:table-cell>
          <table:table-cell office:value-type="float" office:value="3.36" calcext:value-type="float">
            <text:p>3.36</text:p>
          </table:table-cell>
          <table:table-cell office:value-type="float" office:value="3.524" calcext:value-type="float">
            <text:p>3.524</text:p>
          </table:table-cell>
          <table:table-cell office:value-type="float" office:value="3.44" calcext:value-type="float">
            <text:p>3.44</text:p>
          </table:table-cell>
          <table:table-cell office:value-type="float" office:value="3.929889" calcext:value-type="float">
            <text:p>3.929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2" calcext:value-type="float">
            <text:p>0.752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3" calcext:value-type="float">
            <text:p>0.743</text:p>
          </table:table-cell>
          <table:table-cell office:value-type="float" office:value="0.808" calcext:value-type="float">
            <text:p>0.808</text:p>
          </table:table-cell>
          <table:table-cell office:value-type="float" office:value="0.729" calcext:value-type="float">
            <text:p>0.729</text:p>
          </table:table-cell>
          <table:table-cell/>
          <table:table-cell office:value-type="float" office:value="3.713" calcext:value-type="float">
            <text:p>3.713</text:p>
          </table:table-cell>
          <table:table-cell office:value-type="float" office:value="3.354" calcext:value-type="float">
            <text:p>3.354</text:p>
          </table:table-cell>
          <table:table-cell office:value-type="float" office:value="3.33" calcext:value-type="float">
            <text:p>3.33</text:p>
          </table:table-cell>
          <table:table-cell office:value-type="float" office:value="3.534" calcext:value-type="float">
            <text:p>3.534</text:p>
          </table:table-cell>
          <table:table-cell office:value-type="float" office:value="3.35" calcext:value-type="float">
            <text:p>3.35</text:p>
          </table:table-cell>
          <table:table-cell office:value-type="float" office:value="3.933643" calcext:value-type="float">
            <text:p>3.9336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 office:value-type="float" office:value="0.852" calcext:value-type="float">
            <text:p>0.8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3.712" calcext:value-type="float">
            <text:p>3.712</text:p>
          </table:table-cell>
          <table:table-cell office:value-type="float" office:value="3.359" calcext:value-type="float">
            <text:p>3.359</text:p>
          </table:table-cell>
          <table:table-cell office:value-type="float" office:value="3.33" calcext:value-type="float">
            <text:p>3.33</text:p>
          </table:table-cell>
          <table:table-cell office:value-type="float" office:value="3.475" calcext:value-type="float">
            <text:p>3.475</text:p>
          </table:table-cell>
          <table:table-cell office:value-type="float" office:value="3.37" calcext:value-type="float">
            <text:p>3.37</text:p>
          </table:table-cell>
          <table:table-cell office:value-type="float" office:value="3.839558" calcext:value-type="float">
            <text:p>3.839558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756" calcext:value-type="float">
            <text:p>0.756</text:p>
          </table:table-cell>
          <table:table-cell office:value-type="float" office:value="0.744" calcext:value-type="float">
            <text:p>0.74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3.701" calcext:value-type="float">
            <text:p>3.701</text:p>
          </table:table-cell>
          <table:table-cell office:value-type="float" office:value="3.347" calcext:value-type="float">
            <text:p>3.347</text:p>
          </table:table-cell>
          <table:table-cell office:value-type="float" office:value="3.36" calcext:value-type="float">
            <text:p>3.36</text:p>
          </table:table-cell>
          <table:table-cell office:value-type="float" office:value="3.498" calcext:value-type="float">
            <text:p>3.498</text:p>
          </table:table-cell>
          <table:table-cell office:value-type="float" office:value="3.36" calcext:value-type="float">
            <text:p>3.36</text:p>
          </table:table-cell>
          <table:table-cell office:value-type="float" office:value="3.972457" calcext:value-type="float">
            <text:p>3.972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9" calcext:value-type="float">
            <text:p>0.749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815" calcext:value-type="float">
            <text:p>0.815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3.35" calcext:value-type="float">
            <text:p>3.35</text:p>
          </table:table-cell>
          <table:table-cell office:value-type="float" office:value="3.34" calcext:value-type="float">
            <text:p>3.34</text:p>
          </table:table-cell>
          <table:table-cell office:value-type="float" office:value="3.479" calcext:value-type="float">
            <text:p>3.479</text:p>
          </table:table-cell>
          <table:table-cell office:value-type="float" office:value="3.34" calcext:value-type="float">
            <text:p>3.34</text:p>
          </table:table-cell>
          <table:table-cell office:value-type="float" office:value="3.91381" calcext:value-type="float">
            <text:p>3.91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5" calcext:value-type="float">
            <text:p>0.74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4" calcext:value-type="float">
            <text:p>0.744</text:p>
          </table:table-cell>
          <table:table-cell office:value-type="float" office:value="0.793" calcext:value-type="float">
            <text:p>0.793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3.717" calcext:value-type="float">
            <text:p>3.717</text:p>
          </table:table-cell>
          <table:table-cell office:value-type="float" office:value="3.345" calcext:value-type="float">
            <text:p>3.345</text:p>
          </table:table-cell>
          <table:table-cell office:value-type="float" office:value="3.33" calcext:value-type="float">
            <text:p>3.33</text:p>
          </table:table-cell>
          <table:table-cell office:value-type="float" office:value="3.494" calcext:value-type="float">
            <text:p>3.494</text:p>
          </table:table-cell>
          <table:table-cell office:value-type="float" office:value="3.34" calcext:value-type="float">
            <text:p>3.34</text:p>
          </table:table-cell>
          <table:table-cell office:value-type="float" office:value="3.822046" calcext:value-type="float">
            <text:p>3.822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8" calcext:value-type="float">
            <text:p>0.76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4" calcext:value-type="float">
            <text:p>0.724</text:p>
          </table:table-cell>
          <table:table-cell/>
          <table:table-cell office:value-type="float" office:value="3.717" calcext:value-type="float">
            <text:p>3.717</text:p>
          </table:table-cell>
          <table:table-cell office:value-type="float" office:value="3.348" calcext:value-type="float">
            <text:p>3.348</text:p>
          </table:table-cell>
          <table:table-cell office:value-type="float" office:value="3.33" calcext:value-type="float">
            <text:p>3.33</text:p>
          </table:table-cell>
          <table:table-cell office:value-type="float" office:value="3.624" calcext:value-type="float">
            <text:p>3.624</text:p>
          </table:table-cell>
          <table:table-cell office:value-type="float" office:value="3.34" calcext:value-type="float">
            <text:p>3.34</text:p>
          </table:table-cell>
          <table:table-cell office:value-type="float" office:value="3.831279" calcext:value-type="float">
            <text:p>3.83127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3" table:formula="of:=AVERAGE([.B4:.B13])" office:value-type="float" office:value="0.7545" calcext:value-type="float">
            <text:p>0.7545</text:p>
          </table:table-cell>
          <table:table-cell table:style-name="ce3" table:formula="of:=AVERAGE([.C4:.C13])" office:value-type="float" office:value="0.7671" calcext:value-type="float">
            <text:p>0.7671</text:p>
          </table:table-cell>
          <table:table-cell table:style-name="ce3" table:formula="of:=AVERAGE([.D4:.D13])" office:value-type="float" office:value="0.7447" calcext:value-type="float">
            <text:p>0.7447</text:p>
          </table:table-cell>
          <table:table-cell table:style-name="ce3" table:formula="of:=AVERAGE([.E4:.E13])" office:value-type="float" office:value="0.7944" calcext:value-type="float">
            <text:p>0.7944</text:p>
          </table:table-cell>
          <table:table-cell table:style-name="ce3" table:formula="of:=AVERAGE([.F4:.F13])" office:value-type="float" office:value="0.7283" calcext:value-type="float">
            <text:p>0.7283</text:p>
          </table:table-cell>
          <table:table-cell table:style-name="ce3"/>
          <table:table-cell table:style-name="ce3" table:formula="of:=AVERAGE([.H4:.H13])" office:value-type="float" office:value="3.7108" calcext:value-type="float">
            <text:p>3.7108</text:p>
          </table:table-cell>
          <table:table-cell table:style-name="ce3" table:formula="of:=AVERAGE([.I4:.I13])" office:value-type="float" office:value="3.349" calcext:value-type="float">
            <text:p>3.349</text:p>
          </table:table-cell>
          <table:table-cell table:style-name="ce3" table:formula="of:=AVERAGE([.J4:.J13])" office:value-type="float" office:value="3.338" calcext:value-type="float">
            <text:p>3.338</text:p>
          </table:table-cell>
          <table:table-cell table:style-name="ce3" table:formula="of:=AVERAGE([.K4:.K13])" office:value-type="float" office:value="3.5168" calcext:value-type="float">
            <text:p>3.5168</text:p>
          </table:table-cell>
          <table:table-cell table:style-name="ce3" table:formula="of:=AVERAGE([.L4:.L13])" office:value-type="float" office:value="3.37" calcext:value-type="float">
            <text:p>3.37</text:p>
          </table:table-cell>
          <table:table-cell table:style-name="ce3" table:formula="of:=AVERAGE([.M4:.M13])" office:value-type="float" office:value="3.873073" calcext:value-type="float">
            <text:p>3.873073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4:.B13])" office:value-type="float" office:value="0.0141047667277571" calcext:value-type="float">
            <text:p>0.014104766727757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E4:.E13])" office:value-type="float" office:value="0.0133349998958464" calcext:value-type="float">
            <text:p>0.013334999895846</text:p>
          </table:table-cell>
          <table:table-cell table:style-name="ce3" table:formula="of:=STDEV([.F4:.F13])" office:value-type="float" office:value="0.00302030167735315" calcext:value-type="float">
            <text:p>0.003020301677353</text:p>
          </table:table-cell>
          <table:table-cell table:style-name="ce3"/>
          <table:table-cell table:style-name="ce3" table:formula="of:=STDEV([.H4:.H13])" office:value-type="float" office:value="0.00977297862021138" calcext:value-type="float">
            <text:p>0.009772978620211</text:p>
          </table:table-cell>
          <table:table-cell table:style-name="ce3" table:formula="of:=STDEV([.I4:.I13])" office:value-type="float" office:value="0.00478423336480242" calcext:value-type="float">
            <text:p>0.004784233364802</text:p>
          </table:table-cell>
          <table:table-cell table:style-name="ce3" table:formula="of:=STDEV([.J4:.J13])" office:value-type="float" office:value="0.0122927259430571" calcext:value-type="float">
            <text:p>0.012292725943057</text:p>
          </table:table-cell>
          <table:table-cell table:style-name="ce3" table:formula="of:=STDEV([.K4:.K13])" office:value-type="float" office:value="0.0438983674715435" calcext:value-type="float">
            <text:p>0.043898367471544</text:p>
          </table:table-cell>
          <table:table-cell table:style-name="ce3" table:formula="of:=STDEV([.L4:.L13])" office:value-type="float" office:value="0.0464279609239472" calcext:value-type="float">
            <text:p>0.046427960923947</text:p>
          </table:table-cell>
          <table:table-cell table:style-name="ce3" table:formula="of:=AVERAGE([.M5:.M14])" office:value-type="float" office:value="3.8660138" calcext:value-type="float">
            <text:p>3.8660138</text:p>
          </table:table-cell>
          <table:table-cell table:style-name="ce3"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ct diff Linux/Htux</text:p>
          </table:table-cell>
          <table:table-cell/>
          <table:table-cell table:formula="of:=100-(([.B14]*100)/[.C14])" office:value-type="float" office:value="1.64254986312085" calcext:value-type="float">
            <text:p>1.64254986312085</text:p>
          </table:table-cell>
          <table:table-cell table:formula="of:=100-(([.D14]*100)/[.B14])" office:value-type="float" office:value="1.29887342611002" calcext:value-type="float">
            <text:p>1.29887342611002</text:p>
          </table:table-cell>
          <table:table-cell table:formula="of:=100-(([.E14]*100)/[.C14])" office:value-type="float" office:value="-3.55885803676183" calcext:value-type="float">
            <text:p>-3.55885803676183</text:p>
          </table:table-cell>
          <table:table-cell/>
          <table:table-cell office:value-type="string" calcext:value-type="string">
            <text:p>Pct diff Linux/Htux</text:p>
          </table:table-cell>
          <table:table-cell/>
          <table:table-cell table:formula="of:=100-(([.H14]*100)/[.I14])" office:value-type="float" office:value="-10.8032248432368" calcext:value-type="float">
            <text:p>-10.8032248432368</text:p>
          </table:table-cell>
          <table:table-cell table:formula="of:=100-(([.J14]*100)/[.H14])" office:value-type="float" office:value="10.0463511911178" calcext:value-type="float">
            <text:p>10.0463511911178</text:p>
          </table:table-cell>
          <table:table-cell table:formula="of:=100-(([.K14]*100)/[.I14])" office:value-type="float" office:value="-5.01045088085995" calcext:value-type="float">
            <text:p>-5.01045088085995</text:p>
          </table:table-cell>
          <table:table-cell table:number-columns-repeated="5"/>
        </table:table-row>
      </table:table>
      <table:table table:name="Fortran-BT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Htux</text:p>
          </table:table-cell>
          <table:table-cell office:value-type="string" calcext:value-type="string">
            <text:p>Dock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4.32" calcext:value-type="float">
            <text:p>44.32</text:p>
          </table:table-cell>
          <table:table-cell office:value-type="float" office:value="42.88" calcext:value-type="float">
            <text:p>42.88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/>
          <table:table-cell office:value-type="float" office:value="43.07" calcext:value-type="float">
            <text:p>43.07</text:p>
          </table:table-cell>
          <table:table-cell office:value-type="float" office:value="43.17" calcext:value-type="float">
            <text:p>43.17</text:p>
          </table:table-cell>
          <table:table-cell office:value-type="float" office:value="42.77" calcext:value-type="float">
            <text:p>42.77</text:p>
          </table:table-cell>
        </table:table-row>
        <table:table-row table:style-name="ro1">
          <table:table-cell/>
          <table:table-cell office:value-type="float" office:value="42.82" calcext:value-type="float">
            <text:p>42.82</text:p>
          </table:table-cell>
          <table:table-cell table:number-columns-repeated="2" office:value-type="float" office:value="43.23" calcext:value-type="float">
            <text:p>43.23</text:p>
          </table:table-cell>
        </table:table-row>
        <table:table-row table:style-name="ro1">
          <table:table-cell/>
          <table:table-cell office:value-type="float" office:value="43.24" calcext:value-type="float">
            <text:p>43.24</text:p>
          </table:table-cell>
          <table:table-cell office:value-type="float" office:value="42.89" calcext:value-type="float">
            <text:p>42.89</text:p>
          </table:table-cell>
          <table:table-cell office:value-type="float" office:value="42.75" calcext:value-type="float">
            <text:p>42.75</text:p>
          </table:table-cell>
        </table:table-row>
        <table:table-row table:style-name="ro1">
          <table:table-cell/>
          <table:table-cell office:value-type="float" office:value="43.47" calcext:value-type="float">
            <text:p>43.47</text:p>
          </table:table-cell>
          <table:table-cell office:value-type="float" office:value="42.87" calcext:value-type="float">
            <text:p>42.87</text:p>
          </table:table-cell>
          <table:table-cell office:value-type="float" office:value="42.98" calcext:value-type="float">
            <text:p>42.98</text:p>
          </table:table-cell>
        </table:table-row>
        <table:table-row table:style-name="ro1">
          <table:table-cell/>
          <table:table-cell office:value-type="float" office:value="42.76" calcext:value-type="float">
            <text:p>42.76</text:p>
          </table:table-cell>
          <table:table-cell office:value-type="float" office:value="43.02" calcext:value-type="float">
            <text:p>43.02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/>
          <table:table-cell office:value-type="float" office:value="43.09" calcext:value-type="float">
            <text:p>43.09</text:p>
          </table:table-cell>
          <table:table-cell office:value-type="float" office:value="42.8" calcext:value-type="float">
            <text:p>42.8</text:p>
          </table:table-cell>
          <table:table-cell office:value-type="float" office:value="44.85" calcext:value-type="float">
            <text:p>44.85</text:p>
          </table:table-cell>
        </table:table-row>
        <table:table-row table:style-name="ro1">
          <table:table-cell/>
          <table:table-cell office:value-type="float" office:value="43.01" calcext:value-type="float">
            <text:p>43.01</text:p>
          </table:table-cell>
          <table:table-cell office:value-type="float" office:value="42.84" calcext:value-type="float">
            <text:p>42.84</text:p>
          </table:table-cell>
          <table:table-cell office:value-type="float" office:value="43.02" calcext:value-type="float">
            <text:p>43.02</text:p>
          </table:table-cell>
        </table:table-row>
        <table:table-row table:style-name="ro1">
          <table:table-cell/>
          <table:table-cell office:value-type="float" office:value="42.92" calcext:value-type="float">
            <text:p>42.92</text:p>
          </table:table-cell>
          <table:table-cell office:value-type="float" office:value="43.11" calcext:value-type="float">
            <text:p>43.11</text:p>
          </table:table-cell>
          <table:table-cell office:value-type="float" office:value="42.57" calcext:value-type="float">
            <text:p>42.57</text:p>
          </table:table-cell>
        </table:table-row>
        <table:table-row table:style-name="ro1">
          <table:table-cell/>
          <table:table-cell office:value-type="float" office:value="43.13" calcext:value-type="float">
            <text:p>43.13</text:p>
          </table:table-cell>
          <table:table-cell office:value-type="float" office:value="42.98" calcext:value-type="float">
            <text:p>42.98</text:p>
          </table:table-cell>
          <table:table-cell office:value-type="float" office:value="42.74" calcext:value-type="float">
            <text:p>42.7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43.183" calcext:value-type="float">
            <text:p>43.183</text:p>
          </table:table-cell>
          <table:table-cell table:formula="of:=AVERAGE([.C3:.C12])" office:value-type="float" office:value="42.979" calcext:value-type="float">
            <text:p>42.979</text:p>
          </table:table-cell>
          <table:table-cell table:formula="of:=AVERAGE([.D3:.D12])" office:value-type="float" office:value="43.081" calcext:value-type="float">
            <text:p>43.081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:.B12])" office:value-type="float" office:value="0.44875259206927" calcext:value-type="float">
            <text:p>0.44875259206927</text:p>
          </table:table-cell>
          <table:table-cell table:formula="of:=STDEV([.C3:.C12])" office:value-type="float" office:value="0.148806361871169" calcext:value-type="float">
            <text:p>0.148806361871169</text:p>
          </table:table-cell>
          <table:table-cell table:formula="of:=STDEV([.D3:.D12])" office:value-type="float" office:value="0.658996712181985" calcext:value-type="float">
            <text:p>0.658996712181985</text:p>
          </table:table-cell>
        </table:table-row>
      </table:table>
      <table:table table:name="python-raytrace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Raytra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Htux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Osv</text:p>
          </table:table-cell>
          <table:table-cell office:value-type="string" calcext:value-type="string">
            <text:p>Rum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63" calcext:value-type="float">
            <text:p>11263</text:p>
          </table:table-cell>
          <table:table-cell office:value-type="float" office:value="12134" calcext:value-type="float">
            <text:p>12134</text:p>
          </table:table-cell>
          <table:table-cell office:value-type="float" office:value="10736" calcext:value-type="float">
            <text:p>10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63" calcext:value-type="float">
            <text:p>11163</text:p>
          </table:table-cell>
          <table:table-cell office:value-type="float" office:value="11949" calcext:value-type="float">
            <text:p>11949</text:p>
          </table:table-cell>
          <table:table-cell office:value-type="float" office:value="10671" calcext:value-type="float">
            <text:p>10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52" calcext:value-type="float">
            <text:p>11152</text:p>
          </table:table-cell>
          <table:table-cell office:value-type="float" office:value="12040" calcext:value-type="float">
            <text:p>12040</text:p>
          </table:table-cell>
          <table:table-cell office:value-type="float" office:value="10716" calcext:value-type="float">
            <text:p>10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89" calcext:value-type="float">
            <text:p>11189</text:p>
          </table:table-cell>
          <table:table-cell office:value-type="float" office:value="12101" calcext:value-type="float">
            <text:p>12101</text:p>
          </table:table-cell>
          <table:table-cell office:value-type="float" office:value="10667" calcext:value-type="float">
            <text:p>10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78" calcext:value-type="float">
            <text:p>11078</text:p>
          </table:table-cell>
          <table:table-cell office:value-type="float" office:value="12042" calcext:value-type="float">
            <text:p>12042</text:p>
          </table:table-cell>
          <table:table-cell office:value-type="float" office:value="10732" calcext:value-type="float">
            <text:p>10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55" calcext:value-type="float">
            <text:p>11155</text:p>
          </table:table-cell>
          <table:table-cell office:value-type="float" office:value="12030" calcext:value-type="float">
            <text:p>12030</text:p>
          </table:table-cell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39" calcext:value-type="float">
            <text:p>11139</text:p>
          </table:table-cell>
          <table:table-cell office:value-type="float" office:value="12097" calcext:value-type="float">
            <text:p>12097</text:p>
          </table:table-cell>
          <table:table-cell office:value-type="float" office:value="10674" calcext:value-type="float">
            <text:p>10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86" calcext:value-type="float">
            <text:p>11086</text:p>
          </table:table-cell>
          <table:table-cell office:value-type="float" office:value="12073" calcext:value-type="float">
            <text:p>12073</text:p>
          </table:table-cell>
          <table:table-cell office:value-type="float" office:value="10679" calcext:value-type="float">
            <text:p>106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59" calcext:value-type="float">
            <text:p>11159</text:p>
          </table:table-cell>
          <table:table-cell office:value-type="float" office:value="12033" calcext:value-type="float">
            <text:p>12033</text:p>
          </table:table-cell>
          <table:table-cell office:value-type="float" office:value="10682" calcext:value-type="float">
            <text:p>10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41" calcext:value-type="float">
            <text:p>11141</text:p>
          </table:table-cell>
          <table:table-cell office:value-type="float" office:value="12066" calcext:value-type="float">
            <text:p>12066</text:p>
          </table:table-cell>
          <table:table-cell office:value-type="float" office:value="10716" calcext:value-type="float">
            <text:p>1071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n sec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12])" office:value-type="float" office:value="11152.5" calcext:value-type="float">
            <text:p>11152.5</text:p>
          </table:table-cell>
          <table:table-cell table:formula="of:=AVERAGE([.C3:.C12])" office:value-type="float" office:value="12056.5" calcext:value-type="float">
            <text:p>12056.5</text:p>
          </table:table-cell>
          <table:table-cell table:formula="of:=AVERAGE([.D3:.D12])" office:value-type="float" office:value="10694.8" calcext:value-type="float">
            <text:p>10694.8</text:p>
          </table:table-cell>
          <table:table-cell/>
          <table:table-cell table:formula="of:=[.B14]/1000" office:value-type="float" office:value="11.1525" calcext:value-type="float">
            <text:p>11.1525</text:p>
          </table:table-cell>
          <table:table-cell table:formula="of:=[.C14]/1000" office:value-type="float" office:value="12.0565" calcext:value-type="float">
            <text:p>12.0565</text:p>
          </table:table-cell>
          <table:table-cell table:formula="of:=[.D14]/1000" office:value-type="float" office:value="10.6948" calcext:value-type="float">
            <text:p>10.6948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:.B12])" office:value-type="float" office:value="51.6274044368772" calcext:value-type="float">
            <text:p>51.6274044368772</text:p>
          </table:table-cell>
          <table:table-cell table:formula="of:=STDEV([.C3:.C12])" office:value-type="float" office:value="50.8620137670978" calcext:value-type="float">
            <text:p>50.8620137670978</text:p>
          </table:table-cell>
          <table:table-cell table:formula="of:=STDEV([.D3:.D12])" office:value-type="float" office:value="26.9930032086506" calcext:value-type="float">
            <text:p>26.9930032086506</text:p>
          </table:table-cell>
          <table:table-cell table:number-columns-repeated="4"/>
        </table:table-row>
      </table:table>
      <table:table table:name="python-nbody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nbod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Dock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87" calcext:value-type="float">
            <text:p>21987</text:p>
          </table:table-cell>
          <table:table-cell office:value-type="float" office:value="22982" calcext:value-type="float">
            <text:p>22982</text:p>
          </table:table-cell>
          <table:table-cell office:value-type="float" office:value="22484" calcext:value-type="float">
            <text:p>224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75" calcext:value-type="float">
            <text:p>21975</text:p>
          </table:table-cell>
          <table:table-cell office:value-type="float" office:value="23055" calcext:value-type="float">
            <text:p>23055</text:p>
          </table:table-cell>
          <table:table-cell office:value-type="float" office:value="21984" calcext:value-type="float">
            <text:p>21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23" calcext:value-type="float">
            <text:p>21923</text:p>
          </table:table-cell>
          <table:table-cell office:value-type="float" office:value="22909" calcext:value-type="float">
            <text:p>22909</text:p>
          </table:table-cell>
          <table:table-cell office:value-type="float" office:value="21912" calcext:value-type="float">
            <text:p>21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18" calcext:value-type="float">
            <text:p>22118</text:p>
          </table:table-cell>
          <table:table-cell office:value-type="float" office:value="22801" calcext:value-type="float">
            <text:p>22801</text:p>
          </table:table-cell>
          <table:table-cell office:value-type="float" office:value="21939" calcext:value-type="float">
            <text:p>21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59" calcext:value-type="float">
            <text:p>22159</text:p>
          </table:table-cell>
          <table:table-cell office:value-type="float" office:value="22912" calcext:value-type="float">
            <text:p>22912</text:p>
          </table:table-cell>
          <table:table-cell office:value-type="float" office:value="21911" calcext:value-type="float">
            <text:p>21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62" calcext:value-type="float">
            <text:p>21862</text:p>
          </table:table-cell>
          <table:table-cell office:value-type="float" office:value="22907" calcext:value-type="float">
            <text:p>22907</text:p>
          </table:table-cell>
          <table:table-cell office:value-type="float" office:value="22079" calcext:value-type="float">
            <text:p>22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14" calcext:value-type="float">
            <text:p>22014</text:p>
          </table:table-cell>
          <table:table-cell office:value-type="float" office:value="22802" calcext:value-type="float">
            <text:p>22802</text:p>
          </table:table-cell>
          <table:table-cell office:value-type="float" office:value="22078" calcext:value-type="float">
            <text:p>22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73" calcext:value-type="float">
            <text:p>21973</text:p>
          </table:table-cell>
          <table:table-cell office:value-type="float" office:value="24338" calcext:value-type="float">
            <text:p>24338</text:p>
          </table:table-cell>
          <table:table-cell office:value-type="float" office:value="22080" calcext:value-type="float">
            <text:p>220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13" calcext:value-type="float">
            <text:p>22113</text:p>
          </table:table-cell>
          <table:table-cell office:value-type="float" office:value="22805" calcext:value-type="float">
            <text:p>22805</text:p>
          </table:table-cell>
          <table:table-cell office:value-type="float" office:value="22043" calcext:value-type="float">
            <text:p>22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37" calcext:value-type="float">
            <text:p>22237</text:p>
          </table:table-cell>
          <table:table-cell office:value-type="float" office:value="22841" calcext:value-type="float">
            <text:p>22841</text:p>
          </table:table-cell>
          <table:table-cell office:value-type="float" office:value="23213" calcext:value-type="float">
            <text:p>2321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n sec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:.B14])" office:value-type="float" office:value="22036.1" calcext:value-type="float">
            <text:p>22036.1</text:p>
          </table:table-cell>
          <table:table-cell table:formula="of:=AVERAGE([.C5:.C14])" office:value-type="float" office:value="23035.2" calcext:value-type="float">
            <text:p>23035.2</text:p>
          </table:table-cell>
          <table:table-cell table:formula="of:=AVERAGE([.D5:.D14])" office:value-type="float" office:value="22172.3" calcext:value-type="float">
            <text:p>22172.3</text:p>
          </table:table-cell>
          <table:table-cell/>
          <table:table-cell table:formula="of:=[.B16]/1000" office:value-type="float" office:value="22.0361" calcext:value-type="float">
            <text:p>22.0361</text:p>
          </table:table-cell>
          <table:table-cell table:formula="of:=[.C16]/1000" office:value-type="float" office:value="23.0352" calcext:value-type="float">
            <text:p>23.0352</text:p>
          </table:table-cell>
          <table:table-cell table:formula="of:=[.D16]/1000" office:value-type="float" office:value="22.1723" calcext:value-type="float">
            <text:p>22.1723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5:.B14])" office:value-type="float" office:value="116.334240684141" calcext:value-type="float">
            <text:p>116.334240684141</text:p>
          </table:table-cell>
          <table:table-cell table:formula="of:=STDEV([.C5:.C14])" office:value-type="float" office:value="465.234421197171" calcext:value-type="float">
            <text:p>465.234421197171</text:p>
          </table:table-cell>
          <table:table-cell table:formula="of:=STDEV([.D5:.D14])" office:value-type="float" office:value="401.243636155834" calcext:value-type="float">
            <text:p>401.243636155834</text:p>
          </table:table-cell>
          <table:table-cell table:number-columns-repeated="4"/>
        </table:table-row>
      </table:table>
      <table:table table:name="python-float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ux</text:p>
          </table:table-cell>
          <table:table-cell office:value-type="string" calcext:value-type="string">
            <text:p>HermiTux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Osv</text:p>
          </table:table-cell>
          <table:table-cell office:value-type="string" calcext:value-type="string">
            <text:p>Rump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82" calcext:value-type="float">
            <text:p>9282</text:p>
          </table:table-cell>
          <table:table-cell office:value-type="float" office:value="10248" calcext:value-type="float">
            <text:p>10248</text:p>
          </table:table-cell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53" calcext:value-type="float">
            <text:p>9153</text:p>
          </table:table-cell>
          <table:table-cell office:value-type="float" office:value="10169" calcext:value-type="float">
            <text:p>10169</text:p>
          </table:table-cell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18" calcext:value-type="float">
            <text:p>9618</text:p>
          </table:table-cell>
          <table:table-cell office:value-type="float" office:value="10187" calcext:value-type="float">
            <text:p>10187</text:p>
          </table:table-cell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10" calcext:value-type="float">
            <text:p>9410</text:p>
          </table:table-cell>
          <table:table-cell office:value-type="float" office:value="10306" calcext:value-type="float">
            <text:p>10306</text:p>
          </table:table-cell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79" calcext:value-type="float">
            <text:p>9379</text:p>
          </table:table-cell>
          <table:table-cell office:value-type="float" office:value="10241" calcext:value-type="float">
            <text:p>10241</text:p>
          </table:table-cell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06" calcext:value-type="float">
            <text:p>9406</text:p>
          </table:table-cell>
          <table:table-cell office:value-type="float" office:value="10267" calcext:value-type="float">
            <text:p>10267</text:p>
          </table:table-cell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94" calcext:value-type="float">
            <text:p>9294</text:p>
          </table:table-cell>
          <table:table-cell office:value-type="float" office:value="10208" calcext:value-type="float">
            <text:p>10208</text:p>
          </table:table-cell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32" calcext:value-type="float">
            <text:p>9232</text:p>
          </table:table-cell>
          <table:table-cell office:value-type="float" office:value="10233" calcext:value-type="float">
            <text:p>10233</text:p>
          </table:table-cell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73" calcext:value-type="float">
            <text:p>9173</text:p>
          </table:table-cell>
          <table:table-cell office:value-type="float" office:value="10298" calcext:value-type="float">
            <text:p>10298</text:p>
          </table:table-cell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04" calcext:value-type="float">
            <text:p>9404</text:p>
          </table:table-cell>
          <table:table-cell office:value-type="float" office:value="10216" calcext:value-type="float">
            <text:p>10216</text:p>
          </table:table-cell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n sec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13])" office:value-type="float" office:value="9335.1" calcext:value-type="float">
            <text:p>9335.1</text:p>
          </table:table-cell>
          <table:table-cell table:formula="of:=AVERAGE([.C4:.C13])" office:value-type="float" office:value="10237.3" calcext:value-type="float">
            <text:p>10237.3</text:p>
          </table:table-cell>
          <table:table-cell table:formula="of:=AVERAGE([.D4:.D13])" office:value-type="float" office:value="8942.2" calcext:value-type="float">
            <text:p>8942.2</text:p>
          </table:table-cell>
          <table:table-cell/>
          <table:table-cell table:formula="of:=[.B15]/1000" office:value-type="float" office:value="9.3351" calcext:value-type="float">
            <text:p>9.3351</text:p>
          </table:table-cell>
          <table:table-cell table:formula="of:=[.C15]/1000" office:value-type="float" office:value="10.2373" calcext:value-type="float">
            <text:p>10.2373</text:p>
          </table:table-cell>
          <table:table-cell table:formula="of:=[.D15]/1000" office:value-type="float" office:value="8.9422" calcext:value-type="float">
            <text:p>8.9422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4:.B13])" office:value-type="float" office:value="138.210346935387" calcext:value-type="float">
            <text:p>138.210346935387</text:p>
          </table:table-cell>
          <table:table-cell table:formula="of:=STDEV([.C4:.C13])" office:value-type="float" office:value="44.6468861673963" calcext:value-type="float">
            <text:p>44.6468861673963</text:p>
          </table:table-cell>
          <table:table-cell table:formula="of:=STDEV([.D4:.D13])" office:value-type="float" office:value="34.3989663927405" calcext:value-type="float">
            <text:p>34.39896639274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 style:data-style-name="N2" text:time-value="18:50:38.491909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35:08.342878236</meta:creation-date>
    <dc:date>2018-08-04T19:55:43.278239546</dc:date>
    <meta:editing-duration>P1DT14H23M31S</meta:editing-duration>
    <meta:editing-cycles>495</meta:editing-cycles>
    <meta:generator>LibreOffice/5.2.7.2$Linux_X86_64 LibreOffice_project/20m0$Build-2</meta:generator>
    <meta:document-statistic meta:table-count="15" meta:cell-count="2569" meta:object-count="0"/>
  </office:meta>
</office:document-meta>
</file>